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Object 13/meta.xml" manifest:media-type="text/xml"/>
  <manifest:file-entry manifest:full-path="Object 13/styles.xml" manifest:media-type="text/xml"/>
  <manifest:file-entry manifest:full-path="Object 13/content.xml" manifest:media-type="text/xml"/>
  <manifest:file-entry manifest:full-path="Object 13/" manifest:media-type="application/vnd.oasis.opendocument.chart"/>
  <manifest:file-entry manifest:full-path="Object 12/meta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2/" manifest:media-type="application/vnd.oasis.opendocument.chart"/>
  <manifest:file-entry manifest:full-path="Object 14/meta.xml" manifest:media-type="text/xml"/>
  <manifest:file-entry manifest:full-path="Object 14/styles.xml" manifest:media-type="text/xml"/>
  <manifest:file-entry manifest:full-path="Object 14/content.xml" manifest:media-type="text/xml"/>
  <manifest:file-entry manifest:full-path="Object 14/" manifest:media-type="application/vnd.oasis.opendocument.chart"/>
  <manifest:file-entry manifest:full-path="Object 15/meta.xml" manifest:media-type="text/xml"/>
  <manifest:file-entry manifest:full-path="Object 15/styles.xml" manifest:media-type="text/xml"/>
  <manifest:file-entry manifest:full-path="Object 15/content.xml" manifest:media-type="text/xml"/>
  <manifest:file-entry manifest:full-path="Object 15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5.95pt"/>
    </style:style>
    <style:style style:name="co2" style:family="table-column">
      <style:table-column-properties fo:break-before="auto" style:column-width="52.7pt"/>
    </style:style>
    <style:style style:name="co3" style:family="table-column">
      <style:table-column-properties fo:break-before="auto" style:column-width="84.36pt"/>
    </style:style>
    <style:style style:name="co4" style:family="table-column">
      <style:table-column-properties fo:break-before="auto" style:column-width="46.54pt"/>
    </style:style>
    <style:style style:name="co5" style:family="table-column">
      <style:table-column-properties fo:break-before="auto" style:column-width="32.66pt"/>
    </style:style>
    <style:style style:name="co6" style:family="table-column">
      <style:table-column-properties fo:break-before="auto" style:column-width="133.74pt"/>
    </style:style>
    <style:style style:name="co7" style:family="table-column">
      <style:table-column-properties fo:break-before="auto" style:column-width="92.86pt"/>
    </style:style>
    <style:style style:name="co8" style:family="table-column">
      <style:table-column-properties fo:break-before="auto" style:column-width="41.16pt"/>
    </style:style>
    <style:style style:name="co9" style:family="table-column">
      <style:table-column-properties fo:break-before="auto" style:column-width="45.75pt"/>
    </style:style>
    <style:style style:name="co10" style:family="table-column">
      <style:table-column-properties fo:break-before="auto" style:column-width="64.01pt"/>
    </style:style>
    <style:style style:name="co11" style:family="table-column">
      <style:table-column-properties fo:break-before="auto" style:column-width="144.34pt"/>
    </style:style>
    <style:style style:name="co12" style:family="table-column">
      <style:table-column-properties fo:break-before="auto" style:column-width="96.46pt"/>
    </style:style>
    <style:style style:name="co13" style:family="table-column">
      <style:table-column-properties fo:break-before="auto" style:column-width="53.26pt"/>
    </style:style>
    <style:style style:name="co14" style:family="table-column">
      <style:table-column-properties fo:break-before="auto" style:column-width="88.75pt"/>
    </style:style>
    <style:style style:name="co15" style:family="table-column">
      <style:table-column-properties fo:break-before="auto" style:column-width="52.44pt"/>
    </style:style>
    <style:style style:name="co16" style:family="table-column">
      <style:table-column-properties fo:break-before="auto" style:column-width="40.11pt"/>
    </style:style>
    <style:style style:name="co17" style:family="table-column">
      <style:table-column-properties fo:break-before="auto" style:column-width="105.76pt"/>
    </style:style>
    <style:style style:name="co18" style:family="table-column">
      <style:table-column-properties fo:break-before="auto" style:column-width="117.3pt"/>
    </style:style>
    <style:style style:name="co19" style:family="table-column">
      <style:table-column-properties fo:break-before="auto" style:column-width="153.61pt"/>
    </style:style>
    <style:style style:name="co20" style:family="table-column">
      <style:table-column-properties fo:break-before="auto" style:column-width="47.06pt"/>
    </style:style>
    <style:style style:name="co21" style:family="table-column">
      <style:table-column-properties fo:break-before="auto" style:column-width="49.41pt"/>
    </style:style>
    <style:style style:name="co22" style:family="table-column">
      <style:table-column-properties fo:break-before="auto" style:column-width="55.56pt"/>
    </style:style>
    <style:style style:name="co23" style:family="table-column">
      <style:table-column-properties fo:break-before="auto" style:column-width="125.8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4.0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fo:wrap-option="wrap"/>
    </style:style>
    <style:style style:name="ce3" style:family="table-cell" style:parent-style-name="Default" style:data-style-name="N4">
      <style:table-cell-properties fo:wrap-option="wrap"/>
    </style:style>
    <style:style style:name="ce4" style:family="table-cell" style:parent-style-name="Default" style:data-style-name="N61">
      <style:table-cell-properties fo:wrap-option="wrap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LASSIC_MNG_OFF-Log-100ms-1-1000-100" table:style-name="ta1">
        <table:shapes>
          <draw:frame draw:z-index="0" draw:style-name="gr1" draw:text-style-name="P1" svg:width="453.51pt" svg:height="255.09pt" svg:x="7.71pt" svg:y="385.34pt">
            <draw:object draw:notify-on-update-of-ranges="'CLASSIC_MNG_OFF-Log-100ms-1-1000-100'.A2:'CLASSIC_MNG_OFF-Log-100ms-1-1000-100'.A11 'CLASSIC_MNG_OFF-Log-100ms-1-1000-100'.F1:'CLASSIC_MNG_OFF-Log-100ms-1-1000-100'.F1 'CLASSIC_MNG_OFF-Log-100ms-1-1000-100'.F2:'CLASSIC_MNG_OFF-Log-100ms-1-1000-100'.F11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1" draw:style-name="gr1" draw:text-style-name="P1" svg:width="453.51pt" svg:height="255.09pt" svg:x="482.2pt" svg:y="388.35pt">
            <draw:object draw:notify-on-update-of-ranges="'CLASSIC_MNG_OFF-Log-100ms-1-1000-100'.A11:'CLASSIC_MNG_OFF-Log-100ms-1-1000-100'.A20 'CLASSIC_MNG_OFF-Log-100ms-1-1000-100'.F1:'CLASSIC_MNG_OFF-Log-100ms-1-1000-100'.F1 'CLASSIC_MNG_OFF-Log-100ms-1-1000-100'.F11:'CLASSIC_MNG_OFF-Log-100ms-1-1000-100'.F20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2" draw:style-name="gr1" draw:text-style-name="P1" svg:width="453.51pt" svg:height="255.23pt" svg:x="955.98pt" svg:y="386.28pt">
            <draw:object draw:notify-on-update-of-ranges="'CLASSIC_MNG_OFF-Log-100ms-1-1000-100'.A20:'CLASSIC_MNG_OFF-Log-100ms-1-1000-100'.A29 'CLASSIC_MNG_OFF-Log-100ms-1-1000-100'.F1:'CLASSIC_MNG_OFF-Log-100ms-1-1000-100'.F1 'CLASSIC_MNG_OFF-Log-100ms-1-1000-100'.F20:'CLASSIC_MNG_OFF-Log-100ms-1-1000-100'.F29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3" draw:style-name="gr1" draw:text-style-name="P1" svg:width="453.51pt" svg:height="255.09pt" svg:x="437.7pt" svg:y="739.96pt">
            <draw:object draw:notify-on-update-of-ranges="'CLASSIC_MNG_OFF-Log-100ms-1-1000-100'.I1:'CLASSIC_MNG_OFF-Log-100ms-1-1000-100'.I1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3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simultaneous users</text:p>
          </table:table-cell>
          <table:table-cell office:value-type="string" calcext:value-type="string">
            <text:p>total_time</text:p>
          </table:table-cell>
          <table:table-cell office:value-type="string" calcext:value-type="string">
            <text:p>total_invocations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Response Time Average Management OFF (ms)</text:p>
          </table:table-cell>
          <table:table-cell office:value-type="string" calcext:value-type="string">
            <text:p>standard_deviation</text:p>
          </table:table-cell>
          <table:table-cell office:value-type="string" calcext:value-type="string">
            <text:p>percent</text:p>
          </table:table-cell>
          <table:table-cell office:value-type="string" calcext:value-type="string">
            <text:p>Throughput Management OFF (reqs/s)</text:p>
          </table:table-cell>
          <table:table-cell office:value-type="string" calcext:value-type="string">
            <text:p>fail_tax</text:p>
          </table:table-cell>
          <table:table-cell office:value-type="string" calcext:value-type="string">
            <text:p>hi_value</text:p>
          </table:table-cell>
          <table:table-cell office:value-type="string" calcext:value-type="string">
            <text:p>low_valu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8466" calcext:value-type="float">
            <text:p>118466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07.671" calcext:value-type="float">
            <text:p>107.671</text:p>
          </table:table-cell>
          <table:table-cell office:value-type="float" office:value="3.66116964413871" calcext:value-type="float">
            <text:p>3.66116964413871</text:p>
          </table:table-cell>
          <table:table-cell office:value-type="float" office:value="3.40033030633941" calcext:value-type="float">
            <text:p>3.40033030633941</text:p>
          </table:table-cell>
          <table:table-cell office:value-type="float" office:value="8.44124052470751" calcext:value-type="float">
            <text:p>8.44124052470751</text:p>
          </table:table-cell>
          <table:table-cell office:value-type="float" office:value="0" calcext:value-type="float">
            <text:p>0</text:p>
          </table:table-cell>
          <table:table-cell office:value-type="float" office:value="137" calcext:value-type="float">
            <text:p>137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6998" calcext:value-type="float">
            <text:p>116998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106.183" calcext:value-type="float">
            <text:p>106.183</text:p>
          </table:table-cell>
          <table:table-cell office:value-type="float" office:value="2.47943235285743" calcext:value-type="float">
            <text:p>2.47943235285743</text:p>
          </table:table-cell>
          <table:table-cell office:value-type="float" office:value="2.3350558496722" calcext:value-type="float">
            <text:p>2.3350558496722</text:p>
          </table:table-cell>
          <table:table-cell office:value-type="float" office:value="17.0943093044326" calcext:value-type="float">
            <text:p>17.0943093044326</text:p>
          </table:table-cell>
          <table:table-cell office:value-type="float" office:value="0" calcext:value-type="float">
            <text:p>0</text:p>
          </table:table-cell>
          <table:table-cell office:value-type="float" office:value="129" calcext:value-type="float">
            <text:p>129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1259" calcext:value-type="float">
            <text:p>121259</text:p>
          </table:table-cell>
          <table:table-cell table:number-columns-repeated="2" office:value-type="float" office:value="3000" calcext:value-type="float">
            <text:p>3000</text:p>
          </table:table-cell>
          <table:table-cell office:value-type="float" office:value="0" calcext:value-type="float">
            <text:p>0</text:p>
          </table:table-cell>
          <table:table-cell office:value-type="float" office:value="110.505333333333" calcext:value-type="float">
            <text:p>110.505333333333</text:p>
          </table:table-cell>
          <table:table-cell office:value-type="float" office:value="5.57503350259657" calcext:value-type="float">
            <text:p>5.57503350259657</text:p>
          </table:table-cell>
          <table:table-cell office:value-type="float" office:value="5.04503568690191" calcext:value-type="float">
            <text:p>5.04503568690191</text:p>
          </table:table-cell>
          <table:table-cell office:value-type="float" office:value="24.740431638064" calcext:value-type="float">
            <text:p>24.740431638064</text:p>
          </table:table-cell>
          <table:table-cell office:value-type="float" office:value="0" calcext:value-type="float">
            <text:p>0</text:p>
          </table:table-cell>
          <table:table-cell office:value-type="float" office:value="146" calcext:value-type="float">
            <text:p>14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7335" calcext:value-type="float">
            <text:p>127335</text:p>
          </table:table-cell>
          <table:table-cell table:number-columns-repeated="2" office:value-type="float" office:value="4000" calcext:value-type="float">
            <text:p>4000</text:p>
          </table:table-cell>
          <table:table-cell office:value-type="float" office:value="0" calcext:value-type="float">
            <text:p>0</text:p>
          </table:table-cell>
          <table:table-cell office:value-type="float" office:value="116.1495" calcext:value-type="float">
            <text:p>116.1495</text:p>
          </table:table-cell>
          <table:table-cell office:value-type="float" office:value="8.30523292710645" calcext:value-type="float">
            <text:p>8.30523292710645</text:p>
          </table:table-cell>
          <table:table-cell office:value-type="float" office:value="7.15046808389744" calcext:value-type="float">
            <text:p>7.15046808389744</text:p>
          </table:table-cell>
          <table:table-cell office:value-type="float" office:value="31.4132013978875" calcext:value-type="float">
            <text:p>31.4132013978875</text:p>
          </table:table-cell>
          <table:table-cell office:value-type="float" office:value="0" calcext:value-type="float">
            <text:p>0</text:p>
          </table:table-cell>
          <table:table-cell office:value-type="float" office:value="170" calcext:value-type="float">
            <text:p>170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2377" calcext:value-type="float">
            <text:p>132377</text:p>
          </table:table-cell>
          <table:table-cell table:number-columns-repeated="2"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office:value-type="float" office:value="121.175" calcext:value-type="float">
            <text:p>121.175</text:p>
          </table:table-cell>
          <table:table-cell office:value-type="float" office:value="11.1869479555825" calcext:value-type="float">
            <text:p>11.1869479555825</text:p>
          </table:table-cell>
          <table:table-cell office:value-type="float" office:value="9.23205938154119" calcext:value-type="float">
            <text:p>9.23205938154119</text:p>
          </table:table-cell>
          <table:table-cell office:value-type="float" office:value="37.7709118653542" calcext:value-type="float">
            <text:p>37.7709118653542</text:p>
          </table:table-cell>
          <table:table-cell office:value-type="float" office:value="0" calcext:value-type="float">
            <text:p>0</text:p>
          </table:table-cell>
          <table:table-cell office:value-type="float" office:value="177" calcext:value-type="float">
            <text:p>177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6678" calcext:value-type="float">
            <text:p>136678</text:p>
          </table:table-cell>
          <table:table-cell table:number-columns-repeated="2" office:value-type="float" office:value="6000" calcext:value-type="float">
            <text:p>6000</text:p>
          </table:table-cell>
          <table:table-cell office:value-type="float" office:value="0" calcext:value-type="float">
            <text:p>0</text:p>
          </table:table-cell>
          <table:table-cell office:value-type="float" office:value="125.467833333333" calcext:value-type="float">
            <text:p>125.467833333333</text:p>
          </table:table-cell>
          <table:table-cell office:value-type="float" office:value="13.7651811469212" calcext:value-type="float">
            <text:p>13.7651811469212</text:p>
          </table:table-cell>
          <table:table-cell office:value-type="float" office:value="10.9710838078721" calcext:value-type="float">
            <text:p>10.9710838078721</text:p>
          </table:table-cell>
          <table:table-cell office:value-type="float" office:value="43.8987986362107" calcext:value-type="float">
            <text:p>43.8987986362107</text:p>
          </table:table-cell>
          <table:table-cell office:value-type="float" office:value="0" calcext:value-type="float">
            <text:p>0</text:p>
          </table:table-cell>
          <table:table-cell office:value-type="float" office:value="188" calcext:value-type="float">
            <text:p>188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1730" calcext:value-type="float">
            <text:p>141730</text:p>
          </table:table-cell>
          <table:table-cell table:number-columns-repeated="2" office:value-type="float" office:value="7000" calcext:value-type="float">
            <text:p>7000</text:p>
          </table:table-cell>
          <table:table-cell office:value-type="float" office:value="0" calcext:value-type="float">
            <text:p>0</text:p>
          </table:table-cell>
          <table:table-cell office:value-type="float" office:value="130.264714285714" calcext:value-type="float">
            <text:p>130.264714285714</text:p>
          </table:table-cell>
          <table:table-cell office:value-type="float" office:value="16.7840067892557" calcext:value-type="float">
            <text:p>16.7840067892557</text:p>
          </table:table-cell>
          <table:table-cell office:value-type="float" office:value="12.8845381355098" calcext:value-type="float">
            <text:p>12.8845381355098</text:p>
          </table:table-cell>
          <table:table-cell office:value-type="float" office:value="49.3896846115854" calcext:value-type="float">
            <text:p>49.3896846115854</text:p>
          </table:table-cell>
          <table:table-cell office:value-type="float" office:value="0" calcext:value-type="float">
            <text:p>0</text:p>
          </table:table-cell>
          <table:table-cell office:value-type="float" office:value="263" calcext:value-type="float">
            <text:p>263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5781" calcext:value-type="float">
            <text:p>145781</text:p>
          </table:table-cell>
          <table:table-cell table:number-columns-repeated="2"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 office:value-type="float" office:value="134.309" calcext:value-type="float">
            <text:p>134.309</text:p>
          </table:table-cell>
          <table:table-cell office:value-type="float" office:value="20.0042193074052" calcext:value-type="float">
            <text:p>20.0042193074052</text:p>
          </table:table-cell>
          <table:table-cell office:value-type="float" office:value="14.8941763451483" calcext:value-type="float">
            <text:p>14.8941763451483</text:p>
          </table:table-cell>
          <table:table-cell office:value-type="float" office:value="54.8768358016477" calcext:value-type="float">
            <text:p>54.8768358016477</text:p>
          </table:table-cell>
          <table:table-cell office:value-type="float" office:value="0" calcext:value-type="float">
            <text:p>0</text:p>
          </table:table-cell>
          <table:table-cell office:value-type="float" office:value="246" calcext:value-type="float">
            <text:p>24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50430" calcext:value-type="float">
            <text:p>150430</text:p>
          </table:table-cell>
          <table:table-cell table:number-columns-repeated="2" office:value-type="float" office:value="9000" calcext:value-type="float">
            <text:p>9000</text:p>
          </table:table-cell>
          <table:table-cell office:value-type="float" office:value="0" calcext:value-type="float">
            <text:p>0</text:p>
          </table:table-cell>
          <table:table-cell office:value-type="float" office:value="138.442333333333" calcext:value-type="float">
            <text:p>138.442333333333</text:p>
          </table:table-cell>
          <table:table-cell office:value-type="float" office:value="22.4384876612795" calcext:value-type="float">
            <text:p>22.4384876612795</text:p>
          </table:table-cell>
          <table:table-cell office:value-type="float" office:value="16.2078225070459" calcext:value-type="float">
            <text:p>16.2078225070459</text:p>
          </table:table-cell>
          <table:table-cell office:value-type="float" office:value="59.8284916572492" calcext:value-type="float">
            <text:p>59.8284916572492</text:p>
          </table:table-cell>
          <table:table-cell office:value-type="float" office:value="0" calcext:value-type="float">
            <text:p>0</text:p>
          </table:table-cell>
          <table:table-cell office:value-type="float" office:value="291" calcext:value-type="float">
            <text:p>291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54110" calcext:value-type="float">
            <text:p>154110</text:p>
          </table:table-cell>
          <table:table-cell table:number-columns-repeated="2"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142.1843" calcext:value-type="float">
            <text:p>142.1843</text:p>
          </table:table-cell>
          <table:table-cell office:value-type="float" office:value="25.5644731559008" calcext:value-type="float">
            <text:p>25.5644731559008</text:p>
          </table:table-cell>
          <table:table-cell office:value-type="float" office:value="17.9798143366749" calcext:value-type="float">
            <text:p>17.9798143366749</text:p>
          </table:table-cell>
          <table:table-cell office:value-type="float" office:value="64.8887158523133" calcext:value-type="float">
            <text:p>64.8887158523133</text:p>
          </table:table-cell>
          <table:table-cell office:value-type="float" office:value="0" calcext:value-type="float">
            <text:p>0</text:p>
          </table:table-cell>
          <table:table-cell office:value-type="float" office:value="292" calcext:value-type="float">
            <text:p>292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99919" calcext:value-type="float">
            <text:p>199919</text:p>
          </table:table-cell>
          <table:table-cell table:number-columns-repeated="2" office:value-type="float" office:value="20000" calcext:value-type="float">
            <text:p>20000</text:p>
          </table:table-cell>
          <table:table-cell office:value-type="float" office:value="0" calcext:value-type="float">
            <text:p>0</text:p>
          </table:table-cell>
          <table:table-cell office:value-type="float" office:value="187.64465" calcext:value-type="float">
            <text:p>187.64465</text:p>
          </table:table-cell>
          <table:table-cell office:value-type="float" office:value="55.1330740950517" calcext:value-type="float">
            <text:p>55.1330740950517</text:p>
          </table:table-cell>
          <table:table-cell office:value-type="float" office:value="29.3816392287505" calcext:value-type="float">
            <text:p>29.3816392287505</text:p>
          </table:table-cell>
          <table:table-cell office:value-type="float" office:value="100.040516409146" calcext:value-type="float">
            <text:p>100.040516409146</text:p>
          </table:table-cell>
          <table:table-cell office:value-type="float" office:value="0" calcext:value-type="float">
            <text:p>0</text:p>
          </table:table-cell>
          <table:table-cell office:value-type="float" office:value="505" calcext:value-type="float">
            <text:p>505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48126" calcext:value-type="float">
            <text:p>248126</text:p>
          </table:table-cell>
          <table:table-cell table:number-columns-repeated="2" office:value-type="float" office:value="30000" calcext:value-type="float">
            <text:p>30000</text:p>
          </table:table-cell>
          <table:table-cell office:value-type="float" office:value="0" calcext:value-type="float">
            <text:p>0</text:p>
          </table:table-cell>
          <table:table-cell office:value-type="float" office:value="234.2026" calcext:value-type="float">
            <text:p>234.2026</text:p>
          </table:table-cell>
          <table:table-cell office:value-type="float" office:value="84.0036541290729" calcext:value-type="float">
            <text:p>84.0036541290729</text:p>
          </table:table-cell>
          <table:table-cell office:value-type="float" office:value="35.8679425971671" calcext:value-type="float">
            <text:p>35.8679425971671</text:p>
          </table:table-cell>
          <table:table-cell office:value-type="float" office:value="120.906313727703" calcext:value-type="float">
            <text:p>120.906313727703</text:p>
          </table:table-cell>
          <table:table-cell office:value-type="float" office:value="0" calcext:value-type="float">
            <text:p>0</text:p>
          </table:table-cell>
          <table:table-cell office:value-type="float" office:value="823" calcext:value-type="float">
            <text:p>823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07707" calcext:value-type="float">
            <text:p>307707</text:p>
          </table:table-cell>
          <table:table-cell table:number-columns-repeated="2" office:value-type="float" office:value="40000" calcext:value-type="float">
            <text:p>40000</text:p>
          </table:table-cell>
          <table:table-cell office:value-type="float" office:value="0" calcext:value-type="float">
            <text:p>0</text:p>
          </table:table-cell>
          <table:table-cell office:value-type="float" office:value="293.452775" calcext:value-type="float">
            <text:p>293.452775</text:p>
          </table:table-cell>
          <table:table-cell office:value-type="float" office:value="113.421672892338" calcext:value-type="float">
            <text:p>113.421672892338</text:p>
          </table:table-cell>
          <table:table-cell office:value-type="float" office:value="38.6507412963935" calcext:value-type="float">
            <text:p>38.6507412963935</text:p>
          </table:table-cell>
          <table:table-cell office:value-type="float" office:value="129.993792796394" calcext:value-type="float">
            <text:p>129.993792796394</text:p>
          </table:table-cell>
          <table:table-cell office:value-type="float" office:value="0" calcext:value-type="float">
            <text:p>0</text:p>
          </table:table-cell>
          <table:table-cell office:value-type="float" office:value="939" calcext:value-type="float">
            <text:p>939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69577" calcext:value-type="float">
            <text:p>369577</text:p>
          </table:table-cell>
          <table:table-cell table:number-columns-repeated="2" office:value-type="float" office:value="50000" calcext:value-type="float">
            <text:p>50000</text:p>
          </table:table-cell>
          <table:table-cell office:value-type="float" office:value="0" calcext:value-type="float">
            <text:p>0</text:p>
          </table:table-cell>
          <table:table-cell office:value-type="float" office:value="356.03352" calcext:value-type="float">
            <text:p>356.03352</text:p>
          </table:table-cell>
          <table:table-cell office:value-type="float" office:value="138.068789580494" calcext:value-type="float">
            <text:p>138.068789580494</text:p>
          </table:table-cell>
          <table:table-cell office:value-type="float" office:value="38.7797164661614" calcext:value-type="float">
            <text:p>38.7797164661614</text:p>
          </table:table-cell>
          <table:table-cell office:value-type="float" office:value="135.289804289769" calcext:value-type="float">
            <text:p>135.289804289769</text:p>
          </table:table-cell>
          <table:table-cell office:value-type="float" office:value="0" calcext:value-type="float">
            <text:p>0</text:p>
          </table:table-cell>
          <table:table-cell office:value-type="float" office:value="1177" calcext:value-type="float">
            <text:p>1177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41784" calcext:value-type="float">
            <text:p>441784</text:p>
          </table:table-cell>
          <table:table-cell table:number-columns-repeated="2" office:value-type="float" office:value="60000" calcext:value-type="float">
            <text:p>60000</text:p>
          </table:table-cell>
          <table:table-cell office:value-type="float" office:value="0" calcext:value-type="float">
            <text:p>0</text:p>
          </table:table-cell>
          <table:table-cell office:value-type="float" office:value="426.614666666667" calcext:value-type="float">
            <text:p>426.614666666667</text:p>
          </table:table-cell>
          <table:table-cell office:value-type="float" office:value="169.903754636715" calcext:value-type="float">
            <text:p>169.903754636715</text:p>
          </table:table-cell>
          <table:table-cell office:value-type="float" office:value="39.8260462923719" calcext:value-type="float">
            <text:p>39.8260462923719</text:p>
          </table:table-cell>
          <table:table-cell office:value-type="float" office:value="135.812976477192" calcext:value-type="float">
            <text:p>135.812976477192</text:p>
          </table:table-cell>
          <table:table-cell office:value-type="float" office:value="0" calcext:value-type="float">
            <text:p>0</text:p>
          </table:table-cell>
          <table:table-cell office:value-type="float" office:value="1547" calcext:value-type="float">
            <text:p>1547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15339" calcext:value-type="float">
            <text:p>515339</text:p>
          </table:table-cell>
          <table:table-cell table:number-columns-repeated="2" office:value-type="float" office:value="70000" calcext:value-type="float">
            <text:p>70000</text:p>
          </table:table-cell>
          <table:table-cell office:value-type="float" office:value="0" calcext:value-type="float">
            <text:p>0</text:p>
          </table:table-cell>
          <table:table-cell office:value-type="float" office:value="499.359185714286" calcext:value-type="float">
            <text:p>499.359185714286</text:p>
          </table:table-cell>
          <table:table-cell office:value-type="float" office:value="254.386202521555" calcext:value-type="float">
            <text:p>254.386202521555</text:p>
          </table:table-cell>
          <table:table-cell office:value-type="float" office:value="50.9425299061395" calcext:value-type="float">
            <text:p>50.9425299061395</text:p>
          </table:table-cell>
          <table:table-cell office:value-type="float" office:value="135.832917749287" calcext:value-type="float">
            <text:p>135.832917749287</text:p>
          </table:table-cell>
          <table:table-cell office:value-type="float" office:value="0" calcext:value-type="float">
            <text:p>0</text:p>
          </table:table-cell>
          <table:table-cell office:value-type="float" office:value="3645" calcext:value-type="float">
            <text:p>3645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580186" calcext:value-type="float">
            <text:p>580186</text:p>
          </table:table-cell>
          <table:table-cell table:number-columns-repeated="2" office:value-type="float" office:value="80000" calcext:value-type="float">
            <text:p>80000</text:p>
          </table:table-cell>
          <table:table-cell office:value-type="float" office:value="0" calcext:value-type="float">
            <text:p>0</text:p>
          </table:table-cell>
          <table:table-cell office:value-type="float" office:value="562.5083375" calcext:value-type="float">
            <text:p>562.5083375</text:p>
          </table:table-cell>
          <table:table-cell office:value-type="float" office:value="323.560754032385" calcext:value-type="float">
            <text:p>323.560754032385</text:p>
          </table:table-cell>
          <table:table-cell office:value-type="float" office:value="57.5210592380571" calcext:value-type="float">
            <text:p>57.5210592380571</text:p>
          </table:table-cell>
          <table:table-cell office:value-type="float" office:value="137.886815607409" calcext:value-type="float">
            <text:p>137.886815607409</text:p>
          </table:table-cell>
          <table:table-cell office:value-type="float" office:value="0" calcext:value-type="float">
            <text:p>0</text:p>
          </table:table-cell>
          <table:table-cell office:value-type="float" office:value="4016" calcext:value-type="float">
            <text:p>4016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645809" calcext:value-type="float">
            <text:p>645809</text:p>
          </table:table-cell>
          <table:table-cell table:number-columns-repeated="2" office:value-type="float" office:value="90000" calcext:value-type="float">
            <text:p>90000</text:p>
          </table:table-cell>
          <table:table-cell office:value-type="float" office:value="0" calcext:value-type="float">
            <text:p>0</text:p>
          </table:table-cell>
          <table:table-cell office:value-type="float" office:value="625.402333333333" calcext:value-type="float">
            <text:p>625.402333333333</text:p>
          </table:table-cell>
          <table:table-cell office:value-type="float" office:value="395.414134517327" calcext:value-type="float">
            <text:p>395.414134517327</text:p>
          </table:table-cell>
          <table:table-cell office:value-type="float" office:value="63.2255611215596" calcext:value-type="float">
            <text:p>63.2255611215596</text:p>
          </table:table-cell>
          <table:table-cell office:value-type="float" office:value="139.360089438209" calcext:value-type="float">
            <text:p>139.360089438209</text:p>
          </table:table-cell>
          <table:table-cell office:value-type="float" office:value="0" calcext:value-type="float">
            <text:p>0</text:p>
          </table:table-cell>
          <table:table-cell office:value-type="float" office:value="4023" calcext:value-type="float">
            <text:p>4023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710885" calcext:value-type="float">
            <text:p>710885</text:p>
          </table:table-cell>
          <table:table-cell table:number-columns-repeated="2"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691.06569" calcext:value-type="float">
            <text:p>691.06569</text:p>
          </table:table-cell>
          <table:table-cell office:value-type="float" office:value="462.069579411787" calcext:value-type="float">
            <text:p>462.069579411787</text:p>
          </table:table-cell>
          <table:table-cell office:value-type="float" office:value="66.8633367418063" calcext:value-type="float">
            <text:p>66.8633367418063</text:p>
          </table:table-cell>
          <table:table-cell office:value-type="float" office:value="140.669728577759" calcext:value-type="float">
            <text:p>140.669728577759</text:p>
          </table:table-cell>
          <table:table-cell office:value-type="float" office:value="0" calcext:value-type="float">
            <text:p>0</text:p>
          </table:table-cell>
          <table:table-cell office:value-type="float" office:value="7760" calcext:value-type="float">
            <text:p>7760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362901" calcext:value-type="float">
            <text:p>1362901</text:p>
          </table:table-cell>
          <table:table-cell table:number-columns-repeated="2" office:value-type="float" office:value="200000" calcext:value-type="float">
            <text:p>200000</text:p>
          </table:table-cell>
          <table:table-cell office:value-type="float" office:value="0" calcext:value-type="float">
            <text:p>0</text:p>
          </table:table-cell>
          <table:table-cell office:value-type="float" office:value="1328.65175" calcext:value-type="float">
            <text:p>1328.65175</text:p>
          </table:table-cell>
          <table:table-cell office:value-type="float" office:value="977.553197234404" calcext:value-type="float">
            <text:p>977.553197234404</text:p>
          </table:table-cell>
          <table:table-cell office:value-type="float" office:value="73.5748247977247" calcext:value-type="float">
            <text:p>73.5748247977247</text:p>
          </table:table-cell>
          <table:table-cell office:value-type="float" office:value="146.745801786043" calcext:value-type="float">
            <text:p>146.745801786043</text:p>
          </table:table-cell>
          <table:table-cell office:value-type="float" office:value="0" calcext:value-type="float">
            <text:p>0</text:p>
          </table:table-cell>
          <table:table-cell office:value-type="float" office:value="31830" calcext:value-type="float">
            <text:p>31830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016549" calcext:value-type="float">
            <text:p>2016549</text:p>
          </table:table-cell>
          <table:table-cell office:value-type="float" office:value="300000" calcext:value-type="float">
            <text:p>300000</text:p>
          </table:table-cell>
          <table:table-cell office:value-type="float" office:value="299990" calcext:value-type="float">
            <text:p>299990</text:p>
          </table:table-cell>
          <table:table-cell office:value-type="float" office:value="10" calcext:value-type="float">
            <text:p>10</text:p>
          </table:table-cell>
          <table:table-cell office:value-type="float" office:value="1963.61866728891" calcext:value-type="float">
            <text:p>1963.61866728891</text:p>
          </table:table-cell>
          <table:table-cell office:value-type="float" office:value="1870.15899639973" calcext:value-type="float">
            <text:p>1870.15899639973</text:p>
          </table:table-cell>
          <table:table-cell office:value-type="float" office:value="95.2404368299159" calcext:value-type="float">
            <text:p>95.2404368299159</text:p>
          </table:table-cell>
          <table:table-cell office:value-type="float" office:value="148.764051852943" calcext:value-type="float">
            <text:p>148.764051852943</text:p>
          </table:table-cell>
          <table:table-cell office:value-type="float" office:value="0.00333333333333333" calcext:value-type="float">
            <text:p>0.003333333333333</text:p>
          </table:table-cell>
          <table:table-cell office:value-type="float" office:value="128326" calcext:value-type="float">
            <text:p>12832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688927" calcext:value-type="float">
            <text:p>2688927</text:p>
          </table:table-cell>
          <table:table-cell office:value-type="float" office:value="400000" calcext:value-type="float">
            <text:p>400000</text:p>
          </table:table-cell>
          <table:table-cell office:value-type="float" office:value="399991" calcext:value-type="float">
            <text:p>399991</text:p>
          </table:table-cell>
          <table:table-cell office:value-type="float" office:value="27" calcext:value-type="float">
            <text:p>27</text:p>
          </table:table-cell>
          <table:table-cell office:value-type="float" office:value="2640.52644934511" calcext:value-type="float">
            <text:p>2640.52644934511</text:p>
          </table:table-cell>
          <table:table-cell office:value-type="float" office:value="1749.21540088629" calcext:value-type="float">
            <text:p>1749.21540088629</text:p>
          </table:table-cell>
          <table:table-cell office:value-type="float" office:value="66.2449490449195" calcext:value-type="float">
            <text:p>66.2449490449195</text:p>
          </table:table-cell>
          <table:table-cell office:value-type="float" office:value="148.754875085861" calcext:value-type="float">
            <text:p>148.754875085861</text:p>
          </table:table-cell>
          <table:table-cell office:value-type="float" office:value="0.00675" calcext:value-type="float">
            <text:p>0.00675</text:p>
          </table:table-cell>
          <table:table-cell office:value-type="float" office:value="128155" calcext:value-type="float">
            <text:p>128155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3360182" calcext:value-type="float">
            <text:p>3360182</text:p>
          </table:table-cell>
          <table:table-cell office:value-type="float" office:value="500000" calcext:value-type="float">
            <text:p>500000</text:p>
          </table:table-cell>
          <table:table-cell office:value-type="float" office:value="499994" calcext:value-type="float">
            <text:p>499994</text:p>
          </table:table-cell>
          <table:table-cell office:value-type="float" office:value="6" calcext:value-type="float">
            <text:p>6</text:p>
          </table:table-cell>
          <table:table-cell office:value-type="float" office:value="3314.55688668264" calcext:value-type="float">
            <text:p>3314.55688668264</text:p>
          </table:table-cell>
          <table:table-cell office:value-type="float" office:value="1790.93064180186" calcext:value-type="float">
            <text:p>1790.93064180186</text:p>
          </table:table-cell>
          <table:table-cell office:value-type="float" office:value="54.0322795181925" calcext:value-type="float">
            <text:p>54.0322795181925</text:p>
          </table:table-cell>
          <table:table-cell office:value-type="float" office:value="148.799678112674" calcext:value-type="float">
            <text:p>148.799678112674</text:p>
          </table:table-cell>
          <table:table-cell office:value-type="float" office:value="0.0012" calcext:value-type="float">
            <text:p>0.0012</text:p>
          </table:table-cell>
          <table:table-cell office:value-type="float" office:value="130159" calcext:value-type="float">
            <text:p>130159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4028641" calcext:value-type="float">
            <text:p>4028641</text:p>
          </table:table-cell>
          <table:table-cell office:value-type="float" office:value="600000" calcext:value-type="float">
            <text:p>600000</text:p>
          </table:table-cell>
          <table:table-cell office:value-type="float" office:value="599996" calcext:value-type="float">
            <text:p>599996</text:p>
          </table:table-cell>
          <table:table-cell office:value-type="float" office:value="20" calcext:value-type="float">
            <text:p>20</text:p>
          </table:table-cell>
          <table:table-cell office:value-type="float" office:value="3985.15176601177" calcext:value-type="float">
            <text:p>3985.15176601177</text:p>
          </table:table-cell>
          <table:table-cell office:value-type="float" office:value="1703.92974896966" calcext:value-type="float">
            <text:p>1703.92974896966</text:p>
          </table:table-cell>
          <table:table-cell office:value-type="float" office:value="42.7569600611448" calcext:value-type="float">
            <text:p>42.7569600611448</text:p>
          </table:table-cell>
          <table:table-cell office:value-type="float" office:value="148.932605312809" calcext:value-type="float">
            <text:p>148.932605312809</text:p>
          </table:table-cell>
          <table:table-cell office:value-type="float" office:value="0.00333333333333333" calcext:value-type="float">
            <text:p>0.003333333333333</text:p>
          </table:table-cell>
          <table:table-cell office:value-type="float" office:value="129652" calcext:value-type="float">
            <text:p>12965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4704644" calcext:value-type="float">
            <text:p>4704644</text:p>
          </table:table-cell>
          <table:table-cell office:value-type="float" office:value="700000" calcext:value-type="float">
            <text:p>700000</text:p>
          </table:table-cell>
          <table:table-cell office:value-type="float" office:value="699975" calcext:value-type="float">
            <text:p>699975</text:p>
          </table:table-cell>
          <table:table-cell office:value-type="float" office:value="25" calcext:value-type="float">
            <text:p>25</text:p>
          </table:table-cell>
          <table:table-cell office:value-type="float" office:value="4656.79691703275" calcext:value-type="float">
            <text:p>4656.79691703275</text:p>
          </table:table-cell>
          <table:table-cell office:value-type="float" office:value="1948.50117707355" calcext:value-type="float">
            <text:p>1948.50117707355</text:p>
          </table:table-cell>
          <table:table-cell office:value-type="float" office:value="41.8420904280084" calcext:value-type="float">
            <text:p>41.8420904280084</text:p>
          </table:table-cell>
          <table:table-cell office:value-type="float" office:value="148.783839967487" calcext:value-type="float">
            <text:p>148.783839967487</text:p>
          </table:table-cell>
          <table:table-cell office:value-type="float" office:value="0.00357142857142857" calcext:value-type="float">
            <text:p>0.003571428571429</text:p>
          </table:table-cell>
          <table:table-cell office:value-type="float" office:value="130897" calcext:value-type="float">
            <text:p>130897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5365207" calcext:value-type="float">
            <text:p>5365207</text:p>
          </table:table-cell>
          <table:table-cell office:value-type="float" office:value="800000" calcext:value-type="float">
            <text:p>800000</text:p>
          </table:table-cell>
          <table:table-cell office:value-type="float" office:value="799987" calcext:value-type="float">
            <text:p>799987</text:p>
          </table:table-cell>
          <table:table-cell office:value-type="float" office:value="23" calcext:value-type="float">
            <text:p>23</text:p>
          </table:table-cell>
          <table:table-cell office:value-type="float" office:value="5320.61071867418" calcext:value-type="float">
            <text:p>5320.61071867418</text:p>
          </table:table-cell>
          <table:table-cell office:value-type="float" office:value="1847.79277626173" calcext:value-type="float">
            <text:p>1847.79277626173</text:p>
          </table:table-cell>
          <table:table-cell office:value-type="float" office:value="34.7289601506906" calcext:value-type="float">
            <text:p>34.7289601506906</text:p>
          </table:table-cell>
          <table:table-cell office:value-type="float" office:value="149.106455724821" calcext:value-type="float">
            <text:p>149.106455724821</text:p>
          </table:table-cell>
          <table:table-cell office:value-type="float" office:value="0.002875" calcext:value-type="float">
            <text:p>0.002875</text:p>
          </table:table-cell>
          <table:table-cell office:value-type="float" office:value="131251" calcext:value-type="float">
            <text:p>131251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6043871" calcext:value-type="float">
            <text:p>6043871</text:p>
          </table:table-cell>
          <table:table-cell office:value-type="float" office:value="900000" calcext:value-type="float">
            <text:p>900000</text:p>
          </table:table-cell>
          <table:table-cell office:value-type="float" office:value="899994" calcext:value-type="float">
            <text:p>899994</text:p>
          </table:table-cell>
          <table:table-cell office:value-type="float" office:value="18" calcext:value-type="float">
            <text:p>18</text:p>
          </table:table-cell>
          <table:table-cell office:value-type="float" office:value="5988.13707535828" calcext:value-type="float">
            <text:p>5988.13707535828</text:p>
          </table:table-cell>
          <table:table-cell office:value-type="float" office:value="1931.7068618988" calcext:value-type="float">
            <text:p>1931.7068618988</text:p>
          </table:table-cell>
          <table:table-cell office:value-type="float" office:value="32.2588951720553" calcext:value-type="float">
            <text:p>32.2588951720553</text:p>
          </table:table-cell>
          <table:table-cell office:value-type="float" office:value="148.910193483613" calcext:value-type="float">
            <text:p>148.910193483613</text:p>
          </table:table-cell>
          <table:table-cell office:value-type="float" office:value="0.002" calcext:value-type="float">
            <text:p>0.002</text:p>
          </table:table-cell>
          <table:table-cell office:value-type="float" office:value="131705" calcext:value-type="float">
            <text:p>131705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6711199" calcext:value-type="float">
            <text:p>6711199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999985" calcext:value-type="float">
            <text:p>999985</text:p>
          </table:table-cell>
          <table:table-cell office:value-type="float" office:value="17" calcext:value-type="float">
            <text:p>17</text:p>
          </table:table-cell>
          <table:table-cell office:value-type="float" office:value="6665.07212108182" calcext:value-type="float">
            <text:p>6665.07212108182</text:p>
          </table:table-cell>
          <table:table-cell office:value-type="float" office:value="1906.83575146313" calcext:value-type="float">
            <text:p>1906.83575146313</text:p>
          </table:table-cell>
          <table:table-cell office:value-type="float" office:value="28.6093791158201" calcext:value-type="float">
            <text:p>28.6093791158201</text:p>
          </table:table-cell>
          <table:table-cell office:value-type="float" office:value="149.002436077369" calcext:value-type="float">
            <text:p>149.002436077369</text:p>
          </table:table-cell>
          <table:table-cell office:value-type="float" office:value="0.0017" calcext:value-type="float">
            <text:p>0.0017</text:p>
          </table:table-cell>
          <table:table-cell office:value-type="float" office:value="132765" calcext:value-type="float">
            <text:p>132765</text:p>
          </table:table-cell>
          <table:table-cell office:value-type="float" office:value="104" calcext:value-type="float">
            <text:p>104</text:p>
          </table:table-cell>
        </table:table-row>
      </table:table>
      <table:table table:name="CLASSIC_MNG_ON-Log-100ms-1-1000-100" table:style-name="ta1">
        <table:shapes>
          <draw:frame draw:z-index="0" draw:style-name="gr1" draw:text-style-name="P1" svg:width="380.49pt" svg:height="214.02pt" svg:x="31.66pt" svg:y="358.21pt">
            <draw:object draw:notify-on-update-of-ranges="'CLASSIC_MNG_ON-Log-100ms-1-1000-100'.A2:'CLASSIC_MNG_ON-Log-100ms-1-1000-100'.A11 'CLASSIC_MNG_ON-Log-100ms-1-1000-100'.F1:'CLASSIC_MNG_ON-Log-100ms-1-1000-100'.F1 'CLASSIC_MNG_ON-Log-100ms-1-1000-100'.F2:'CLASSIC_MNG_ON-Log-100ms-1-1000-100'.F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425.82pt" svg:y="353.68pt">
            <draw:object draw:notify-on-update-of-ranges="'CLASSIC_MNG_ON-Log-100ms-1-1000-100'.A11:'CLASSIC_MNG_ON-Log-100ms-1-1000-100'.A20 'CLASSIC_MNG_ON-Log-100ms-1-1000-100'.F1:'CLASSIC_MNG_ON-Log-100ms-1-1000-100'.F1 'CLASSIC_MNG_ON-Log-100ms-1-1000-100'.F11:'CLASSIC_MNG_ON-Log-100ms-1-1000-100'.F2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453.51pt" svg:height="255.09pt" svg:x="920.61pt" svg:y="337.89pt">
            <draw:object draw:notify-on-update-of-ranges="'CLASSIC_MNG_ON-Log-100ms-1-1000-100'.A20:'CLASSIC_MNG_ON-Log-100ms-1-1000-100'.A27 'CLASSIC_MNG_ON-Log-100ms-1-1000-100'.F1:'CLASSIC_MNG_ON-Log-100ms-1-1000-100'.F1 'CLASSIC_MNG_ON-Log-100ms-1-1000-100'.F20:'CLASSIC_MNG_ON-Log-100ms-1-1000-100'.F27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453.51pt" svg:height="255.09pt" svg:x="361.84pt" svg:y="620.22pt">
            <draw:object draw:notify-on-update-of-ranges="'CLASSIC_MNG_ON-Log-100ms-1-1000-100'.I1:'CLASSIC_MNG_ON-Log-100ms-1-1000-100'.I1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0" table:number-columns-repeated="5" table:default-cell-style-name="Default"/>
        <table:table-column table:style-name="co11" table:default-cell-style-name="Default"/>
        <table:table-column table:style-name="co10" table:number-columns-repeated="6" table:default-cell-style-name="Default"/>
        <table:table-row table:style-name="ro1">
          <table:table-cell office:value-type="string" calcext:value-type="string">
            <text:p>simultaneous users</text:p>
          </table:table-cell>
          <table:table-cell office:value-type="string" calcext:value-type="string">
            <text:p>total_time</text:p>
          </table:table-cell>
          <table:table-cell office:value-type="string" calcext:value-type="string">
            <text:p>total_invocations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Response Time Average Management ON (ms)</text:p>
          </table:table-cell>
          <table:table-cell office:value-type="string" calcext:value-type="string">
            <text:p>standard_deviation</text:p>
          </table:table-cell>
          <table:table-cell office:value-type="string" calcext:value-type="string">
            <text:p>percent</text:p>
          </table:table-cell>
          <table:table-cell office:value-type="string" calcext:value-type="string">
            <text:p>Throughput Management ON (reqs/s)</text:p>
          </table:table-cell>
          <table:table-cell office:value-type="string" calcext:value-type="string">
            <text:p>fail_tax</text:p>
          </table:table-cell>
          <table:table-cell office:value-type="string" calcext:value-type="string">
            <text:p>hi_value</text:p>
          </table:table-cell>
          <table:table-cell office:value-type="string" calcext:value-type="string">
            <text:p>low_valu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8725" calcext:value-type="float">
            <text:p>118725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08.017" calcext:value-type="float">
            <text:p>108.017</text:p>
          </table:table-cell>
          <table:table-cell office:value-type="float" office:value="4.13591789290068" calcext:value-type="float">
            <text:p>4.13591789290068</text:p>
          </table:table-cell>
          <table:table-cell office:value-type="float" office:value="3.82895089930352" calcext:value-type="float">
            <text:p>3.82895089930352</text:p>
          </table:table-cell>
          <table:table-cell office:value-type="float" office:value="8.42282585807538" calcext:value-type="float">
            <text:p>8.42282585807538</text:p>
          </table:table-cell>
          <table:table-cell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7084" calcext:value-type="float">
            <text:p>117084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106.3325" calcext:value-type="float">
            <text:p>106.3325</text:p>
          </table:table-cell>
          <table:table-cell office:value-type="float" office:value="2.87194494792146" calcext:value-type="float">
            <text:p>2.87194494792146</text:p>
          </table:table-cell>
          <table:table-cell office:value-type="float" office:value="2.70090983276181" calcext:value-type="float">
            <text:p>2.70090983276181</text:p>
          </table:table-cell>
          <table:table-cell office:value-type="float" office:value="17.0817532711558" calcext:value-type="float">
            <text:p>17.0817532711558</text:p>
          </table:table-cell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1544" calcext:value-type="float">
            <text:p>121544</text:p>
          </table:table-cell>
          <table:table-cell table:number-columns-repeated="2" office:value-type="float" office:value="3000" calcext:value-type="float">
            <text:p>3000</text:p>
          </table:table-cell>
          <table:table-cell office:value-type="float" office:value="0" calcext:value-type="float">
            <text:p>0</text:p>
          </table:table-cell>
          <table:table-cell office:value-type="float" office:value="110.501333333333" calcext:value-type="float">
            <text:p>110.501333333333</text:p>
          </table:table-cell>
          <table:table-cell office:value-type="float" office:value="5.77977509559041" calcext:value-type="float">
            <text:p>5.77977509559041</text:p>
          </table:table-cell>
          <table:table-cell office:value-type="float" office:value="5.23050258421353" calcext:value-type="float">
            <text:p>5.23050258421353</text:p>
          </table:table-cell>
          <table:table-cell office:value-type="float" office:value="24.6824195353123" calcext:value-type="float">
            <text:p>24.6824195353123</text:p>
          </table:table-cell>
          <table:table-cell office:value-type="float" office:value="0" calcext:value-type="float">
            <text:p>0</text:p>
          </table:table-cell>
          <table:table-cell office:value-type="float" office:value="141" calcext:value-type="float">
            <text:p>141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7317" calcext:value-type="float">
            <text:p>127317</text:p>
          </table:table-cell>
          <table:table-cell table:number-columns-repeated="2" office:value-type="float" office:value="4000" calcext:value-type="float">
            <text:p>4000</text:p>
          </table:table-cell>
          <table:table-cell office:value-type="float" office:value="0" calcext:value-type="float">
            <text:p>0</text:p>
          </table:table-cell>
          <table:table-cell office:value-type="float" office:value="116.48275" calcext:value-type="float">
            <text:p>116.48275</text:p>
          </table:table-cell>
          <table:table-cell office:value-type="float" office:value="8.39802560998929" calcext:value-type="float">
            <text:p>8.39802560998929</text:p>
          </table:table-cell>
          <table:table-cell office:value-type="float" office:value="7.20967320052909" calcext:value-type="float">
            <text:p>7.20967320052909</text:p>
          </table:table-cell>
          <table:table-cell office:value-type="float" office:value="31.4176425771892" calcext:value-type="float">
            <text:p>31.4176425771892</text:p>
          </table:table-cell>
          <table:table-cell office:value-type="float" office:value="0" calcext:value-type="float">
            <text:p>0</text:p>
          </table:table-cell>
          <table:table-cell office:value-type="float" office:value="170" calcext:value-type="float">
            <text:p>170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2288" calcext:value-type="float">
            <text:p>132288</text:p>
          </table:table-cell>
          <table:table-cell table:number-columns-repeated="2"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office:value-type="float" office:value="121.0534" calcext:value-type="float">
            <text:p>121.0534</text:p>
          </table:table-cell>
          <table:table-cell office:value-type="float" office:value="11.0229601092408" calcext:value-type="float">
            <text:p>11.0229601092408</text:p>
          </table:table-cell>
          <table:table-cell office:value-type="float" office:value="9.10586576605103" calcext:value-type="float">
            <text:p>9.10586576605103</text:p>
          </table:table-cell>
          <table:table-cell office:value-type="float" office:value="37.7963231736817" calcext:value-type="float">
            <text:p>37.7963231736817</text:p>
          </table:table-cell>
          <table:table-cell office:value-type="float" office:value="0" calcext:value-type="float">
            <text:p>0</text:p>
          </table:table-cell>
          <table:table-cell office:value-type="float" office:value="181" calcext:value-type="float">
            <text:p>181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6429" calcext:value-type="float">
            <text:p>136429</text:p>
          </table:table-cell>
          <table:table-cell table:number-columns-repeated="2" office:value-type="float" office:value="6000" calcext:value-type="float">
            <text:p>6000</text:p>
          </table:table-cell>
          <table:table-cell office:value-type="float" office:value="0" calcext:value-type="float">
            <text:p>0</text:p>
          </table:table-cell>
          <table:table-cell office:value-type="float" office:value="125.509166666667" calcext:value-type="float">
            <text:p>125.509166666667</text:p>
          </table:table-cell>
          <table:table-cell office:value-type="float" office:value="13.7380750139799" calcext:value-type="float">
            <text:p>13.7380750139799</text:p>
          </table:table-cell>
          <table:table-cell office:value-type="float" office:value="10.9458738184966" calcext:value-type="float">
            <text:p>10.9458738184966</text:p>
          </table:table-cell>
          <table:table-cell office:value-type="float" office:value="43.9789194379494" calcext:value-type="float">
            <text:p>43.9789194379494</text:p>
          </table:table-cell>
          <table:table-cell office:value-type="float" office:value="0" calcext:value-type="float">
            <text:p>0</text:p>
          </table:table-cell>
          <table:table-cell office:value-type="float" office:value="198" calcext:value-type="float">
            <text:p>198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0805" calcext:value-type="float">
            <text:p>140805</text:p>
          </table:table-cell>
          <table:table-cell table:number-columns-repeated="2" office:value-type="float" office:value="7000" calcext:value-type="float">
            <text:p>7000</text:p>
          </table:table-cell>
          <table:table-cell office:value-type="float" office:value="0" calcext:value-type="float">
            <text:p>0</text:p>
          </table:table-cell>
          <table:table-cell office:value-type="float" office:value="129.659" calcext:value-type="float">
            <text:p>129.659</text:p>
          </table:table-cell>
          <table:table-cell office:value-type="float" office:value="16.9775535437839" calcext:value-type="float">
            <text:p>16.9775535437839</text:p>
          </table:table-cell>
          <table:table-cell office:value-type="float" office:value="13.0940031496339" calcext:value-type="float">
            <text:p>13.0940031496339</text:p>
          </table:table-cell>
          <table:table-cell office:value-type="float" office:value="49.7141436738752" calcext:value-type="float">
            <text:p>49.7141436738752</text:p>
          </table:table-cell>
          <table:table-cell office:value-type="float" office:value="0" calcext:value-type="float">
            <text:p>0</text:p>
          </table:table-cell>
          <table:table-cell office:value-type="float" office:value="225" calcext:value-type="float">
            <text:p>225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5690" calcext:value-type="float">
            <text:p>145690</text:p>
          </table:table-cell>
          <table:table-cell table:number-columns-repeated="2"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 office:value-type="float" office:value="134.297875" calcext:value-type="float">
            <text:p>134.297875</text:p>
          </table:table-cell>
          <table:table-cell office:value-type="float" office:value="19.8414806914424" calcext:value-type="float">
            <text:p>19.8414806914424</text:p>
          </table:table-cell>
          <table:table-cell office:value-type="float" office:value="14.7742327951521" calcext:value-type="float">
            <text:p>14.7742327951521</text:p>
          </table:table-cell>
          <table:table-cell office:value-type="float" office:value="54.9111126364198" calcext:value-type="float">
            <text:p>54.9111126364198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50289" calcext:value-type="float">
            <text:p>150289</text:p>
          </table:table-cell>
          <table:table-cell table:number-columns-repeated="2" office:value-type="float" office:value="9000" calcext:value-type="float">
            <text:p>9000</text:p>
          </table:table-cell>
          <table:table-cell office:value-type="float" office:value="0" calcext:value-type="float">
            <text:p>0</text:p>
          </table:table-cell>
          <table:table-cell office:value-type="float" office:value="138.200444444444" calcext:value-type="float">
            <text:p>138.200444444444</text:p>
          </table:table-cell>
          <table:table-cell office:value-type="float" office:value="22.2464661450311" calcext:value-type="float">
            <text:p>22.2464661450311</text:p>
          </table:table-cell>
          <table:table-cell office:value-type="float" office:value="16.0972464556538" calcext:value-type="float">
            <text:p>16.0972464556538</text:p>
          </table:table-cell>
          <table:table-cell office:value-type="float" office:value="59.8846222943795" calcext:value-type="float">
            <text:p>59.8846222943795</text:p>
          </table:table-cell>
          <table:table-cell office:value-type="float" office:value="0" calcext:value-type="float">
            <text:p>0</text:p>
          </table:table-cell>
          <table:table-cell office:value-type="float" office:value="251" calcext:value-type="float">
            <text:p>251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53286" calcext:value-type="float">
            <text:p>153286</text:p>
          </table:table-cell>
          <table:table-cell table:number-columns-repeated="2"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142.0363" calcext:value-type="float">
            <text:p>142.0363</text:p>
          </table:table-cell>
          <table:table-cell office:value-type="float" office:value="25.3169049624493" calcext:value-type="float">
            <text:p>25.3169049624493</text:p>
          </table:table-cell>
          <table:table-cell office:value-type="float" office:value="17.8242498308174" calcext:value-type="float">
            <text:p>17.8242498308174</text:p>
          </table:table-cell>
          <table:table-cell office:value-type="float" office:value="65.2375298461699" calcext:value-type="float">
            <text:p>65.2375298461699</text:p>
          </table:table-cell>
          <table:table-cell office:value-type="float" office:value="0" calcext:value-type="float">
            <text:p>0</text:p>
          </table:table-cell>
          <table:table-cell office:value-type="float" office:value="297" calcext:value-type="float">
            <text:p>297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01022" calcext:value-type="float">
            <text:p>201022</text:p>
          </table:table-cell>
          <table:table-cell table:number-columns-repeated="2" office:value-type="float" office:value="20000" calcext:value-type="float">
            <text:p>20000</text:p>
          </table:table-cell>
          <table:table-cell office:value-type="float" office:value="0" calcext:value-type="float">
            <text:p>0</text:p>
          </table:table-cell>
          <table:table-cell office:value-type="float" office:value="188.56395" calcext:value-type="float">
            <text:p>188.56395</text:p>
          </table:table-cell>
          <table:table-cell office:value-type="float" office:value="56.1719652040165" calcext:value-type="float">
            <text:p>56.1719652040165</text:p>
          </table:table-cell>
          <table:table-cell office:value-type="float" office:value="29.7893447840993" calcext:value-type="float">
            <text:p>29.7893447840993</text:p>
          </table:table-cell>
          <table:table-cell office:value-type="float" office:value="99.4915979345544" calcext:value-type="float">
            <text:p>99.4915979345544</text:p>
          </table:table-cell>
          <table:table-cell office:value-type="float" office:value="0" calcext:value-type="float">
            <text:p>0</text:p>
          </table:table-cell>
          <table:table-cell office:value-type="float" office:value="543" calcext:value-type="float">
            <text:p>543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48686" calcext:value-type="float">
            <text:p>248686</text:p>
          </table:table-cell>
          <table:table-cell table:number-columns-repeated="2" office:value-type="float" office:value="30000" calcext:value-type="float">
            <text:p>30000</text:p>
          </table:table-cell>
          <table:table-cell office:value-type="float" office:value="0" calcext:value-type="float">
            <text:p>0</text:p>
          </table:table-cell>
          <table:table-cell office:value-type="float" office:value="235.2913" calcext:value-type="float">
            <text:p>235.2913</text:p>
          </table:table-cell>
          <table:table-cell office:value-type="float" office:value="85.7713269979805" calcext:value-type="float">
            <text:p>85.7713269979805</text:p>
          </table:table-cell>
          <table:table-cell office:value-type="float" office:value="36.4532505018165" calcext:value-type="float">
            <text:p>36.4532505018165</text:p>
          </table:table-cell>
          <table:table-cell office:value-type="float" office:value="120.634052580362" calcext:value-type="float">
            <text:p>120.634052580362</text:p>
          </table:table-cell>
          <table:table-cell office:value-type="float" office:value="0" calcext:value-type="float">
            <text:p>0</text:p>
          </table:table-cell>
          <table:table-cell office:value-type="float" office:value="732" calcext:value-type="float">
            <text:p>732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05857" calcext:value-type="float">
            <text:p>305857</text:p>
          </table:table-cell>
          <table:table-cell table:number-columns-repeated="2" office:value-type="float" office:value="40000" calcext:value-type="float">
            <text:p>40000</text:p>
          </table:table-cell>
          <table:table-cell office:value-type="float" office:value="0" calcext:value-type="float">
            <text:p>0</text:p>
          </table:table-cell>
          <table:table-cell office:value-type="float" office:value="290.5728" calcext:value-type="float">
            <text:p>290.5728</text:p>
          </table:table-cell>
          <table:table-cell office:value-type="float" office:value="112.64919616311" calcext:value-type="float">
            <text:p>112.64919616311</text:p>
          </table:table-cell>
          <table:table-cell office:value-type="float" office:value="38.7679769624378" calcext:value-type="float">
            <text:p>38.7679769624378</text:p>
          </table:table-cell>
          <table:table-cell office:value-type="float" office:value="130.780070425068" calcext:value-type="float">
            <text:p>130.780070425068</text:p>
          </table:table-cell>
          <table:table-cell office:value-type="float" office:value="0" calcext:value-type="float">
            <text:p>0</text:p>
          </table:table-cell>
          <table:table-cell office:value-type="float" office:value="1171" calcext:value-type="float">
            <text:p>1171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71770" calcext:value-type="float">
            <text:p>371770</text:p>
          </table:table-cell>
          <table:table-cell table:number-columns-repeated="2" office:value-type="float" office:value="50000" calcext:value-type="float">
            <text:p>50000</text:p>
          </table:table-cell>
          <table:table-cell office:value-type="float" office:value="0" calcext:value-type="float">
            <text:p>0</text:p>
          </table:table-cell>
          <table:table-cell office:value-type="float" office:value="357.03602" calcext:value-type="float">
            <text:p>357.03602</text:p>
          </table:table-cell>
          <table:table-cell office:value-type="float" office:value="139.179970914804" calcext:value-type="float">
            <text:p>139.179970914804</text:p>
          </table:table-cell>
          <table:table-cell office:value-type="float" office:value="38.9820531034387" calcext:value-type="float">
            <text:p>38.9820531034387</text:p>
          </table:table-cell>
          <table:table-cell office:value-type="float" office:value="134.491755655378" calcext:value-type="float">
            <text:p>134.491755655378</text:p>
          </table:table-cell>
          <table:table-cell office:value-type="float" office:value="0" calcext:value-type="float">
            <text:p>0</text:p>
          </table:table-cell>
          <table:table-cell office:value-type="float" office:value="1389" calcext:value-type="float">
            <text:p>1389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40843" calcext:value-type="float">
            <text:p>440843</text:p>
          </table:table-cell>
          <table:table-cell table:number-columns-repeated="2" office:value-type="float" office:value="60000" calcext:value-type="float">
            <text:p>60000</text:p>
          </table:table-cell>
          <table:table-cell office:value-type="float" office:value="0" calcext:value-type="float">
            <text:p>0</text:p>
          </table:table-cell>
          <table:table-cell office:value-type="float" office:value="426.199166666667" calcext:value-type="float">
            <text:p>426.199166666667</text:p>
          </table:table-cell>
          <table:table-cell office:value-type="float" office:value="168.816919230595" calcext:value-type="float">
            <text:p>168.816919230595</text:p>
          </table:table-cell>
          <table:table-cell office:value-type="float" office:value="39.6098660987359" calcext:value-type="float">
            <text:p>39.6098660987359</text:p>
          </table:table-cell>
          <table:table-cell office:value-type="float" office:value="136.102875626924" calcext:value-type="float">
            <text:p>136.102875626924</text:p>
          </table:table-cell>
          <table:table-cell office:value-type="float" office:value="0" calcext:value-type="float">
            <text:p>0</text:p>
          </table:table-cell>
          <table:table-cell office:value-type="float" office:value="1756" calcext:value-type="float">
            <text:p>1756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16397" calcext:value-type="float">
            <text:p>516397</text:p>
          </table:table-cell>
          <table:table-cell table:number-columns-repeated="2" office:value-type="float" office:value="70000" calcext:value-type="float">
            <text:p>70000</text:p>
          </table:table-cell>
          <table:table-cell office:value-type="float" office:value="0" calcext:value-type="float">
            <text:p>0</text:p>
          </table:table-cell>
          <table:table-cell office:value-type="float" office:value="500.056314285714" calcext:value-type="float">
            <text:p>500.056314285714</text:p>
          </table:table-cell>
          <table:table-cell office:value-type="float" office:value="250.877291104188" calcext:value-type="float">
            <text:p>250.877291104188</text:p>
          </table:table-cell>
          <table:table-cell office:value-type="float" office:value="50.1698076670712" calcext:value-type="float">
            <text:p>50.1698076670712</text:p>
          </table:table-cell>
          <table:table-cell office:value-type="float" office:value="135.554621734828" calcext:value-type="float">
            <text:p>135.554621734828</text:p>
          </table:table-cell>
          <table:table-cell office:value-type="float" office:value="0" calcext:value-type="float">
            <text:p>0</text:p>
          </table:table-cell>
          <table:table-cell office:value-type="float" office:value="3666" calcext:value-type="float">
            <text:p>3666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584446" calcext:value-type="float">
            <text:p>584446</text:p>
          </table:table-cell>
          <table:table-cell table:number-columns-repeated="2" office:value-type="float" office:value="80000" calcext:value-type="float">
            <text:p>80000</text:p>
          </table:table-cell>
          <table:table-cell office:value-type="float" office:value="0" calcext:value-type="float">
            <text:p>0</text:p>
          </table:table-cell>
          <table:table-cell office:value-type="float" office:value="564.0264125" calcext:value-type="float">
            <text:p>564.0264125</text:p>
          </table:table-cell>
          <table:table-cell office:value-type="float" office:value="325.406189522775" calcext:value-type="float">
            <text:p>325.406189522775</text:p>
          </table:table-cell>
          <table:table-cell office:value-type="float" office:value="57.6934310718605" calcext:value-type="float">
            <text:p>57.6934310718605</text:p>
          </table:table-cell>
          <table:table-cell office:value-type="float" office:value="136.881764953477" calcext:value-type="float">
            <text:p>136.881764953477</text:p>
          </table:table-cell>
          <table:table-cell office:value-type="float" office:value="0" calcext:value-type="float">
            <text:p>0</text:p>
          </table:table-cell>
          <table:table-cell office:value-type="float" office:value="4049" calcext:value-type="float">
            <text:p>4049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647706" calcext:value-type="float">
            <text:p>647706</text:p>
          </table:table-cell>
          <table:table-cell table:number-columns-repeated="2" office:value-type="float" office:value="90000" calcext:value-type="float">
            <text:p>90000</text:p>
          </table:table-cell>
          <table:table-cell office:value-type="float" office:value="0" calcext:value-type="float">
            <text:p>0</text:p>
          </table:table-cell>
          <table:table-cell office:value-type="float" office:value="626.500566666667" calcext:value-type="float">
            <text:p>626.500566666667</text:p>
          </table:table-cell>
          <table:table-cell office:value-type="float" office:value="398.989347761883" calcext:value-type="float">
            <text:p>398.989347761883</text:p>
          </table:table-cell>
          <table:table-cell office:value-type="float" office:value="63.6853929573806" calcext:value-type="float">
            <text:p>63.6853929573806</text:p>
          </table:table-cell>
          <table:table-cell office:value-type="float" office:value="138.951931895026" calcext:value-type="float">
            <text:p>138.951931895026</text:p>
          </table:table-cell>
          <table:table-cell office:value-type="float" office:value="0" calcext:value-type="float">
            <text:p>0</text:p>
          </table:table-cell>
          <table:table-cell office:value-type="float" office:value="7356" calcext:value-type="float">
            <text:p>7356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712939" calcext:value-type="float">
            <text:p>712939</text:p>
          </table:table-cell>
          <table:table-cell table:number-columns-repeated="2"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689.8501" calcext:value-type="float">
            <text:p>689.8501</text:p>
          </table:table-cell>
          <table:table-cell office:value-type="float" office:value="452.96205012802" calcext:value-type="float">
            <text:p>452.96205012802</text:p>
          </table:table-cell>
          <table:table-cell office:value-type="float" office:value="65.6609385325913" calcext:value-type="float">
            <text:p>65.6609385325913</text:p>
          </table:table-cell>
          <table:table-cell office:value-type="float" office:value="140.264454602708" calcext:value-type="float">
            <text:p>140.264454602708</text:p>
          </table:table-cell>
          <table:table-cell office:value-type="float" office:value="0" calcext:value-type="float">
            <text:p>0</text:p>
          </table:table-cell>
          <table:table-cell office:value-type="float" office:value="8476" calcext:value-type="float">
            <text:p>8476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362970" calcext:value-type="float">
            <text:p>1362970</text:p>
          </table:table-cell>
          <table:table-cell table:number-columns-repeated="2" office:value-type="float" office:value="200000" calcext:value-type="float">
            <text:p>200000</text:p>
          </table:table-cell>
          <table:table-cell office:value-type="float" office:value="0" calcext:value-type="float">
            <text:p>0</text:p>
          </table:table-cell>
          <table:table-cell office:value-type="float" office:value="1332.12007" calcext:value-type="float">
            <text:p>1332.12007</text:p>
          </table:table-cell>
          <table:table-cell office:value-type="float" office:value="951.290755649241" calcext:value-type="float">
            <text:p>951.290755649241</text:p>
          </table:table-cell>
          <table:table-cell office:value-type="float" office:value="71.411787651337" calcext:value-type="float">
            <text:p>71.411787651337</text:p>
          </table:table-cell>
          <table:table-cell office:value-type="float" office:value="146.738372818184" calcext:value-type="float">
            <text:p>146.738372818184</text:p>
          </table:table-cell>
          <table:table-cell office:value-type="float" office:value="0" calcext:value-type="float">
            <text:p>0</text:p>
          </table:table-cell>
          <table:table-cell office:value-type="float" office:value="32217" calcext:value-type="float">
            <text:p>32217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024709" calcext:value-type="float">
            <text:p>2024709</text:p>
          </table:table-cell>
          <table:table-cell table:number-columns-repeated="2" office:value-type="float" office:value="300000" calcext:value-type="float">
            <text:p>300000</text:p>
          </table:table-cell>
          <table:table-cell office:value-type="float" office:value="0" calcext:value-type="float">
            <text:p>0</text:p>
          </table:table-cell>
          <table:table-cell office:value-type="float" office:value="1978.32767333333" calcext:value-type="float">
            <text:p>1978.32767333333</text:p>
          </table:table-cell>
          <table:table-cell office:value-type="float" office:value="1621.31588154627" calcext:value-type="float">
            <text:p>1621.31588154627</text:p>
          </table:table-cell>
          <table:table-cell office:value-type="float" office:value="81.9538594844842" calcext:value-type="float">
            <text:p>81.9538594844842</text:p>
          </table:table-cell>
          <table:table-cell office:value-type="float" office:value="148.169440645545" calcext:value-type="float">
            <text:p>148.169440645545</text:p>
          </table:table-cell>
          <table:table-cell office:value-type="float" office:value="0" calcext:value-type="float">
            <text:p>0</text:p>
          </table:table-cell>
          <table:table-cell office:value-type="float" office:value="65483" calcext:value-type="float">
            <text:p>65483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695948" calcext:value-type="float">
            <text:p>2695948</text:p>
          </table:table-cell>
          <table:table-cell office:value-type="float" office:value="400000" calcext:value-type="float">
            <text:p>400000</text:p>
          </table:table-cell>
          <table:table-cell office:value-type="float" office:value="399986" calcext:value-type="float">
            <text:p>399986</text:p>
          </table:table-cell>
          <table:table-cell office:value-type="float" office:value="14" calcext:value-type="float">
            <text:p>14</text:p>
          </table:table-cell>
          <table:table-cell office:value-type="float" office:value="2649.67555614447" calcext:value-type="float">
            <text:p>2649.67555614447</text:p>
          </table:table-cell>
          <table:table-cell office:value-type="float" office:value="1802.75255636945" calcext:value-type="float">
            <text:p>1802.75255636945</text:p>
          </table:table-cell>
          <table:table-cell office:value-type="float" office:value="68.0367282020231" calcext:value-type="float">
            <text:p>68.0367282020231</text:p>
          </table:table-cell>
          <table:table-cell office:value-type="float" office:value="148.365621295366" calcext:value-type="float">
            <text:p>148.365621295366</text:p>
          </table:table-cell>
          <table:table-cell office:value-type="float" office:value="0.0035" calcext:value-type="float">
            <text:p>0.0035</text:p>
          </table:table-cell>
          <table:table-cell office:value-type="float" office:value="129714" calcext:value-type="float">
            <text:p>1297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3365519" calcext:value-type="float">
            <text:p>3365519</text:p>
          </table:table-cell>
          <table:table-cell office:value-type="float" office:value="500000" calcext:value-type="float">
            <text:p>500000</text:p>
          </table:table-cell>
          <table:table-cell office:value-type="float" office:value="499994" calcext:value-type="float">
            <text:p>499994</text:p>
          </table:table-cell>
          <table:table-cell office:value-type="float" office:value="32" calcext:value-type="float">
            <text:p>32</text:p>
          </table:table-cell>
          <table:table-cell office:value-type="float" office:value="3316.69718236619" calcext:value-type="float">
            <text:p>3316.69718236619</text:p>
          </table:table-cell>
          <table:table-cell office:value-type="float" office:value="1892.42282138809" calcext:value-type="float">
            <text:p>1892.42282138809</text:p>
          </table:table-cell>
          <table:table-cell office:value-type="float" office:value="57.0574495449719" calcext:value-type="float">
            <text:p>57.0574495449719</text:p>
          </table:table-cell>
          <table:table-cell office:value-type="float" office:value="148.563713352978" calcext:value-type="float">
            <text:p>148.563713352978</text:p>
          </table:table-cell>
          <table:table-cell office:value-type="float" office:value="0.0064" calcext:value-type="float">
            <text:p>0.0064</text:p>
          </table:table-cell>
          <table:table-cell office:value-type="float" office:value="129436" calcext:value-type="float">
            <text:p>12943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4017110" calcext:value-type="float">
            <text:p>4017110</text:p>
          </table:table-cell>
          <table:table-cell office:value-type="float" office:value="600000" calcext:value-type="float">
            <text:p>600000</text:p>
          </table:table-cell>
          <table:table-cell office:value-type="float" office:value="599999" calcext:value-type="float">
            <text:p>599999</text:p>
          </table:table-cell>
          <table:table-cell office:value-type="float" office:value="9" calcext:value-type="float">
            <text:p>9</text:p>
          </table:table-cell>
          <table:table-cell office:value-type="float" office:value="3972.21979036632" calcext:value-type="float">
            <text:p>3972.21979036632</text:p>
          </table:table-cell>
          <table:table-cell office:value-type="float" office:value="1813.96410439811" calcext:value-type="float">
            <text:p>1813.96410439811</text:p>
          </table:table-cell>
          <table:table-cell office:value-type="float" office:value="45.66625715922" calcext:value-type="float">
            <text:p>45.66625715922</text:p>
          </table:table-cell>
          <table:table-cell office:value-type="float" office:value="149.360858925944" calcext:value-type="float">
            <text:p>149.360858925944</text:p>
          </table:table-cell>
          <table:table-cell office:value-type="float" office:value="0.0015" calcext:value-type="float">
            <text:p>0.0015</text:p>
          </table:table-cell>
          <table:table-cell office:value-type="float" office:value="129622" calcext:value-type="float">
            <text:p>12962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4674562" calcext:value-type="float">
            <text:p>4674562</text:p>
          </table:table-cell>
          <table:table-cell office:value-type="float" office:value="700000" calcext:value-type="float">
            <text:p>700000</text:p>
          </table:table-cell>
          <table:table-cell office:value-type="float" office:value="699976" calcext:value-type="float">
            <text:p>699976</text:p>
          </table:table-cell>
          <table:table-cell office:value-type="float" office:value="24" calcext:value-type="float">
            <text:p>24</text:p>
          </table:table-cell>
          <table:table-cell office:value-type="float" office:value="4629.51880350184" calcext:value-type="float">
            <text:p>4629.51880350184</text:p>
          </table:table-cell>
          <table:table-cell office:value-type="float" office:value="1899.6139470351" calcext:value-type="float">
            <text:p>1899.6139470351</text:p>
          </table:table-cell>
          <table:table-cell office:value-type="float" office:value="41.0326435135809" calcext:value-type="float">
            <text:p>41.0326435135809</text:p>
          </table:table-cell>
          <table:table-cell office:value-type="float" office:value="149.741515889617" calcext:value-type="float">
            <text:p>149.741515889617</text:p>
          </table:table-cell>
          <table:table-cell office:value-type="float" office:value="0.00342857142857143" calcext:value-type="float">
            <text:p>0.003428571428571</text:p>
          </table:table-cell>
          <table:table-cell office:value-type="float" office:value="131297" calcext:value-type="float">
            <text:p>131297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5361884" calcext:value-type="float">
            <text:p>5361884</text:p>
          </table:table-cell>
          <table:table-cell office:value-type="float" office:value="800000" calcext:value-type="float">
            <text:p>800000</text:p>
          </table:table-cell>
          <table:table-cell office:value-type="float" office:value="799994" calcext:value-type="float">
            <text:p>799994</text:p>
          </table:table-cell>
          <table:table-cell office:value-type="float" office:value="6" calcext:value-type="float">
            <text:p>6</text:p>
          </table:table-cell>
          <table:table-cell office:value-type="float" office:value="5317.29044092831" calcext:value-type="float">
            <text:p>5317.29044092831</text:p>
          </table:table-cell>
          <table:table-cell office:value-type="float" office:value="1777.98995574101" calcext:value-type="float">
            <text:p>1777.98995574101</text:p>
          </table:table-cell>
          <table:table-cell office:value-type="float" office:value="33.4378942714027" calcext:value-type="float">
            <text:p>33.4378942714027</text:p>
          </table:table-cell>
          <table:table-cell office:value-type="float" office:value="149.200169194261" calcext:value-type="float">
            <text:p>149.200169194261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131330" calcext:value-type="float">
            <text:p>131330</text:p>
          </table:table-cell>
          <table:table-cell office:value-type="float" office:value="104" calcext:value-type="float">
            <text:p>104</text:p>
          </table:table-cell>
        </table:table-row>
      </table:table>
      <table:table table:name="CLASSIC_MNG_ON_MULTI-Log-100ms-1-1000-100" table:style-name="ta1"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number-columns-repeated="2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17" table:number-columns-repeated="1012" table:default-cell-style-name="ce1"/>
        <table:table-row table:style-name="ro2">
          <table:table-cell office:value-type="string" calcext:value-type="string">
            <text:p>simultaneous users</text:p>
          </table:table-cell>
          <table:table-cell office:value-type="string" calcext:value-type="string">
            <text:p>total_time</text:p>
          </table:table-cell>
          <table:table-cell office:value-type="string" calcext:value-type="string">
            <text:p>total_invocations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Response Time Average Management ON Multicloud (ms)</text:p>
          </table:table-cell>
          <table:table-cell office:value-type="string" calcext:value-type="string">
            <text:p>standard_deviation</text:p>
          </table:table-cell>
          <table:table-cell office:value-type="string" calcext:value-type="string">
            <text:p>percent</text:p>
          </table:table-cell>
          <table:table-cell office:value-type="string" calcext:value-type="string">
            <text:p>Throughput Management ON Multicloud (reqs/s)</text:p>
          </table:table-cell>
          <table:table-cell office:value-type="string" calcext:value-type="string">
            <text:p>fail_tax</text:p>
          </table:table-cell>
          <table:table-cell office:value-type="string" calcext:value-type="string">
            <text:p>hi_value</text:p>
          </table:table-cell>
          <table:table-cell office:value-type="string" calcext:value-type="string">
            <text:p>low_value</text:p>
          </table:table-cell>
          <table:table-cell table:number-columns-repeated="1012"/>
        </table:table-row>
        <table:table-row table:style-name="ro1">
          <table:table-cell table:style-name="ce3" office:value-type="float" office:value="1" calcext:value-type="float">
            <text:p>1.00</text:p>
          </table:table-cell>
          <table:table-cell table:style-name="ce3" office:value-type="float" office:value="124007" calcext:value-type="float">
            <text:p>124,007.00</text:p>
          </table:table-cell>
          <table:table-cell table:number-columns-repeated="2" table:style-name="ce3" office:value-type="float" office:value="1000" calcext:value-type="float">
            <text:p>1,000.00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113.319" calcext:value-type="float">
            <text:p>113.32</text:p>
          </table:table-cell>
          <table:table-cell table:style-name="ce3" office:value-type="float" office:value="4.96103324427996" calcext:value-type="float">
            <text:p>4.96</text:p>
          </table:table-cell>
          <table:table-cell table:style-name="ce3" office:value-type="float" office:value="4.37793595450009" calcext:value-type="float">
            <text:p>4.38</text:p>
          </table:table-cell>
          <table:table-cell table:style-name="ce3" office:value-type="float" office:value="8.06406089978792" calcext:value-type="float">
            <text:p>8.06</text:p>
          </table:table-cell>
          <table:table-cell table:style-name="ce3" office:value-type="string" calcext:value-type="string">
            <text:p>0.0</text:p>
          </table:table-cell>
          <table:table-cell table:style-name="ce3" office:value-type="float" office:value="151" calcext:value-type="float">
            <text:p>151.00</text:p>
          </table:table-cell>
          <table:table-cell table:style-name="ce3" office:value-type="float" office:value="109" calcext:value-type="float">
            <text:p>109.00</text:p>
          </table:table-cell>
          <table:table-cell table:style-name="ce3" table:number-columns-repeated="1012"/>
        </table:table-row>
        <table:table-row table:style-name="ro1">
          <table:table-cell table:style-name="ce3" office:value-type="float" office:value="2" calcext:value-type="float">
            <text:p>2.00</text:p>
          </table:table-cell>
          <table:table-cell table:style-name="ce3" office:value-type="float" office:value="121622" calcext:value-type="float">
            <text:p>121,622.00</text:p>
          </table:table-cell>
          <table:table-cell table:number-columns-repeated="2" table:style-name="ce3" office:value-type="float" office:value="2000" calcext:value-type="float">
            <text:p>2,000.00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110.8455" calcext:value-type="float">
            <text:p>110.85</text:p>
          </table:table-cell>
          <table:table-cell table:style-name="ce3" office:value-type="float" office:value="3.20652001947874" calcext:value-type="float">
            <text:p>3.21</text:p>
          </table:table-cell>
          <table:table-cell table:style-name="ce3" office:value-type="float" office:value="2.89278321580826" calcext:value-type="float">
            <text:p>2.89</text:p>
          </table:table-cell>
          <table:table-cell table:style-name="ce3" office:value-type="float" office:value="16.4443932841098" calcext:value-type="float">
            <text:p>16.44</text:p>
          </table:table-cell>
          <table:table-cell table:style-name="ce3" office:value-type="string" calcext:value-type="string">
            <text:p>0.0</text:p>
          </table:table-cell>
          <table:table-cell table:style-name="ce3" office:value-type="float" office:value="150" calcext:value-type="float">
            <text:p>150.00</text:p>
          </table:table-cell>
          <table:table-cell table:style-name="ce3" office:value-type="float" office:value="107" calcext:value-type="float">
            <text:p>107.00</text:p>
          </table:table-cell>
          <table:table-cell table:style-name="ce3" table:number-columns-repeated="1012"/>
        </table:table-row>
        <table:table-row table:style-name="ro1">
          <table:table-cell table:style-name="ce3" office:value-type="float" office:value="3" calcext:value-type="float">
            <text:p>3.00</text:p>
          </table:table-cell>
          <table:table-cell table:style-name="ce3" office:value-type="float" office:value="126545" calcext:value-type="float">
            <text:p>126,545.00</text:p>
          </table:table-cell>
          <table:table-cell table:number-columns-repeated="2" table:style-name="ce3" office:value-type="float" office:value="3000" calcext:value-type="float">
            <text:p>3,000.00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115.742666666667" calcext:value-type="float">
            <text:p>115.74</text:p>
          </table:table-cell>
          <table:table-cell table:style-name="ce3" office:value-type="float" office:value="6.57405397128964" calcext:value-type="float">
            <text:p>6.57</text:p>
          </table:table-cell>
          <table:table-cell table:style-name="ce3" office:value-type="float" office:value="5.67988811785597" calcext:value-type="float">
            <text:p>5.68</text:p>
          </table:table-cell>
          <table:table-cell table:style-name="ce3" office:value-type="float" office:value="23.7069817061124" calcext:value-type="float">
            <text:p>23.71</text:p>
          </table:table-cell>
          <table:table-cell table:style-name="ce3" office:value-type="string" calcext:value-type="string">
            <text:p>0.0</text:p>
          </table:table-cell>
          <table:table-cell table:style-name="ce3" office:value-type="float" office:value="150" calcext:value-type="float">
            <text:p>150.00</text:p>
          </table:table-cell>
          <table:table-cell table:style-name="ce3" office:value-type="float" office:value="107" calcext:value-type="float">
            <text:p>107.00</text:p>
          </table:table-cell>
          <table:table-cell table:style-name="ce3" table:number-columns-repeated="1012"/>
        </table:table-row>
        <table:table-row table:style-name="ro1">
          <table:table-cell table:style-name="ce3" office:value-type="float" office:value="4" calcext:value-type="float">
            <text:p>4.00</text:p>
          </table:table-cell>
          <table:table-cell table:style-name="ce3" office:value-type="float" office:value="130723" calcext:value-type="float">
            <text:p>130,723.00</text:p>
          </table:table-cell>
          <table:table-cell table:number-columns-repeated="2" table:style-name="ce3" office:value-type="float" office:value="4000" calcext:value-type="float">
            <text:p>4,000.00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119.88425" calcext:value-type="float">
            <text:p>119.88</text:p>
          </table:table-cell>
          <table:table-cell table:style-name="ce3" office:value-type="float" office:value="6.1930558226619" calcext:value-type="float">
            <text:p>6.19</text:p>
          </table:table-cell>
          <table:table-cell table:style-name="ce3" office:value-type="float" office:value="5.16586275733626" calcext:value-type="float">
            <text:p>5.17</text:p>
          </table:table-cell>
          <table:table-cell table:style-name="ce3" office:value-type="float" office:value="30.5990529593109" calcext:value-type="float">
            <text:p>30.60</text:p>
          </table:table-cell>
          <table:table-cell table:style-name="ce3" office:value-type="string" calcext:value-type="string">
            <text:p>0.0</text:p>
          </table:table-cell>
          <table:table-cell table:style-name="ce3" office:value-type="float" office:value="168" calcext:value-type="float">
            <text:p>168.00</text:p>
          </table:table-cell>
          <table:table-cell table:style-name="ce3" office:value-type="float" office:value="107" calcext:value-type="float">
            <text:p>107.00</text:p>
          </table:table-cell>
          <table:table-cell table:style-name="ce3" table:number-columns-repeated="1012"/>
        </table:table-row>
        <table:table-row table:style-name="ro1">
          <table:table-cell table:style-name="ce3" office:value-type="float" office:value="5" calcext:value-type="float">
            <text:p>5.00</text:p>
          </table:table-cell>
          <table:table-cell table:style-name="ce3" office:value-type="float" office:value="134123" calcext:value-type="float">
            <text:p>134,123.00</text:p>
          </table:table-cell>
          <table:table-cell table:number-columns-repeated="2" table:style-name="ce3" office:value-type="float" office:value="5000" calcext:value-type="float">
            <text:p>5,000.00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123.233" calcext:value-type="float">
            <text:p>123.23</text:p>
          </table:table-cell>
          <table:table-cell table:style-name="ce3" office:value-type="float" office:value="10.016904645435" calcext:value-type="float">
            <text:p>10.02</text:p>
          </table:table-cell>
          <table:table-cell table:style-name="ce3" office:value-type="float" office:value="8.12842716272018" calcext:value-type="float">
            <text:p>8.13</text:p>
          </table:table-cell>
          <table:table-cell table:style-name="ce3" office:value-type="float" office:value="37.2792138559382" calcext:value-type="float">
            <text:p>37.28</text:p>
          </table:table-cell>
          <table:table-cell table:style-name="ce3" office:value-type="string" calcext:value-type="string">
            <text:p>0.0</text:p>
          </table:table-cell>
          <table:table-cell table:style-name="ce3" office:value-type="float" office:value="173" calcext:value-type="float">
            <text:p>173.00</text:p>
          </table:table-cell>
          <table:table-cell table:style-name="ce3" office:value-type="float" office:value="107" calcext:value-type="float">
            <text:p>107.00</text:p>
          </table:table-cell>
          <table:table-cell table:style-name="ce3" table:number-columns-repeated="1012"/>
        </table:table-row>
        <table:table-row table:style-name="ro1">
          <table:table-cell table:style-name="ce3" office:value-type="float" office:value="6" calcext:value-type="float">
            <text:p>6.00</text:p>
          </table:table-cell>
          <table:table-cell table:style-name="ce3" office:value-type="float" office:value="135966" calcext:value-type="float">
            <text:p>135,966.00</text:p>
          </table:table-cell>
          <table:table-cell table:number-columns-repeated="2" table:style-name="ce3" office:value-type="float" office:value="6000" calcext:value-type="float">
            <text:p>6,000.00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124.952666666667" calcext:value-type="float">
            <text:p>124.95</text:p>
          </table:table-cell>
          <table:table-cell table:style-name="ce3" office:value-type="float" office:value="10.5196737977796" calcext:value-type="float">
            <text:p>10.52</text:p>
          </table:table-cell>
          <table:table-cell table:style-name="ce3" office:value-type="float" office:value="8.41892700524969" calcext:value-type="float">
            <text:p>8.42</text:p>
          </table:table-cell>
          <table:table-cell table:style-name="ce3" office:value-type="float" office:value="44.1286792286307" calcext:value-type="float">
            <text:p>44.13</text:p>
          </table:table-cell>
          <table:table-cell table:style-name="ce3" office:value-type="string" calcext:value-type="string">
            <text:p>0.0</text:p>
          </table:table-cell>
          <table:table-cell table:style-name="ce3" office:value-type="float" office:value="210" calcext:value-type="float">
            <text:p>210.00</text:p>
          </table:table-cell>
          <table:table-cell table:style-name="ce3" office:value-type="float" office:value="107" calcext:value-type="float">
            <text:p>107.00</text:p>
          </table:table-cell>
          <table:table-cell table:style-name="ce3" table:number-columns-repeated="1012"/>
        </table:table-row>
        <table:table-row table:style-name="ro1">
          <table:table-cell table:style-name="ce3" office:value-type="float" office:value="7" calcext:value-type="float">
            <text:p>7.00</text:p>
          </table:table-cell>
          <table:table-cell table:style-name="ce3" office:value-type="float" office:value="140183" calcext:value-type="float">
            <text:p>140,183.00</text:p>
          </table:table-cell>
          <table:table-cell table:number-columns-repeated="2" table:style-name="ce3" office:value-type="float" office:value="7000" calcext:value-type="float">
            <text:p>7,000.00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129.189285714286" calcext:value-type="float">
            <text:p>129.19</text:p>
          </table:table-cell>
          <table:table-cell table:style-name="ce3" office:value-type="float" office:value="14.5432149203124" calcext:value-type="float">
            <text:p>14.54</text:p>
          </table:table-cell>
          <table:table-cell table:style-name="ce3" office:value-type="float" office:value="11.2572918411176" calcext:value-type="float">
            <text:p>11.26</text:p>
          </table:table-cell>
          <table:table-cell table:style-name="ce3" office:value-type="float" office:value="49.9347281767404" calcext:value-type="float">
            <text:p>49.93</text:p>
          </table:table-cell>
          <table:table-cell table:style-name="ce3" office:value-type="string" calcext:value-type="string">
            <text:p>0.0</text:p>
          </table:table-cell>
          <table:table-cell table:style-name="ce3" office:value-type="float" office:value="196" calcext:value-type="float">
            <text:p>196.00</text:p>
          </table:table-cell>
          <table:table-cell table:style-name="ce3" office:value-type="float" office:value="107" calcext:value-type="float">
            <text:p>107.00</text:p>
          </table:table-cell>
          <table:table-cell table:style-name="ce3" table:number-columns-repeated="1012"/>
        </table:table-row>
        <table:table-row table:style-name="ro1">
          <table:table-cell table:style-name="ce3" office:value-type="float" office:value="8" calcext:value-type="float">
            <text:p>8.00</text:p>
          </table:table-cell>
          <table:table-cell table:style-name="ce3" office:value-type="float" office:value="143067" calcext:value-type="float">
            <text:p>143,067.00</text:p>
          </table:table-cell>
          <table:table-cell table:number-columns-repeated="2" table:style-name="ce3" office:value-type="float" office:value="8000" calcext:value-type="float">
            <text:p>8,000.00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132.0455" calcext:value-type="float">
            <text:p>132.05</text:p>
          </table:table-cell>
          <table:table-cell table:style-name="ce3" office:value-type="float" office:value="14.2288786407581" calcext:value-type="float">
            <text:p>14.23</text:p>
          </table:table-cell>
          <table:table-cell table:style-name="ce3" office:value-type="float" office:value="10.7757391510942" calcext:value-type="float">
            <text:p>10.78</text:p>
          </table:table-cell>
          <table:table-cell table:style-name="ce3" office:value-type="float" office:value="55.9178566685539" calcext:value-type="float">
            <text:p>55.92</text:p>
          </table:table-cell>
          <table:table-cell table:style-name="ce3" office:value-type="string" calcext:value-type="string">
            <text:p>0.0</text:p>
          </table:table-cell>
          <table:table-cell table:style-name="ce3" office:value-type="float" office:value="227" calcext:value-type="float">
            <text:p>227.00</text:p>
          </table:table-cell>
          <table:table-cell table:style-name="ce3" office:value-type="float" office:value="107" calcext:value-type="float">
            <text:p>107.00</text:p>
          </table:table-cell>
          <table:table-cell table:style-name="ce3" table:number-columns-repeated="1012"/>
        </table:table-row>
        <table:table-row table:style-name="ro1">
          <table:table-cell table:style-name="ce3" office:value-type="float" office:value="9" calcext:value-type="float">
            <text:p>9.00</text:p>
          </table:table-cell>
          <table:table-cell table:style-name="ce3" office:value-type="float" office:value="151858" calcext:value-type="float">
            <text:p>151,858.00</text:p>
          </table:table-cell>
          <table:table-cell table:number-columns-repeated="2" table:style-name="ce3" office:value-type="float" office:value="9000" calcext:value-type="float">
            <text:p>9,000.00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139.542777777778" calcext:value-type="float">
            <text:p>139.54</text:p>
          </table:table-cell>
          <table:table-cell table:style-name="ce3" office:value-type="float" office:value="17.6554406003687" calcext:value-type="float">
            <text:p>17.66</text:p>
          </table:table-cell>
          <table:table-cell table:style-name="ce3" office:value-type="float" office:value="12.6523499686133" calcext:value-type="float">
            <text:p>12.65</text:p>
          </table:table-cell>
          <table:table-cell table:style-name="ce3" office:value-type="float" office:value="59.2658931370096" calcext:value-type="float">
            <text:p>59.27</text:p>
          </table:table-cell>
          <table:table-cell table:style-name="ce3" office:value-type="string" calcext:value-type="string">
            <text:p>0.0</text:p>
          </table:table-cell>
          <table:table-cell table:style-name="ce3" office:value-type="float" office:value="228" calcext:value-type="float">
            <text:p>228.00</text:p>
          </table:table-cell>
          <table:table-cell table:style-name="ce3" office:value-type="float" office:value="107" calcext:value-type="float">
            <text:p>107.00</text:p>
          </table:table-cell>
          <table:table-cell table:style-name="ce3" table:number-columns-repeated="1012"/>
        </table:table-row>
        <table:table-row table:style-name="ro1">
          <table:table-cell table:style-name="ce3" office:value-type="float" office:value="10" calcext:value-type="float">
            <text:p>10.00</text:p>
          </table:table-cell>
          <table:table-cell table:style-name="ce3" office:value-type="float" office:value="155987" calcext:value-type="float">
            <text:p>155,987.00</text:p>
          </table:table-cell>
          <table:table-cell table:number-columns-repeated="2" table:style-name="ce3" office:value-type="float" office:value="10000" calcext:value-type="float">
            <text:p>10,000.00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144.5799" calcext:value-type="float">
            <text:p>144.58</text:p>
          </table:table-cell>
          <table:table-cell table:style-name="ce3" office:value-type="float" office:value="21.2418110678856" calcext:value-type="float">
            <text:p>21.24</text:p>
          </table:table-cell>
          <table:table-cell table:style-name="ce3" office:value-type="float" office:value="14.6920914095843" calcext:value-type="float">
            <text:p>14.69</text:p>
          </table:table-cell>
          <table:table-cell table:style-name="ce3" office:value-type="float" office:value="64.1079064280998" calcext:value-type="float">
            <text:p>64.11</text:p>
          </table:table-cell>
          <table:table-cell table:style-name="ce3" office:value-type="string" calcext:value-type="string">
            <text:p>0.0</text:p>
          </table:table-cell>
          <table:table-cell table:style-name="ce3" office:value-type="float" office:value="242" calcext:value-type="float">
            <text:p>242.00</text:p>
          </table:table-cell>
          <table:table-cell table:style-name="ce3" office:value-type="float" office:value="106" calcext:value-type="float">
            <text:p>106.00</text:p>
          </table:table-cell>
          <table:table-cell table:style-name="ce3" table:number-columns-repeated="101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02394" calcext:value-type="float">
            <text:p>202394</text:p>
          </table:table-cell>
          <table:table-cell table:number-columns-repeated="2" office:value-type="float" office:value="20000" calcext:value-type="float">
            <text:p>20000</text:p>
          </table:table-cell>
          <table:table-cell office:value-type="float" office:value="0" calcext:value-type="float">
            <text:p>0</text:p>
          </table:table-cell>
          <table:table-cell office:value-type="float" office:value="190.3625" calcext:value-type="float">
            <text:p>190.3625</text:p>
          </table:table-cell>
          <table:table-cell office:value-type="float" office:value="42.4055209278256" calcext:value-type="float">
            <text:p>42.4055209278256</text:p>
          </table:table-cell>
          <table:table-cell office:value-type="float" office:value="22.2761945907548" calcext:value-type="float">
            <text:p>22.2761945907548</text:p>
          </table:table-cell>
          <table:table-cell office:value-type="float" office:value="98.8171586114213" calcext:value-type="float">
            <text:p>98.8171586114213</text:p>
          </table:table-cell>
          <table:table-cell office:value-type="float" office:value="0" calcext:value-type="float">
            <text:p>0</text:p>
          </table:table-cell>
          <table:table-cell office:value-type="float" office:value="405" calcext:value-type="float">
            <text:p>405</text:p>
          </table:table-cell>
          <table:table-cell office:value-type="float" office:value="106" calcext:value-type="float">
            <text:p>106</text:p>
          </table:table-cell>
          <table:table-cell table:number-columns-repeated="101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51553" calcext:value-type="float">
            <text:p>251553</text:p>
          </table:table-cell>
          <table:table-cell table:number-columns-repeated="2" office:value-type="float" office:value="30000" calcext:value-type="float">
            <text:p>30000</text:p>
          </table:table-cell>
          <table:table-cell office:value-type="float" office:value="0" calcext:value-type="float">
            <text:p>0</text:p>
          </table:table-cell>
          <table:table-cell office:value-type="float" office:value="238.1158" calcext:value-type="float">
            <text:p>238.1158</text:p>
          </table:table-cell>
          <table:table-cell office:value-type="float" office:value="67.3002508748588" calcext:value-type="float">
            <text:p>67.3002508748588</text:p>
          </table:table-cell>
          <table:table-cell office:value-type="float" office:value="28.263664517373" calcext:value-type="float">
            <text:p>28.263664517373</text:p>
          </table:table-cell>
          <table:table-cell office:value-type="float" office:value="119.259162085127" calcext:value-type="float">
            <text:p>119.259162085127</text:p>
          </table:table-cell>
          <table:table-cell office:value-type="float" office:value="0" calcext:value-type="float">
            <text:p>0</text:p>
          </table:table-cell>
          <table:table-cell office:value-type="float" office:value="585" calcext:value-type="float">
            <text:p>585</text:p>
          </table:table-cell>
          <table:table-cell office:value-type="float" office:value="108" calcext:value-type="float">
            <text:p>108</text:p>
          </table:table-cell>
          <table:table-cell table:number-columns-repeated="101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24440" calcext:value-type="float">
            <text:p>324440</text:p>
          </table:table-cell>
          <table:table-cell table:number-columns-repeated="2" office:value-type="float" office:value="40000" calcext:value-type="float">
            <text:p>40000</text:p>
          </table:table-cell>
          <table:table-cell office:value-type="float" office:value="0" calcext:value-type="float">
            <text:p>0</text:p>
          </table:table-cell>
          <table:table-cell office:value-type="float" office:value="310.2421" calcext:value-type="float">
            <text:p>310.2421</text:p>
          </table:table-cell>
          <table:table-cell office:value-type="float" office:value="102.27716315504" calcext:value-type="float">
            <text:p>102.27716315504</text:p>
          </table:table-cell>
          <table:table-cell office:value-type="float" office:value="32.9668872003637" calcext:value-type="float">
            <text:p>32.9668872003637</text:p>
          </table:table-cell>
          <table:table-cell office:value-type="float" office:value="123.289360128221" calcext:value-type="float">
            <text:p>123.289360128221</text:p>
          </table:table-cell>
          <table:table-cell office:value-type="float" office:value="0" calcext:value-type="float">
            <text:p>0</text:p>
          </table:table-cell>
          <table:table-cell office:value-type="float" office:value="1292" calcext:value-type="float">
            <text:p>1292</text:p>
          </table:table-cell>
          <table:table-cell office:value-type="float" office:value="107" calcext:value-type="float">
            <text:p>107</text:p>
          </table:table-cell>
          <table:table-cell table:number-columns-repeated="101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02718" calcext:value-type="float">
            <text:p>402718</text:p>
          </table:table-cell>
          <table:table-cell table:number-columns-repeated="2" office:value-type="float" office:value="50000" calcext:value-type="float">
            <text:p>50000</text:p>
          </table:table-cell>
          <table:table-cell office:value-type="float" office:value="0" calcext:value-type="float">
            <text:p>0</text:p>
          </table:table-cell>
          <table:table-cell office:value-type="float" office:value="388.81418" calcext:value-type="float">
            <text:p>388.81418</text:p>
          </table:table-cell>
          <table:table-cell office:value-type="float" office:value="126.574336862504" calcext:value-type="float">
            <text:p>126.574336862504</text:p>
          </table:table-cell>
          <table:table-cell office:value-type="float" office:value="32.553940512793" calcext:value-type="float">
            <text:p>32.553940512793</text:p>
          </table:table-cell>
          <table:table-cell office:value-type="float" office:value="124.156357550445" calcext:value-type="float">
            <text:p>124.156357550445</text:p>
          </table:table-cell>
          <table:table-cell office:value-type="float" office:value="0" calcext:value-type="float">
            <text:p>0</text:p>
          </table:table-cell>
          <table:table-cell office:value-type="float" office:value="1408" calcext:value-type="float">
            <text:p>1408</text:p>
          </table:table-cell>
          <table:table-cell office:value-type="float" office:value="108" calcext:value-type="float">
            <text:p>108</text:p>
          </table:table-cell>
          <table:table-cell table:number-columns-repeated="101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83487" calcext:value-type="float">
            <text:p>483487</text:p>
          </table:table-cell>
          <table:table-cell table:number-columns-repeated="2" office:value-type="float" office:value="60000" calcext:value-type="float">
            <text:p>60000</text:p>
          </table:table-cell>
          <table:table-cell office:value-type="float" office:value="0" calcext:value-type="float">
            <text:p>0</text:p>
          </table:table-cell>
          <table:table-cell office:value-type="float" office:value="468.52435" calcext:value-type="float">
            <text:p>468.52435</text:p>
          </table:table-cell>
          <table:table-cell office:value-type="float" office:value="149.220027422664" calcext:value-type="float">
            <text:p>149.220027422664</text:p>
          </table:table-cell>
          <table:table-cell office:value-type="float" office:value="31.8489375040302" calcext:value-type="float">
            <text:p>31.8489375040302</text:p>
          </table:table-cell>
          <table:table-cell office:value-type="float" office:value="124.098476277542" calcext:value-type="float">
            <text:p>124.098476277542</text:p>
          </table:table-cell>
          <table:table-cell office:value-type="float" office:value="0" calcext:value-type="float">
            <text:p>0</text:p>
          </table:table-cell>
          <table:table-cell office:value-type="float" office:value="1618" calcext:value-type="float">
            <text:p>1618</text:p>
          </table:table-cell>
          <table:table-cell office:value-type="float" office:value="108" calcext:value-type="float">
            <text:p>108</text:p>
          </table:table-cell>
          <table:table-cell table:number-columns-repeated="101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62969" calcext:value-type="float">
            <text:p>562969</text:p>
          </table:table-cell>
          <table:table-cell table:number-columns-repeated="2" office:value-type="float" office:value="70000" calcext:value-type="float">
            <text:p>70000</text:p>
          </table:table-cell>
          <table:table-cell office:value-type="float" office:value="0" calcext:value-type="float">
            <text:p>0</text:p>
          </table:table-cell>
          <table:table-cell office:value-type="float" office:value="547.050628571429" calcext:value-type="float">
            <text:p>547.050628571429</text:p>
          </table:table-cell>
          <table:table-cell office:value-type="float" office:value="207.333969580732" calcext:value-type="float">
            <text:p>207.333969580732</text:p>
          </table:table-cell>
          <table:table-cell office:value-type="float" office:value="37.9003256283912" calcext:value-type="float">
            <text:p>37.9003256283912</text:p>
          </table:table-cell>
          <table:table-cell office:value-type="float" office:value="124.340771871986" calcext:value-type="float">
            <text:p>124.340771871986</text:p>
          </table:table-cell>
          <table:table-cell office:value-type="float" office:value="0" calcext:value-type="float">
            <text:p>0</text:p>
          </table:table-cell>
          <table:table-cell office:value-type="float" office:value="2069" calcext:value-type="float">
            <text:p>2069</text:p>
          </table:table-cell>
          <table:table-cell office:value-type="float" office:value="108" calcext:value-type="float">
            <text:p>108</text:p>
          </table:table-cell>
          <table:table-cell table:number-columns-repeated="101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650799" calcext:value-type="float">
            <text:p>650799</text:p>
          </table:table-cell>
          <table:table-cell table:number-columns-repeated="2" office:value-type="float" office:value="80000" calcext:value-type="float">
            <text:p>80000</text:p>
          </table:table-cell>
          <table:table-cell office:value-type="float" office:value="0" calcext:value-type="float">
            <text:p>0</text:p>
          </table:table-cell>
          <table:table-cell office:value-type="float" office:value="633.831" calcext:value-type="float">
            <text:p>633.831</text:p>
          </table:table-cell>
          <table:table-cell office:value-type="float" office:value="284.004259817075" calcext:value-type="float">
            <text:p>284.004259817075</text:p>
          </table:table-cell>
          <table:table-cell office:value-type="float" office:value="44.8075685501459" calcext:value-type="float">
            <text:p>44.8075685501459</text:p>
          </table:table-cell>
          <table:table-cell office:value-type="float" office:value="122.925818878025" calcext:value-type="float">
            <text:p>122.925818878025</text:p>
          </table:table-cell>
          <table:table-cell office:value-type="float" office:value="0" calcext:value-type="float">
            <text:p>0</text:p>
          </table:table-cell>
          <table:table-cell office:value-type="float" office:value="7235" calcext:value-type="float">
            <text:p>7235</text:p>
          </table:table-cell>
          <table:table-cell office:value-type="float" office:value="110" calcext:value-type="float">
            <text:p>110</text:p>
          </table:table-cell>
          <table:table-cell table:number-columns-repeated="1012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732125" calcext:value-type="float">
            <text:p>732125</text:p>
          </table:table-cell>
          <table:table-cell table:number-columns-repeated="2" office:value-type="float" office:value="90000" calcext:value-type="float">
            <text:p>90000</text:p>
          </table:table-cell>
          <table:table-cell office:value-type="float" office:value="0" calcext:value-type="float">
            <text:p>0</text:p>
          </table:table-cell>
          <table:table-cell office:value-type="float" office:value="711.487677777778" calcext:value-type="float">
            <text:p>711.487677777778</text:p>
          </table:table-cell>
          <table:table-cell office:value-type="float" office:value="309.366380955446" calcext:value-type="float">
            <text:p>309.366380955446</text:p>
          </table:table-cell>
          <table:table-cell office:value-type="float" office:value="43.4816217649341" calcext:value-type="float">
            <text:p>43.4816217649341</text:p>
          </table:table-cell>
          <table:table-cell office:value-type="float" office:value="122.92982755677" calcext:value-type="float">
            <text:p>122.92982755677</text:p>
          </table:table-cell>
          <table:table-cell office:value-type="float" office:value="0" calcext:value-type="float">
            <text:p>0</text:p>
          </table:table-cell>
          <table:table-cell office:value-type="float" office:value="3915" calcext:value-type="float">
            <text:p>3915</text:p>
          </table:table-cell>
          <table:table-cell office:value-type="float" office:value="108" calcext:value-type="float">
            <text:p>108</text:p>
          </table:table-cell>
          <table:table-cell table:number-columns-repeated="101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798266" calcext:value-type="float">
            <text:p>798266</text:p>
          </table:table-cell>
          <table:table-cell table:number-columns-repeated="2"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778.07596" calcext:value-type="float">
            <text:p>778.07596</text:p>
          </table:table-cell>
          <table:table-cell office:value-type="float" office:value="343.351966989867" calcext:value-type="float">
            <text:p>343.351966989867</text:p>
          </table:table-cell>
          <table:table-cell office:value-type="float" office:value="44.1283351036661" calcext:value-type="float">
            <text:p>44.1283351036661</text:p>
          </table:table-cell>
          <table:table-cell office:value-type="float" office:value="125.271526032676" calcext:value-type="float">
            <text:p>125.271526032676</text:p>
          </table:table-cell>
          <table:table-cell office:value-type="float" office:value="0" calcext:value-type="float">
            <text:p>0</text:p>
          </table:table-cell>
          <table:table-cell office:value-type="float" office:value="7628" calcext:value-type="float">
            <text:p>7628</text:p>
          </table:table-cell>
          <table:table-cell office:value-type="float" office:value="108" calcext:value-type="float">
            <text:p>108</text:p>
          </table:table-cell>
          <table:table-cell table:number-columns-repeated="1012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496603" calcext:value-type="float">
            <text:p>1496603</text:p>
          </table:table-cell>
          <table:table-cell table:number-columns-repeated="2" office:value-type="float" office:value="200000" calcext:value-type="float">
            <text:p>200000</text:p>
          </table:table-cell>
          <table:table-cell office:value-type="float" office:value="0" calcext:value-type="float">
            <text:p>0</text:p>
          </table:table-cell>
          <table:table-cell office:value-type="float" office:value="1455.86366" calcext:value-type="float">
            <text:p>1455.86366</text:p>
          </table:table-cell>
          <table:table-cell office:value-type="float" office:value="1232.89397875049" calcext:value-type="float">
            <text:p>1232.89397875049</text:p>
          </table:table-cell>
          <table:table-cell office:value-type="float" office:value="84.6847141407796" calcext:value-type="float">
            <text:p>84.6847141407796</text:p>
          </table:table-cell>
          <table:table-cell office:value-type="float" office:value="133.63597426973" calcext:value-type="float">
            <text:p>133.63597426973</text:p>
          </table:table-cell>
          <table:table-cell office:value-type="float" office:value="0" calcext:value-type="float">
            <text:p>0</text:p>
          </table:table-cell>
          <table:table-cell office:value-type="float" office:value="63968" calcext:value-type="float">
            <text:p>63968</text:p>
          </table:table-cell>
          <table:table-cell office:value-type="float" office:value="109" calcext:value-type="float">
            <text:p>109</text:p>
          </table:table-cell>
          <table:table-cell table:number-columns-repeated="1012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092679" calcext:value-type="float">
            <text:p>2092679</text:p>
          </table:table-cell>
          <table:table-cell table:number-columns-repeated="2" office:value-type="float" office:value="300000" calcext:value-type="float">
            <text:p>300000</text:p>
          </table:table-cell>
          <table:table-cell office:value-type="float" office:value="0" calcext:value-type="float">
            <text:p>0</text:p>
          </table:table-cell>
          <table:table-cell office:value-type="float" office:value="2036.68212333333" calcext:value-type="float">
            <text:p>2036.68212333333</text:p>
          </table:table-cell>
          <table:table-cell office:value-type="float" office:value="2221.5188712766" calcext:value-type="float">
            <text:p>2221.5188712766</text:p>
          </table:table-cell>
          <table:table-cell office:value-type="float" office:value="109.075385197605" calcext:value-type="float">
            <text:p>109.075385197605</text:p>
          </table:table-cell>
          <table:table-cell office:value-type="float" office:value="143.356912359707" calcext:value-type="float">
            <text:p>143.356912359707</text:p>
          </table:table-cell>
          <table:table-cell office:value-type="float" office:value="0" calcext:value-type="float">
            <text:p>0</text:p>
          </table:table-cell>
          <table:table-cell office:value-type="float" office:value="64627" calcext:value-type="float">
            <text:p>64627</text:p>
          </table:table-cell>
          <table:table-cell office:value-type="float" office:value="108" calcext:value-type="float">
            <text:p>108</text:p>
          </table:table-cell>
          <table:table-cell table:number-columns-repeated="1012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637750" calcext:value-type="float">
            <text:p>2637750</text:p>
          </table:table-cell>
          <table:table-cell office:value-type="float" office:value="400000" calcext:value-type="float">
            <text:p>400000</text:p>
          </table:table-cell>
          <table:table-cell office:value-type="float" office:value="399997" calcext:value-type="float">
            <text:p>399997</text:p>
          </table:table-cell>
          <table:table-cell office:value-type="float" office:value="3" calcext:value-type="float">
            <text:p>3</text:p>
          </table:table-cell>
          <table:table-cell office:value-type="float" office:value="2574.35853768903" calcext:value-type="float">
            <text:p>2574.35853768903</text:p>
          </table:table-cell>
          <table:table-cell office:value-type="float" office:value="2566.37845873434" calcext:value-type="float">
            <text:p>2566.37845873434</text:p>
          </table:table-cell>
          <table:table-cell office:value-type="float" office:value="99.6900168007732" calcext:value-type="float">
            <text:p>99.6900168007732</text:p>
          </table:table-cell>
          <table:table-cell office:value-type="float" office:value="151.643256563359" calcext:value-type="float">
            <text:p>151.643256563359</text:p>
          </table:table-cell>
          <table:table-cell table:style-name="ce4" office:value-type="float" office:value="0.00075" calcext:value-type="float">
            <text:p>7.50E-04</text:p>
          </table:table-cell>
          <table:table-cell office:value-type="float" office:value="127363" calcext:value-type="float">
            <text:p>127363</text:p>
          </table:table-cell>
          <table:table-cell office:value-type="float" office:value="107" calcext:value-type="float">
            <text:p>107</text:p>
          </table:table-cell>
          <table:table-cell table:number-columns-repeated="1012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3288909" calcext:value-type="float">
            <text:p>3288909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0" calcext:value-type="float">
            <text:p>0</text:p>
          </table:table-cell>
          <table:table-cell office:value-type="float" office:value="3222.782746" calcext:value-type="float">
            <text:p>3222.782746</text:p>
          </table:table-cell>
          <table:table-cell office:value-type="float" office:value="2605.35664953212" calcext:value-type="float">
            <text:p>2605.35664953212</text:p>
          </table:table-cell>
          <table:table-cell office:value-type="float" office:value="80.8418331259156" calcext:value-type="float">
            <text:p>80.8418331259156</text:p>
          </table:table-cell>
          <table:table-cell office:value-type="float" office:value="152.026097407985" calcext:value-type="float">
            <text:p>152.026097407985</text:p>
          </table:table-cell>
          <table:table-cell office:value-type="float" office:value="0" calcext:value-type="float">
            <text:p>0</text:p>
          </table:table-cell>
          <table:table-cell office:value-type="float" office:value="67027" calcext:value-type="float">
            <text:p>67027</text:p>
          </table:table-cell>
          <table:table-cell office:value-type="float" office:value="108" calcext:value-type="float">
            <text:p>108</text:p>
          </table:table-cell>
          <table:table-cell table:number-columns-repeated="1012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4163407" calcext:value-type="float">
            <text:p>4163407</text:p>
          </table:table-cell>
          <table:table-cell office:value-type="float" office:value="600000" calcext:value-type="float">
            <text:p>600000</text:p>
          </table:table-cell>
          <table:table-cell office:value-type="float" office:value="599987" calcext:value-type="float">
            <text:p>599987</text:p>
          </table:table-cell>
          <table:table-cell office:value-type="float" office:value="27" calcext:value-type="float">
            <text:p>27</text:p>
          </table:table-cell>
          <table:table-cell office:value-type="float" office:value="4102.36961467498" calcext:value-type="float">
            <text:p>4102.36961467498</text:p>
          </table:table-cell>
          <table:table-cell office:value-type="float" office:value="2577.87810641175" calcext:value-type="float">
            <text:p>2577.87810641175</text:p>
          </table:table-cell>
          <table:table-cell office:value-type="float" office:value="62.8387578045179" calcext:value-type="float">
            <text:p>62.8387578045179</text:p>
          </table:table-cell>
          <table:table-cell office:value-type="float" office:value="144.109619837792" calcext:value-type="float">
            <text:p>144.109619837792</text:p>
          </table:table-cell>
          <table:table-cell office:value-type="float" office:value="0.0045" calcext:value-type="float">
            <text:p>0.0045</text:p>
          </table:table-cell>
          <table:table-cell office:value-type="float" office:value="128246" calcext:value-type="float">
            <text:p>128246</text:p>
          </table:table-cell>
          <table:table-cell office:value-type="float" office:value="108" calcext:value-type="float">
            <text:p>108</text:p>
          </table:table-cell>
          <table:table-cell table:number-columns-repeated="1012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4633013" calcext:value-type="float">
            <text:p>4633013</text:p>
          </table:table-cell>
          <table:table-cell office:value-type="float" office:value="700000" calcext:value-type="float">
            <text:p>700000</text:p>
          </table:table-cell>
          <table:table-cell office:value-type="float" office:value="699989" calcext:value-type="float">
            <text:p>699989</text:p>
          </table:table-cell>
          <table:table-cell office:value-type="float" office:value="11" calcext:value-type="float">
            <text:p>11</text:p>
          </table:table-cell>
          <table:table-cell office:value-type="float" office:value="4563.31007201542" calcext:value-type="float">
            <text:p>4563.31007201542</text:p>
          </table:table-cell>
          <table:table-cell office:value-type="float" office:value="3001.09008131972" calcext:value-type="float">
            <text:p>3001.09008131972</text:p>
          </table:table-cell>
          <table:table-cell office:value-type="float" office:value="65.7656401594088" calcext:value-type="float">
            <text:p>65.7656401594088</text:p>
          </table:table-cell>
          <table:table-cell office:value-type="float" office:value="151.087208259506" calcext:value-type="float">
            <text:p>151.087208259506</text:p>
          </table:table-cell>
          <table:table-cell office:value-type="float" office:value="0.00157142857142857" calcext:value-type="float">
            <text:p>0.001571428571429</text:p>
          </table:table-cell>
          <table:table-cell office:value-type="float" office:value="129108" calcext:value-type="float">
            <text:p>129108</text:p>
          </table:table-cell>
          <table:table-cell office:value-type="float" office:value="107" calcext:value-type="float">
            <text:p>107</text:p>
          </table:table-cell>
          <table:table-cell table:number-columns-repeated="1012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4779871" calcext:value-type="float">
            <text:p>4779871</text:p>
          </table:table-cell>
          <table:table-cell office:value-type="float" office:value="800000" calcext:value-type="float">
            <text:p>800000</text:p>
          </table:table-cell>
          <table:table-cell office:value-type="float" office:value="799794" calcext:value-type="float">
            <text:p>799794</text:p>
          </table:table-cell>
          <table:table-cell office:value-type="float" office:value="206" calcext:value-type="float">
            <text:p>206</text:p>
          </table:table-cell>
          <table:table-cell office:value-type="float" office:value="4701.17985256203" calcext:value-type="float">
            <text:p>4701.17985256203</text:p>
          </table:table-cell>
          <table:table-cell office:value-type="float" office:value="3366.74915400977" calcext:value-type="float">
            <text:p>3366.74915400977</text:p>
          </table:table-cell>
          <table:table-cell office:value-type="float" office:value="71.6149830382466" calcext:value-type="float">
            <text:p>71.6149830382466</text:p>
          </table:table-cell>
          <table:table-cell office:value-type="float" office:value="167.32543618855" calcext:value-type="float">
            <text:p>167.32543618855</text:p>
          </table:table-cell>
          <table:table-cell office:value-type="float" office:value="0.02575" calcext:value-type="float">
            <text:p>0.02575</text:p>
          </table:table-cell>
          <table:table-cell office:value-type="float" office:value="137970" calcext:value-type="float">
            <text:p>137970</text:p>
          </table:table-cell>
          <table:table-cell office:value-type="float" office:value="103" calcext:value-type="float">
            <text:p>103</text:p>
          </table:table-cell>
          <table:table-cell table:number-columns-repeated="1012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5285323" calcext:value-type="float">
            <text:p>5285323</text:p>
          </table:table-cell>
          <table:table-cell office:value-type="float" office:value="900000" calcext:value-type="float">
            <text:p>900000</text:p>
          </table:table-cell>
          <table:table-cell office:value-type="float" office:value="899688" calcext:value-type="float">
            <text:p>899688</text:p>
          </table:table-cell>
          <table:table-cell office:value-type="float" office:value="312" calcext:value-type="float">
            <text:p>312</text:p>
          </table:table-cell>
          <table:table-cell office:value-type="float" office:value="5206.90854607375" calcext:value-type="float">
            <text:p>5206.90854607375</text:p>
          </table:table-cell>
          <table:table-cell office:value-type="float" office:value="3617.19769865876" calcext:value-type="float">
            <text:p>3617.19769865876</text:p>
          </table:table-cell>
          <table:table-cell office:value-type="float" office:value="69.4691997497497" calcext:value-type="float">
            <text:p>69.4691997497497</text:p>
          </table:table-cell>
          <table:table-cell office:value-type="float" office:value="170.223844408374" calcext:value-type="float">
            <text:p>170.223844408374</text:p>
          </table:table-cell>
          <table:table-cell office:value-type="float" office:value="0.0346666666666667" calcext:value-type="float">
            <text:p>0.034666666666667</text:p>
          </table:table-cell>
          <table:table-cell office:value-type="float" office:value="134413" calcext:value-type="float">
            <text:p>134413</text:p>
          </table:table-cell>
          <table:table-cell office:value-type="float" office:value="103" calcext:value-type="float">
            <text:p>103</text:p>
          </table:table-cell>
          <table:table-cell table:number-columns-repeated="101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5881456" calcext:value-type="float">
            <text:p>5881456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999684" calcext:value-type="float">
            <text:p>999684</text:p>
          </table:table-cell>
          <table:table-cell office:value-type="float" office:value="316" calcext:value-type="float">
            <text:p>316</text:p>
          </table:table-cell>
          <table:table-cell office:value-type="float" office:value="5804.17730402807" calcext:value-type="float">
            <text:p>5804.17730402807</text:p>
          </table:table-cell>
          <table:table-cell office:value-type="float" office:value="3539.5314158017" calcext:value-type="float">
            <text:p>3539.5314158017</text:p>
          </table:table-cell>
          <table:table-cell office:value-type="float" office:value="60.9824826223913" calcext:value-type="float">
            <text:p>60.9824826223913</text:p>
          </table:table-cell>
          <table:table-cell office:value-type="float" office:value="169.972197360654" calcext:value-type="float">
            <text:p>169.972197360654</text:p>
          </table:table-cell>
          <table:table-cell office:value-type="float" office:value="0.0316" calcext:value-type="float">
            <text:p>0.0316</text:p>
          </table:table-cell>
          <table:table-cell office:value-type="float" office:value="137616" calcext:value-type="float">
            <text:p>137616</text:p>
          </table:table-cell>
          <table:table-cell office:value-type="float" office:value="102" calcext:value-type="float">
            <text:p>102</text:p>
          </table:table-cell>
          <table:table-cell table:number-columns-repeated="1012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ference for reaction time - No replication" table:style-name="ta1">
        <table:table-column table:style-name="co10" table:default-cell-style-name="Default"/>
        <table:table-row table:style-name="ro1">
          <table:table-cell/>
        </table:table-row>
      </table:table>
      <table:table table:name="Reaction time - Intra VM replication level" table:style-name="ta1">
        <table:shapes>
          <draw:frame draw:z-index="0" draw:style-name="gr1" draw:text-style-name="P1" svg:width="692.73pt" svg:height="255.26pt" svg:x="192.7pt" svg:y="1065.4pt">
            <draw:object draw:notify-on-update-of-ranges="'Reaction time - Intra VM replication level'.A2:'Reaction time - Intra VM replication level'.A120 'Reaction time - Intra VM replication level'.B1:'Reaction time - Intra VM replication level'.B1 'Reaction time - Intra VM replication level'.B2:'Reaction time - Intra VM replication level'.B120" xlink:href="./Object 15" xlink:type="simple" xlink:show="embed" xlink:actuate="onLoad">
              <loext:p/>
            </draw:object>
            <draw:image xlink:href="./ObjectReplacements/Object 15" xlink:type="simple" xlink:show="embed" xlink:actuate="onLoad"/>
          </draw:frame>
        </table:shapes>
        <table:table-column table:style-name="co10" table:default-cell-style-name="Default"/>
        <table:table-column table:style-name="co23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VM level replication (ms)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46.193905817174" calcext:value-type="float">
            <text:p>946.19390581717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81.370436331256" calcext:value-type="float">
            <text:p>881.37043633125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989.984329089128" calcext:value-type="float">
            <text:p>989.98432908912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885.225806451613" calcext:value-type="float">
            <text:p>885.22580645161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883.704188481675" calcext:value-type="float">
            <text:p>883.70418848167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877.34126984127" calcext:value-type="float">
            <text:p>877.34126984127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884.695035460993" calcext:value-type="float">
            <text:p>884.69503546099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885.748201438849" calcext:value-type="float">
            <text:p>885.74820143884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890.304083405734" calcext:value-type="float">
            <text:p>890.30408340573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831.815856777494" calcext:value-type="float">
            <text:p>831.815856777494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911.141784037559" calcext:value-type="float">
            <text:p>911.141784037559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273.18326693227" calcext:value-type="float">
            <text:p>1273.18326693227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2789.59799453054" calcext:value-type="float">
            <text:p>2789.59799453054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2503.44839857651" calcext:value-type="float">
            <text:p>2503.4483985765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668.64017857143" calcext:value-type="float">
            <text:p>2668.64017857143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2572.39778534923" calcext:value-type="float">
            <text:p>2572.39778534923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2511.97757847534" calcext:value-type="float">
            <text:p>2511.97757847534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2591.96895973154" calcext:value-type="float">
            <text:p>2591.96895973154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2585.56819953235" calcext:value-type="float">
            <text:p>2585.5681995323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607.00390243902" calcext:value-type="float">
            <text:p>2607.00390243902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2624.1804835924" calcext:value-type="float">
            <text:p>2624.1804835924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408.01983939537" calcext:value-type="float">
            <text:p>1408.01983939537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213.51915070774" calcext:value-type="float">
            <text:p>1213.51915070774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246.08093220339" calcext:value-type="float">
            <text:p>1246.08093220339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249.75622923588" calcext:value-type="float">
            <text:p>1249.75622923588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244.35635723713" calcext:value-type="float">
            <text:p>1244.35635723713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264.35187424426" calcext:value-type="float">
            <text:p>1264.35187424426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321.49574563368" calcext:value-type="float">
            <text:p>1321.49574563368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261.12866242038" calcext:value-type="float">
            <text:p>1261.12866242038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247.23668639053" calcext:value-type="float">
            <text:p>1247.23668639053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1272.76495726496" calcext:value-type="float">
            <text:p>1272.76495726496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260.53559463987" calcext:value-type="float">
            <text:p>1260.53559463987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1237.6802349979" calcext:value-type="float">
            <text:p>1237.6802349979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1209.54960889255" calcext:value-type="float">
            <text:p>1209.54960889255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326.23000824402" calcext:value-type="float">
            <text:p>1326.23000824402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1209.76429163215" calcext:value-type="float">
            <text:p>1209.76429163215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1266.08643998361" calcext:value-type="float">
            <text:p>1266.08643998361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1258.03540955631" calcext:value-type="float">
            <text:p>1258.03540955631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1221.31464174455" calcext:value-type="float">
            <text:p>1221.31464174455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224.37418111753" calcext:value-type="float">
            <text:p>1224.37418111753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1232.01579846285" calcext:value-type="float">
            <text:p>1232.01579846285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1216.46232596233" calcext:value-type="float">
            <text:p>1216.46232596233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1216.16611570248" calcext:value-type="float">
            <text:p>1216.16611570248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1219.36995605274" calcext:value-type="float">
            <text:p>1219.36995605274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1193.42954159593" calcext:value-type="float">
            <text:p>1193.42954159593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1275.015771526" calcext:value-type="float">
            <text:p>1275.015771526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1230.19670200236" calcext:value-type="float">
            <text:p>1230.19670200236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1240.10423875433" calcext:value-type="float">
            <text:p>1240.10423875433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1315.26553911205" calcext:value-type="float">
            <text:p>1315.2655391120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277.69955947137" calcext:value-type="float">
            <text:p>1277.69955947137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1212.23270987386" calcext:value-type="float">
            <text:p>1212.23270987386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1239.96901752956" calcext:value-type="float">
            <text:p>1239.96901752956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1276.44058205336" calcext:value-type="float">
            <text:p>1276.44058205336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1252.38227628149" calcext:value-type="float">
            <text:p>1252.38227628149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1199.29363110008" calcext:value-type="float">
            <text:p>1199.29363110008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1223.24043495771" calcext:value-type="float">
            <text:p>1223.24043495771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1220.36654515998" calcext:value-type="float">
            <text:p>1220.36654515998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1216.39695878351" calcext:value-type="float">
            <text:p>1216.39695878351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1227.65458422175" calcext:value-type="float">
            <text:p>1227.65458422175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304.78843736908" calcext:value-type="float">
            <text:p>1304.78843736908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1258.55051369863" calcext:value-type="float">
            <text:p>1258.55051369863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1219.57259100642" calcext:value-type="float">
            <text:p>1219.57259100642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1269.03212688085" calcext:value-type="float">
            <text:p>1269.03212688085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1242.39562443026" calcext:value-type="float">
            <text:p>1242.39562443026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1317.09506618532" calcext:value-type="float">
            <text:p>1317.09506618532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1215.66457286432" calcext:value-type="float">
            <text:p>1215.66457286432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1231.41236673774" calcext:value-type="float">
            <text:p>1231.41236673774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1267.00788643533" calcext:value-type="float">
            <text:p>1267.00788643533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1206.43996641478" calcext:value-type="float">
            <text:p>1206.43996641478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227.59350270721" calcext:value-type="float">
            <text:p>1227.59350270721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1248.09525843657" calcext:value-type="float">
            <text:p>1248.09525843657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1166.2401725791" calcext:value-type="float">
            <text:p>1166.2401725791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473.892601431981" calcext:value-type="float">
            <text:p>473.892601431981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568.426321709786" calcext:value-type="float">
            <text:p>568.426321709786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882.067592592593" calcext:value-type="float">
            <text:p>882.067592592593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893.846683893196" calcext:value-type="float">
            <text:p>893.846683893196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898.180358829084" calcext:value-type="float">
            <text:p>898.180358829084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911.223788546256" calcext:value-type="float">
            <text:p>911.223788546256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863.285454545455" calcext:value-type="float">
            <text:p>863.285454545455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871.4674196351" calcext:value-type="float">
            <text:p>871.4674196351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887.177642980936" calcext:value-type="float">
            <text:p>887.177642980936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884.634719710669" calcext:value-type="float">
            <text:p>884.634719710669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918.20295202952" calcext:value-type="float">
            <text:p>918.20295202952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899.234982332155" calcext:value-type="float">
            <text:p>899.234982332155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847.953654188948" calcext:value-type="float">
            <text:p>847.953654188948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872.60824742268" calcext:value-type="float">
            <text:p>872.60824742268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893.062827225131" calcext:value-type="float">
            <text:p>893.062827225131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852.172570390554" calcext:value-type="float">
            <text:p>852.172570390554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878.542472666106" calcext:value-type="float">
            <text:p>878.542472666106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869.865831842576" calcext:value-type="float">
            <text:p>869.865831842576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886.55811965812" calcext:value-type="float">
            <text:p>886.55811965812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863.694599627561" calcext:value-type="float">
            <text:p>863.694599627561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907.560714285714" calcext:value-type="float">
            <text:p>907.560714285714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888.501776198934" calcext:value-type="float">
            <text:p>888.501776198934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897.440692640693" calcext:value-type="float">
            <text:p>897.440692640693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843.525261324042" calcext:value-type="float">
            <text:p>843.525261324042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864.202359346642" calcext:value-type="float">
            <text:p>864.202359346642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878.363390441839" calcext:value-type="float">
            <text:p>878.363390441839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883.084377610694" calcext:value-type="float">
            <text:p>883.084377610694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838.637043189369" calcext:value-type="float">
            <text:p>838.637043189369</text:p>
          </table:table-cell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float" office:value="896.670556552962" calcext:value-type="float">
            <text:p>896.670556552962</text:p>
          </table:table-cell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float" office:value="853.457465277778" calcext:value-type="float">
            <text:p>853.457465277778</text:p>
          </table:table-cell>
        </table:table-row>
        <table:table-row table:style-name="ro1">
          <table:table-cell office:value-type="float" office:value="1030" calcext:value-type="float">
            <text:p>1030</text:p>
          </table:table-cell>
          <table:table-cell office:value-type="float" office:value="864.579130434783" calcext:value-type="float">
            <text:p>864.579130434783</text:p>
          </table:table-cell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float" office:value="916.092774308653" calcext:value-type="float">
            <text:p>916.092774308653</text:p>
          </table:table-cell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867.661141804788" calcext:value-type="float">
            <text:p>867.661141804788</text:p>
          </table:table-cell>
        </table:table-row>
        <table:table-row table:style-name="ro1">
          <table:table-cell office:value-type="float" office:value="1060" calcext:value-type="float">
            <text:p>1060</text:p>
          </table:table-cell>
          <table:table-cell office:value-type="float" office:value="875.037996545769" calcext:value-type="float">
            <text:p>875.037996545769</text:p>
          </table:table-cell>
        </table:table-row>
        <table:table-row table:style-name="ro1">
          <table:table-cell office:value-type="float" office:value="1070" calcext:value-type="float">
            <text:p>1070</text:p>
          </table:table-cell>
          <table:table-cell office:value-type="float" office:value="845.36496350365" calcext:value-type="float">
            <text:p>845.36496350365</text:p>
          </table:table-cell>
        </table:table-row>
        <table:table-row table:style-name="ro1">
          <table:table-cell office:value-type="float" office:value="1080" calcext:value-type="float">
            <text:p>1080</text:p>
          </table:table-cell>
          <table:table-cell office:value-type="float" office:value="889.429708222812" calcext:value-type="float">
            <text:p>889.429708222812</text:p>
          </table:table-cell>
        </table:table-row>
        <table:table-row table:style-name="ro1">
          <table:table-cell office:value-type="float" office:value="1090" calcext:value-type="float">
            <text:p>1090</text:p>
          </table:table-cell>
          <table:table-cell office:value-type="float" office:value="841.297816593886" calcext:value-type="float">
            <text:p>841.297816593886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879.893559928444" calcext:value-type="float">
            <text:p>879.893559928444</text:p>
          </table:table-cell>
        </table:table-row>
        <table:table-row table:style-name="ro1">
          <table:table-cell office:value-type="float" office:value="1110" calcext:value-type="float">
            <text:p>1110</text:p>
          </table:table-cell>
          <table:table-cell office:value-type="float" office:value="874.224242424243" calcext:value-type="float">
            <text:p>874.224242424243</text:p>
          </table:table-cell>
        </table:table-row>
        <table:table-row table:style-name="ro1">
          <table:table-cell office:value-type="float" office:value="1120" calcext:value-type="float">
            <text:p>1120</text:p>
          </table:table-cell>
          <table:table-cell office:value-type="float" office:value="872.78590544157" calcext:value-type="float">
            <text:p>872.78590544157</text:p>
          </table:table-cell>
        </table:table-row>
        <table:table-row table:style-name="ro1">
          <table:table-cell office:value-type="float" office:value="1130" calcext:value-type="float">
            <text:p>1130</text:p>
          </table:table-cell>
          <table:table-cell office:value-type="float" office:value="887.213058419244" calcext:value-type="float">
            <text:p>887.213058419244</text:p>
          </table:table-cell>
        </table:table-row>
        <table:table-row table:style-name="ro1">
          <table:table-cell office:value-type="float" office:value="1140" calcext:value-type="float">
            <text:p>1140</text:p>
          </table:table-cell>
          <table:table-cell office:value-type="float" office:value="884.437556154537" calcext:value-type="float">
            <text:p>884.437556154537</text:p>
          </table:table-cell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float" office:value="896.340290381125" calcext:value-type="float">
            <text:p>896.340290381125</text:p>
          </table:table-cell>
        </table:table-row>
        <table:table-row table:style-name="ro1">
          <table:table-cell office:value-type="float" office:value="1160" calcext:value-type="float">
            <text:p>1160</text:p>
          </table:table-cell>
          <table:table-cell office:value-type="float" office:value="866.707087959009" calcext:value-type="float">
            <text:p>866.707087959009</text:p>
          </table:table-cell>
        </table:table-row>
        <table:table-row table:style-name="ro1">
          <table:table-cell office:value-type="float" office:value="1170" calcext:value-type="float">
            <text:p>1170</text:p>
          </table:table-cell>
          <table:table-cell office:value-type="float" office:value="891.523943661972" calcext:value-type="float">
            <text:p>891.523943661972</text:p>
          </table:table-cell>
        </table:table-row>
        <table:table-row table:style-name="ro1">
          <table:table-cell office:value-type="float" office:value="1180" calcext:value-type="float">
            <text:p>1180</text:p>
          </table:table-cell>
          <table:table-cell office:value-type="float" office:value="911.253405994551" calcext:value-type="float">
            <text:p>911.253405994551</text:p>
          </table:table-cell>
        </table:table-row>
        <table:table-row table:style-name="ro1">
          <table:table-cell office:value-type="float" office:value="1190" calcext:value-type="float">
            <text:p>1190</text:p>
          </table:table-cell>
          <table:table-cell office:value-type="float" office:value="848.988626421697" calcext:value-type="float">
            <text:p>848.988626421697</text:p>
          </table:table-cell>
        </table:table-row>
      </table:table>
      <table:table table:name="Reaction time - Intra app level replication" table:style-name="ta1">
        <table:table-column table:style-name="co10" table:default-cell-style-name="Default"/>
        <table:table-row table:style-name="ro1">
          <table:table-cell/>
        </table:table-row>
      </table:table>
      <table:table table:name="Reaction time - Inter VM level replication" table:style-name="ta1">
        <table:table-column table:style-name="co10" table:default-cell-style-name="Default"/>
        <table:table-row table:style-name="ro1">
          <table:table-cell/>
        </table:table-row>
      </table:table>
      <table:table table:name="Reaction time - Inter app level replication" table:style-name="ta1">
        <table:table-column table:style-name="co10" table:default-cell-style-name="Default"/>
        <table:table-row table:style-name="ro1">
          <table:table-cell/>
        </table:table-row>
      </table:table>
      <table:table table:name="Analysis" table:style-name="ta1">
        <table:shapes>
          <draw:frame draw:z-index="0" draw:style-name="gr1" draw:text-style-name="P1" svg:width="453.46pt" svg:height="255.26pt" svg:x="7.8pt" svg:y="3pt">
            <draw:object draw:notify-on-update-of-ranges="'CLASSIC_MNG_OFF-Log-100ms-1-1000-100'.A2:'CLASSIC_MNG_OFF-Log-100ms-1-1000-100'.A11 'CLASSIC_MNG_OFF-Log-100ms-1-1000-100'.F1:'CLASSIC_MNG_OFF-Log-100ms-1-1000-100'.F1 'CLASSIC_MNG_OFF-Log-100ms-1-1000-100'.F2:'CLASSIC_MNG_OFF-Log-100ms-1-1000-100'.F11 'CLASSIC_MNG_ON-Log-100ms-1-1000-100'.F1:'CLASSIC_MNG_ON-Log-100ms-1-1000-100'.F1 'CLASSIC_MNG_ON-Log-100ms-1-1000-100'.F2:'CLASSIC_MNG_ON-Log-100ms-1-1000-100'.F11 'CLASSIC_MNG_ON_MULTI-Log-100ms-1-1000-100'.F1:'CLASSIC_MNG_ON_MULTI-Log-100ms-1-1000-100'.F1 'CLASSIC_MNG_ON_MULTI-Log-100ms-1-1000-100'.F2:'CLASSIC_MNG_ON_MULTI-Log-100ms-1-1000-100'.F11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1" draw:style-name="gr1" draw:text-style-name="P1" svg:width="453.49pt" svg:height="255.23pt" svg:x="465.93pt" svg:y="6.04pt">
            <draw:object draw:notify-on-update-of-ranges="'CLASSIC_MNG_OFF-Log-100ms-1-1000-100'.A11:'CLASSIC_MNG_OFF-Log-100ms-1-1000-100'.A20 'CLASSIC_MNG_OFF-Log-100ms-1-1000-100'.F1:'CLASSIC_MNG_OFF-Log-100ms-1-1000-100'.F1 'CLASSIC_MNG_OFF-Log-100ms-1-1000-100'.F11:'CLASSIC_MNG_OFF-Log-100ms-1-1000-100'.F20 'CLASSIC_MNG_ON-Log-100ms-1-1000-100'.F1:'CLASSIC_MNG_ON-Log-100ms-1-1000-100'.F1 'CLASSIC_MNG_ON-Log-100ms-1-1000-100'.F11:'CLASSIC_MNG_ON-Log-100ms-1-1000-100'.F20 'CLASSIC_MNG_ON_MULTI-Log-100ms-1-1000-100'.F1:'CLASSIC_MNG_ON_MULTI-Log-100ms-1-1000-100'.F1 'CLASSIC_MNG_ON_MULTI-Log-100ms-1-1000-100'.F11:'CLASSIC_MNG_ON_MULTI-Log-100ms-1-1000-100'.F20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2" draw:style-name="gr1" draw:text-style-name="P1" svg:width="453.51pt" svg:height="255.09pt" svg:x="921.46pt" svg:y="4.34pt">
            <draw:object draw:notify-on-update-of-ranges="'CLASSIC_MNG_OFF-Log-100ms-1-1000-100'.A20:'CLASSIC_MNG_OFF-Log-100ms-1-1000-100'.A29 'CLASSIC_MNG_OFF-Log-100ms-1-1000-100'.F1:'CLASSIC_MNG_OFF-Log-100ms-1-1000-100'.F1 'CLASSIC_MNG_OFF-Log-100ms-1-1000-100'.F20:'CLASSIC_MNG_OFF-Log-100ms-1-1000-100'.F29 'CLASSIC_MNG_ON-Log-100ms-1-1000-100'.F1:'CLASSIC_MNG_ON-Log-100ms-1-1000-100'.F1 'CLASSIC_MNG_ON-Log-100ms-1-1000-100'.F20:'CLASSIC_MNG_ON-Log-100ms-1-1000-100'.F27 'CLASSIC_MNG_ON_MULTI-Log-100ms-1-1000-100'.F1:'CLASSIC_MNG_ON_MULTI-Log-100ms-1-1000-100'.F1 'CLASSIC_MNG_ON_MULTI-Log-100ms-1-1000-100'.F20:'CLASSIC_MNG_ON_MULTI-Log-100ms-1-1000-100'.F29 'CLASSIC_MNG_ON_MULTI-Log-100ms-1-1000-100'.F20:'CLASSIC_MNG_ON_MULTI-Log-100ms-1-1000-100'.F29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z-index="3" draw:style-name="gr1" draw:text-style-name="P1" svg:width="453.46pt" svg:height="255.26pt" svg:x="7.03pt" svg:y="271.05pt">
            <draw:object draw:notify-on-update-of-ranges="'CLASSIC_MNG_OFF-Log-100ms-1-1000-100'.A2:'CLASSIC_MNG_OFF-Log-100ms-1-1000-100'.A11 'CLASSIC_MNG_OFF-Log-100ms-1-1000-100'.I1:'CLASSIC_MNG_OFF-Log-100ms-1-1000-100'.I1 'CLASSIC_MNG_OFF-Log-100ms-1-1000-100'.I2:'CLASSIC_MNG_OFF-Log-100ms-1-1000-100'.I11 'CLASSIC_MNG_ON-Log-100ms-1-1000-100'.I1:'CLASSIC_MNG_ON-Log-100ms-1-1000-100'.I1 'CLASSIC_MNG_ON-Log-100ms-1-1000-100'.I2:'CLASSIC_MNG_ON-Log-100ms-1-1000-100'.I11 'CLASSIC_MNG_ON_MULTI-Log-100ms-1-1000-100'.I1:'CLASSIC_MNG_ON_MULTI-Log-100ms-1-1000-100'.I1 'CLASSIC_MNG_ON_MULTI-Log-100ms-1-1000-100'.I2:'CLASSIC_MNG_ON_MULTI-Log-100ms-1-1000-100'.I11"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  <draw:frame draw:z-index="4" draw:style-name="gr1" draw:text-style-name="P1" svg:width="453.46pt" svg:height="255.23pt" svg:x="475.31pt" svg:y="278.59pt">
            <draw:object draw:notify-on-update-of-ranges="'CLASSIC_MNG_OFF-Log-100ms-1-1000-100'.A11:'CLASSIC_MNG_OFF-Log-100ms-1-1000-100'.A20 'CLASSIC_MNG_OFF-Log-100ms-1-1000-100'.I1:'CLASSIC_MNG_OFF-Log-100ms-1-1000-100'.I1 'CLASSIC_MNG_OFF-Log-100ms-1-1000-100'.I11:'CLASSIC_MNG_OFF-Log-100ms-1-1000-100'.I20 'CLASSIC_MNG_ON-Log-100ms-1-1000-100'.I1:'CLASSIC_MNG_ON-Log-100ms-1-1000-100'.I1 'CLASSIC_MNG_ON-Log-100ms-1-1000-100'.I11:'CLASSIC_MNG_ON-Log-100ms-1-1000-100'.I20 'CLASSIC_MNG_ON_MULTI-Log-100ms-1-1000-100'.I1:'CLASSIC_MNG_ON_MULTI-Log-100ms-1-1000-100'.I1 'CLASSIC_MNG_ON_MULTI-Log-100ms-1-1000-100'.I11:'CLASSIC_MNG_ON_MULTI-Log-100ms-1-1000-100'.I20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  <draw:frame draw:z-index="5" draw:style-name="gr1" draw:text-style-name="P1" svg:width="453.51pt" svg:height="255.09pt" svg:x="962.05pt" svg:y="273.88pt">
            <draw:object draw:notify-on-update-of-ranges="'CLASSIC_MNG_OFF-Log-100ms-1-1000-100'.A20:'CLASSIC_MNG_OFF-Log-100ms-1-1000-100'.A29 'CLASSIC_MNG_OFF-Log-100ms-1-1000-100'.I1:'CLASSIC_MNG_OFF-Log-100ms-1-1000-100'.I1 'CLASSIC_MNG_OFF-Log-100ms-1-1000-100'.I20:'CLASSIC_MNG_OFF-Log-100ms-1-1000-100'.I29 'CLASSIC_MNG_ON-Log-100ms-1-1000-100'.I1:'CLASSIC_MNG_ON-Log-100ms-1-1000-100'.I1 'CLASSIC_MNG_ON-Log-100ms-1-1000-100'.I20:'CLASSIC_MNG_ON-Log-100ms-1-1000-100'.I27 'CLASSIC_MNG_ON_MULTI-Log-100ms-1-1000-100'.I1:'CLASSIC_MNG_ON_MULTI-Log-100ms-1-1000-100'.I1 'CLASSIC_MNG_ON_MULTI-Log-100ms-1-1000-100'.I20:'CLASSIC_MNG_ON_MULTI-Log-100ms-1-1000-100'.I26"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</draw:frame>
        </table:shapes>
        <table:table-column table:style-name="co10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pt" number:country="BR">R$</number:currency-symbol>
      <number:text> </number:text>
      <number:number number:decimal-places="0" loext:min-decimal-places="0" number:min-integer-digits="1" number:grouping="true"/>
    </number:currency-style>
    <number:currency-style style:name="N122">
      <number:text>-</number:text>
      <number:currency-symbol number:language="pt" number:country="BR">R$</number:currency-symbol>
      <number:text> </number:text>
      <number:number number:decimal-places="0" loext:min-decimal-places="0" number:min-integer-digits="1" number:grouping="true"/>
      <style:map style:condition="value()&gt;=0" style:apply-style-name="N122P0"/>
    </number:currency-style>
    <number:currency-style style:name="N12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24"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24P0"/>
    </number:currency-style>
    <number:currency-style style:name="N125P0" style:volatile="true">
      <number:currency-symbol number:language="pt" number:country="BR">R$</number:currency-symbol>
      <number:text> </number:text>
      <number:number number:decimal-places="0" loext:min-decimal-places="0" number:min-integer-digits="1" number:grouping="true"/>
    </number:currency-style>
    <number:currency-style style:name="N125">
      <style:text-properties fo:color="#ff0000"/>
      <number:text>-</number:text>
      <number:currency-symbol number:language="pt" number:country="BR">R$</number:currency-symbol>
      <number:text> </number:text>
      <number:number number:decimal-places="0" loext:min-decimal-places="0" number:min-integer-digits="1" number:grouping="true"/>
      <style:map style:condition="value()&gt;=0" style:apply-style-name="N125P0"/>
    </number:currency-style>
    <number:currency-style style:name="N126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26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26P0"/>
    </number:currency-style>
    <number:currency-style style:name="N128P0" style:volatile="true">
      <number:currency-symbol number:language="pt" number:country="BR">R$</number:currency-symbol>
      <number:text> </number:text>
      <number:number number:decimal-places="2" loext:min-decimal-places="0" number:min-integer-digits="1" number:decimal-replacement="--" number:grouping="true"/>
    </number:currency-style>
    <number:currency-style style:name="N128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0" number:min-integer-digits="1" number:decimal-replacement="--" number:grouping="true"/>
      <style:map style:condition="value()&gt;=0" style:apply-style-name="N128P0"/>
    </number:currency-style>
    <number:number-style style:name="N129">
      <number:number number:decimal-places="3" loext:min-decimal-places="3" number:min-integer-digits="0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17">00/00/0000</text:date>, <text:time style:data-style-name="N2" text:time-value="11:31:18.45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6-17T20:34:19.164000000</dc:date>
    <meta:editing-duration>PT9H36M10S</meta:editing-duration>
    <meta:editing-cycles>7</meta:editing-cycles>
    <meta:generator>LibreOffice/6.0.3.2$Windows_X86_64 LibreOffice_project/8f48d515416608e3a835360314dac7e47fd0b821</meta:generator>
    <meta:document-statistic meta:table-count="9" meta:cell-count="1260" meta:object-count="1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3.424cm" svg:height="7.551cm" xlink:href=".." xlink:type="simple" chart:class="chart:bar" chart:style-name="ch1">
        <chart:legend chart:legend-position="end" svg:x="8.885cm" svg:y="3.277cm" style:legend-expansion="high" chart:style-name="ch2"/>
        <chart:plot-area chart:style-name="ch3" table:cell-range-address="'CLASSIC_MNG_ON-Log-100ms-1-1000-100'.A2:'CLASSIC_MNG_ON-Log-100ms-1-1000-100'.A11 'CLASSIC_MNG_ON-Log-100ms-1-1000-100'.F1:'CLASSIC_MNG_ON-Log-100ms-1-1000-100'.F11" chart:data-source-has-labels="both" svg:x="0.268cm" svg:y="0.151cm" svg:width="8.349cm" svg:height="7.249cm">
          <chartooo:coordinate-region svg:x="1.075cm" svg:y="0.35cm" svg:width="7.542cm" svg:height="6.403cm"/>
          <chart:axis chart:dimension="x" chart:name="primary-x" chart:style-name="ch4" chartooo:axis-type="auto">
            <chartooo:date-scale/>
            <chart:categories table:cell-range-address="'CLASSIC_MNG_ON-Log-100ms-1-1000-100'.A2:'CLASSIC_MNG_ON-Log-100ms-1-1000-100'.A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CLASSIC_MNG_ON-Log-100ms-1-1000-100'.F2:'CLASSIC_MNG_ON-Log-100ms-1-1000-100'.F11" chart:label-cell-address="'CLASSIC_MNG_ON-Log-100ms-1-1000-100'.F1:'CLASSIC_MNG_ON-Log-100ms-1-1000-100'.F1" chart:class="chart:bar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sponse Time Average Management ON (ms)</text:p>
                <draw:g>
                  <svg:desc>'CLASSIC_MNG_ON-Log-100ms-1-1000-100'.F1:'CLASSIC_MNG_ON-Log-100ms-1-1000-100'.F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CLASSIC_MNG_ON-Log-100ms-1-1000-100'.A2:'CLASSIC_MNG_ON-Log-100ms-1-1000-100'.A11</svg:desc>
                </draw:g>
              </table:table-cell>
              <table:table-cell office:value-type="float" office:value="108.017">
                <text:p>108.017</text:p>
                <draw:g>
                  <svg:desc>'CLASSIC_MNG_ON-Log-100ms-1-1000-100'.F2:'CLASSIC_MNG_ON-Log-100ms-1-1000-100'.F11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06.3325">
                <text:p>106.3325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10.501333333333">
                <text:p>110.501333333333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16.48275">
                <text:p>116.48275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21.0534">
                <text:p>121.0534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25.509166666667">
                <text:p>125.509166666667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29.659">
                <text:p>129.659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34.297875">
                <text:p>134.297875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38.200444444444">
                <text:p>138.20044444444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42.0363">
                <text:p>142.036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Windows_X86_64 LibreOffice_project/8f48d515416608e3a835360314dac7e47fd0b82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9">
      <number:number number:decimal-places="3" loext:min-decimal-places="3" number:min-integer-digits="0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29">
      <style:chart-properties chart:link-data-style-to-source="true" chart:data-label-number="value" chart:data-label-text="false" chart:data-label-symbol="false" style:rotation-angle="90"/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129">
      <style:chart-properties loext:label-stroke-color="#3465a4" chart:link-data-style-to-source="true" chart:data-label-number="value" chart:data-label-text="false" chart:data-label-symbol="false" chart:label-position="top" style:rotation-angle="90"/>
      <style:graphic-properties draw:stroke="none" draw:fill-color="#ff420e"/>
      <style:text-properties fo:font-size="10pt" style:font-size-asian="10pt" style:font-size-complex="10pt"/>
    </style:style>
    <style:style style:name="ch9" style:family="chart">
      <style:chart-properties chart:solid-type="cuboid"/>
    </style:style>
    <style:style style:name="ch10" style:family="chart" style:data-style-name="N129">
      <style:chart-properties chart:link-data-style-to-source="true" chart:data-label-number="value" chart:data-label-text="false" chart:data-label-symbol="false" style:rotation-angle="90"/>
      <style:graphic-properties draw:stroke="none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9cm" svg:height="9.005cm" xlink:href=".." xlink:type="simple" chart:class="chart:bar" chart:style-name="ch1">
        <chart:legend chart:legend-position="end" svg:x="10.587cm" svg:y="3.109cm" style:legend-expansion="high" chart:style-name="ch2"/>
        <chart:plot-area chart:style-name="ch3" table:cell-range-address="'CLASSIC_MNG_OFF-Log-100ms-1-1000-100'.A11:'CLASSIC_MNG_OFF-Log-100ms-1-1000-100'.A20 'CLASSIC_MNG_OFF-Log-100ms-1-1000-100'.F1:'CLASSIC_MNG_OFF-Log-100ms-1-1000-100'.F1 'CLASSIC_MNG_OFF-Log-100ms-1-1000-100'.F11:'CLASSIC_MNG_OFF-Log-100ms-1-1000-100'.F20 'CLASSIC_MNG_ON-Log-100ms-1-1000-100'.F1:'CLASSIC_MNG_ON-Log-100ms-1-1000-100'.F1 'CLASSIC_MNG_ON-Log-100ms-1-1000-100'.F11:'CLASSIC_MNG_ON-Log-100ms-1-1000-100'.F20 'CLASSIC_MNG_ON_MULTI-Log-100ms-1-1000-100'.F1:'CLASSIC_MNG_ON_MULTI-Log-100ms-1-1000-100'.F1 'CLASSIC_MNG_ON_MULTI-Log-100ms-1-1000-100'.F11:'CLASSIC_MNG_ON_MULTI-Log-100ms-1-1000-100'.F20" chart:data-source-has-labels="both" svg:x="0.319cm" svg:y="0.18cm" svg:width="9.949cm" svg:height="8.645cm">
          <chartooo:coordinate-region svg:x="1.126cm" svg:y="0.379cm" svg:width="9.142cm" svg:height="7.799cm"/>
          <chart:axis chart:dimension="x" chart:name="primary-x" chart:style-name="ch4" chartooo:axis-type="auto">
            <chartooo:date-scale/>
            <chart:categories table:cell-range-address="'CLASSIC_MNG_OFF-Log-100ms-1-1000-100'.A11:'CLASSIC_MNG_OFF-Log-100ms-1-1000-100'.A2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CLASSIC_MNG_OFF-Log-100ms-1-1000-100'.F11:'CLASSIC_MNG_OFF-Log-100ms-1-1000-100'.F20" chart:label-cell-address="'CLASSIC_MNG_OFF-Log-100ms-1-1000-100'.F1:'CLASSIC_MNG_OFF-Log-100ms-1-1000-100'.F1" chart:class="chart:bar">
            <chart:data-point chart:repeated="10"/>
          </chart:series>
          <chart:series chart:style-name="ch8" chart:values-cell-range-address="'CLASSIC_MNG_ON-Log-100ms-1-1000-100'.F11:'CLASSIC_MNG_ON-Log-100ms-1-1000-100'.F20" chart:label-cell-address="'CLASSIC_MNG_ON-Log-100ms-1-1000-100'.F1:'CLASSIC_MNG_ON-Log-100ms-1-1000-100'.F1" chart:class="chart:bar">
            <chart:data-point chart:repeated="9"/>
            <chart:data-point chart:style-name="ch9"/>
          </chart:series>
          <chart:series chart:style-name="ch10" chart:values-cell-range-address="'CLASSIC_MNG_ON_MULTI-Log-100ms-1-1000-100'.F11:'CLASSIC_MNG_ON_MULTI-Log-100ms-1-1000-100'.F20" chart:label-cell-address="'CLASSIC_MNG_ON_MULTI-Log-100ms-1-1000-100'.F1:'CLASSIC_MNG_ON_MULTI-Log-100ms-1-1000-100'.F1" chart:class="chart:bar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sponse Time Average Management OFF (ms)</text:p>
                <draw:g>
                  <svg:desc>'CLASSIC_MNG_OFF-Log-100ms-1-1000-100'.F1:'CLASSIC_MNG_OFF-Log-100ms-1-1000-100'.F1</svg:desc>
                </draw:g>
              </table:table-cell>
              <table:table-cell office:value-type="string">
                <text:p>Response Time Average Management ON (ms)</text:p>
                <draw:g>
                  <svg:desc>'CLASSIC_MNG_ON-Log-100ms-1-1000-100'.F1:'CLASSIC_MNG_ON-Log-100ms-1-1000-100'.F1</svg:desc>
                </draw:g>
              </table:table-cell>
              <table:table-cell office:value-type="string">
                <text:p>Response Time Average Management ON Multicloud (ms)</text:p>
                <draw:g>
                  <svg:desc>'CLASSIC_MNG_ON_MULTI-Log-100ms-1-1000-100'.F1:'CLASSIC_MNG_ON_MULTI-Log-100ms-1-1000-100'.F1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'CLASSIC_MNG_OFF-Log-100ms-1-1000-100'.A11:'CLASSIC_MNG_OFF-Log-100ms-1-1000-100'.A20</svg:desc>
                </draw:g>
              </table:table-cell>
              <table:table-cell office:value-type="float" office:value="142.1843">
                <text:p>142.1843</text:p>
                <draw:g>
                  <svg:desc>'CLASSIC_MNG_OFF-Log-100ms-1-1000-100'.F11:'CLASSIC_MNG_OFF-Log-100ms-1-1000-100'.F20</svg:desc>
                </draw:g>
              </table:table-cell>
              <table:table-cell office:value-type="float" office:value="142.0363">
                <text:p>142.0363</text:p>
                <draw:g>
                  <svg:desc>'CLASSIC_MNG_ON-Log-100ms-1-1000-100'.F11:'CLASSIC_MNG_ON-Log-100ms-1-1000-100'.F20</svg:desc>
                </draw:g>
              </table:table-cell>
              <table:table-cell office:value-type="float" office:value="144.5799">
                <text:p>144.5799</text:p>
                <draw:g>
                  <svg:desc>'CLASSIC_MNG_ON_MULTI-Log-100ms-1-1000-100'.F11:'CLASSIC_MNG_ON_MULTI-Log-100ms-1-1000-100'.F20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87.64465">
                <text:p>187.64465</text:p>
              </table:table-cell>
              <table:table-cell office:value-type="float" office:value="188.56395">
                <text:p>188.56395</text:p>
              </table:table-cell>
              <table:table-cell office:value-type="float" office:value="190.3625">
                <text:p>190.3625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234.2026">
                <text:p>234.2026</text:p>
              </table:table-cell>
              <table:table-cell office:value-type="float" office:value="235.2913">
                <text:p>235.2913</text:p>
              </table:table-cell>
              <table:table-cell office:value-type="float" office:value="238.1158">
                <text:p>238.1158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293.452775">
                <text:p>293.452775</text:p>
              </table:table-cell>
              <table:table-cell office:value-type="float" office:value="290.5728">
                <text:p>290.5728</text:p>
              </table:table-cell>
              <table:table-cell office:value-type="float" office:value="310.2421">
                <text:p>310.2421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356.03352">
                <text:p>356.03352</text:p>
              </table:table-cell>
              <table:table-cell office:value-type="float" office:value="357.03602">
                <text:p>357.03602</text:p>
              </table:table-cell>
              <table:table-cell office:value-type="float" office:value="388.81418">
                <text:p>388.81418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426.614666666667">
                <text:p>426.614666666667</text:p>
              </table:table-cell>
              <table:table-cell office:value-type="float" office:value="426.199166666667">
                <text:p>426.199166666667</text:p>
              </table:table-cell>
              <table:table-cell office:value-type="float" office:value="468.52435">
                <text:p>468.52435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499.359185714286">
                <text:p>499.359185714286</text:p>
              </table:table-cell>
              <table:table-cell office:value-type="float" office:value="500.056314285714">
                <text:p>500.056314285714</text:p>
              </table:table-cell>
              <table:table-cell office:value-type="float" office:value="547.050628571429">
                <text:p>547.050628571429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562.5083375">
                <text:p>562.5083375</text:p>
              </table:table-cell>
              <table:table-cell office:value-type="float" office:value="564.0264125">
                <text:p>564.0264125</text:p>
              </table:table-cell>
              <table:table-cell office:value-type="float" office:value="633.831">
                <text:p>633.831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625.402333333333">
                <text:p>625.402333333333</text:p>
              </table:table-cell>
              <table:table-cell office:value-type="float" office:value="626.500566666667">
                <text:p>626.500566666667</text:p>
              </table:table-cell>
              <table:table-cell office:value-type="float" office:value="711.487677777778">
                <text:p>711.487677777778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691.06569">
                <text:p>691.06569</text:p>
              </table:table-cell>
              <table:table-cell office:value-type="float" office:value="689.8501">
                <text:p>689.8501</text:p>
              </table:table-cell>
              <table:table-cell office:value-type="float" office:value="778.07596">
                <text:p>778.07596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Windows_X86_64 LibreOffice_project/8f48d515416608e3a835360314dac7e47fd0b821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9">
      <number:number number:decimal-places="3" loext:min-decimal-places="3" number:min-integer-digits="0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 chart:data-label-number="value" chart:data-label-text="false" chart:data-label-symbol="false" style:rotation-angle="90"/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129">
      <style:chart-properties loext:label-stroke-color="#3465a4" chart:link-data-style-to-source="true" chart:data-label-number="value" chart:data-label-text="false" chart:data-label-symbol="false" style:rotation-angle="90"/>
      <style:graphic-properties draw:stroke="none" draw:fill-color="#ff420e"/>
      <style:text-properties fo:font-size="10pt" style:font-size-asian="10pt" style:font-size-complex="10pt"/>
    </style:style>
    <style:style style:name="ch9" style:family="chart" style:data-style-name="N129">
      <style:chart-properties chart:link-data-style-to-source="true" chart:data-label-number="value" chart:data-label-text="false" chart:data-label-symbol="false" style:rotation-angle="90"/>
      <style:graphic-properties draw:stroke="none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0.588cm" svg:y="3.107cm" style:legend-expansion="high" chart:style-name="ch2"/>
        <chart:plot-area chart:style-name="ch3" table:cell-range-address="'CLASSIC_MNG_OFF-Log-100ms-1-1000-100'.A20:'CLASSIC_MNG_OFF-Log-100ms-1-1000-100'.A29 'CLASSIC_MNG_OFF-Log-100ms-1-1000-100'.F1:'CLASSIC_MNG_OFF-Log-100ms-1-1000-100'.F1 'CLASSIC_MNG_OFF-Log-100ms-1-1000-100'.F20:'CLASSIC_MNG_OFF-Log-100ms-1-1000-100'.F29 'CLASSIC_MNG_ON-Log-100ms-1-1000-100'.F1:'CLASSIC_MNG_ON-Log-100ms-1-1000-100'.F1 'CLASSIC_MNG_ON-Log-100ms-1-1000-100'.F20:'CLASSIC_MNG_ON-Log-100ms-1-1000-100'.F27 'CLASSIC_MNG_ON_MULTI-Log-100ms-1-1000-100'.F1:'CLASSIC_MNG_ON_MULTI-Log-100ms-1-1000-100'.F1 'CLASSIC_MNG_ON_MULTI-Log-100ms-1-1000-100'.F20:'CLASSIC_MNG_ON_MULTI-Log-100ms-1-1000-100'.F29" chart:data-source-has-labels="both" svg:x="0.32cm" svg:y="0.18cm" svg:width="9.948cm" svg:height="8.64cm">
          <chartooo:coordinate-region svg:x="1.312cm" svg:y="0.379cm" svg:width="8.956cm" svg:height="7.794cm"/>
          <chart:axis chart:dimension="x" chart:name="primary-x" chart:style-name="ch4" chartooo:axis-type="auto">
            <chartooo:date-scale/>
            <chart:categories table:cell-range-address="'CLASSIC_MNG_OFF-Log-100ms-1-1000-100'.A20:'CLASSIC_MNG_OFF-Log-100ms-1-1000-100'.A2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CLASSIC_MNG_OFF-Log-100ms-1-1000-100'.F20:'CLASSIC_MNG_OFF-Log-100ms-1-1000-100'.F29" chart:label-cell-address="'CLASSIC_MNG_OFF-Log-100ms-1-1000-100'.F1:'CLASSIC_MNG_OFF-Log-100ms-1-1000-100'.F1" chart:class="chart:bar">
            <chart:data-point chart:repeated="10"/>
          </chart:series>
          <chart:series chart:style-name="ch8" chart:values-cell-range-address="'CLASSIC_MNG_ON-Log-100ms-1-1000-100'.F20:'CLASSIC_MNG_ON-Log-100ms-1-1000-100'.F27" chart:label-cell-address="'CLASSIC_MNG_ON-Log-100ms-1-1000-100'.F1:'CLASSIC_MNG_ON-Log-100ms-1-1000-100'.F1" chart:class="chart:bar">
            <chart:data-point chart:repeated="8"/>
          </chart:series>
          <chart:series chart:style-name="ch9" chart:values-cell-range-address="'CLASSIC_MNG_ON_MULTI-Log-100ms-1-1000-100'.F20:'CLASSIC_MNG_ON_MULTI-Log-100ms-1-1000-100'.F29" chart:label-cell-address="'CLASSIC_MNG_ON_MULTI-Log-100ms-1-1000-100'.F1:'CLASSIC_MNG_ON_MULTI-Log-100ms-1-1000-100'.F1" chart:class="chart:bar">
            <chart:data-point chart:repeated="10"/>
            <loext:propertry-mapping loext:property="BorderColor" loext:cell-range-address="'CLASSIC_MNG_ON_MULTI-Log-100ms-1-1000-100'.F20:'CLASSIC_MNG_ON_MULTI-Log-100ms-1-1000-100'.F2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sponse Time Average Management OFF (ms)</text:p>
                <draw:g>
                  <svg:desc>'CLASSIC_MNG_OFF-Log-100ms-1-1000-100'.F1:'CLASSIC_MNG_OFF-Log-100ms-1-1000-100'.F1</svg:desc>
                </draw:g>
              </table:table-cell>
              <table:table-cell office:value-type="string">
                <text:p>Response Time Average Management ON (ms)</text:p>
                <draw:g>
                  <svg:desc>'CLASSIC_MNG_ON-Log-100ms-1-1000-100'.F1:'CLASSIC_MNG_ON-Log-100ms-1-1000-100'.F1</svg:desc>
                </draw:g>
              </table:table-cell>
              <table:table-cell office:value-type="string">
                <text:p>Response Time Average Management ON Multicloud (ms)</text:p>
                <draw:g>
                  <svg:desc>'CLASSIC_MNG_ON_MULTI-Log-100ms-1-1000-100'.F1:'CLASSIC_MNG_ON_MULTI-Log-100ms-1-1000-100'.F1</svg:desc>
                </draw:g>
              </table:table-cell>
              <table:table-cell office:value-type="string">
                <text:p>Coluna F</text:p>
              </table:table-cell>
            </table:table-row>
          </table:table-header-rows>
          <table:table-rows>
            <table:table-row>
              <table:table-cell office:value-type="float" office:value="100">
                <text:p>100</text:p>
                <draw:g>
                  <svg:desc>'CLASSIC_MNG_OFF-Log-100ms-1-1000-100'.A20:'CLASSIC_MNG_OFF-Log-100ms-1-1000-100'.A29</svg:desc>
                </draw:g>
              </table:table-cell>
              <table:table-cell office:value-type="float" office:value="691.06569">
                <text:p>691.06569</text:p>
                <draw:g>
                  <svg:desc>'CLASSIC_MNG_OFF-Log-100ms-1-1000-100'.F20:'CLASSIC_MNG_OFF-Log-100ms-1-1000-100'.F29</svg:desc>
                </draw:g>
              </table:table-cell>
              <table:table-cell office:value-type="float" office:value="689.8501">
                <text:p>689.8501</text:p>
                <draw:g>
                  <svg:desc>'CLASSIC_MNG_ON-Log-100ms-1-1000-100'.F20:'CLASSIC_MNG_ON-Log-100ms-1-1000-100'.F27</svg:desc>
                </draw:g>
              </table:table-cell>
              <table:table-cell office:value-type="float" office:value="778.07596">
                <text:p>778.07596</text:p>
                <draw:g>
                  <svg:desc>'CLASSIC_MNG_ON_MULTI-Log-100ms-1-1000-100'.F20:'CLASSIC_MNG_ON_MULTI-Log-100ms-1-1000-100'.F29</svg:desc>
                </draw:g>
              </table:table-cell>
              <table:table-cell office:value-type="float" office:value="778.07596">
                <text:p>778.07596</text:p>
                <draw:g>
                  <svg:desc>'CLASSIC_MNG_ON_MULTI-Log-100ms-1-1000-100'.F20:'CLASSIC_MNG_ON_MULTI-Log-100ms-1-1000-100'.F29</svg:desc>
                </draw:g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1328.65175">
                <text:p>1328.65175</text:p>
              </table:table-cell>
              <table:table-cell office:value-type="float" office:value="1332.12007">
                <text:p>1332.12007</text:p>
              </table:table-cell>
              <table:table-cell office:value-type="float" office:value="1455.86366">
                <text:p>1455.86366</text:p>
              </table:table-cell>
              <table:table-cell office:value-type="float" office:value="1455.86366">
                <text:p>1455.86366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1963.61866728891">
                <text:p>1963.61866728891</text:p>
              </table:table-cell>
              <table:table-cell office:value-type="float" office:value="1978.32767333333">
                <text:p>1978.32767333333</text:p>
              </table:table-cell>
              <table:table-cell office:value-type="float" office:value="2036.68212333333">
                <text:p>2036.68212333333</text:p>
              </table:table-cell>
              <table:table-cell office:value-type="float" office:value="2036.68212333333">
                <text:p>2036.68212333333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2640.52644934511">
                <text:p>2640.52644934511</text:p>
              </table:table-cell>
              <table:table-cell office:value-type="float" office:value="2649.67555614447">
                <text:p>2649.67555614447</text:p>
              </table:table-cell>
              <table:table-cell office:value-type="float" office:value="2574.35853768903">
                <text:p>2574.35853768903</text:p>
              </table:table-cell>
              <table:table-cell office:value-type="float" office:value="2574.35853768903">
                <text:p>2574.35853768903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3314.55688668264">
                <text:p>3314.55688668264</text:p>
              </table:table-cell>
              <table:table-cell office:value-type="float" office:value="3316.69718236619">
                <text:p>3316.69718236619</text:p>
              </table:table-cell>
              <table:table-cell office:value-type="float" office:value="3222.782746">
                <text:p>3222.782746</text:p>
              </table:table-cell>
              <table:table-cell office:value-type="float" office:value="3222.782746">
                <text:p>3222.782746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3985.15176601177">
                <text:p>3985.15176601177</text:p>
              </table:table-cell>
              <table:table-cell office:value-type="float" office:value="3972.21979036632">
                <text:p>3972.21979036632</text:p>
              </table:table-cell>
              <table:table-cell office:value-type="float" office:value="4102.36961467498">
                <text:p>4102.36961467498</text:p>
              </table:table-cell>
              <table:table-cell office:value-type="float" office:value="4102.36961467498">
                <text:p>4102.36961467498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4656.79691703275">
                <text:p>4656.79691703275</text:p>
              </table:table-cell>
              <table:table-cell office:value-type="float" office:value="4629.51880350184">
                <text:p>4629.51880350184</text:p>
              </table:table-cell>
              <table:table-cell office:value-type="float" office:value="4563.31007201542">
                <text:p>4563.31007201542</text:p>
              </table:table-cell>
              <table:table-cell office:value-type="float" office:value="4563.31007201542">
                <text:p>4563.31007201542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5320.61071867418">
                <text:p>5320.61071867418</text:p>
              </table:table-cell>
              <table:table-cell office:value-type="float" office:value="5317.29044092831">
                <text:p>5317.29044092831</text:p>
              </table:table-cell>
              <table:table-cell office:value-type="float" office:value="4701.17985256203">
                <text:p>4701.17985256203</text:p>
              </table:table-cell>
              <table:table-cell office:value-type="float" office:value="4701.17985256203">
                <text:p>4701.17985256203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5988.13707535828">
                <text:p>5988.13707535828</text:p>
              </table:table-cell>
              <table:table-cell office:value-type="float" office:value="NaN">
                <text:p>NaN</text:p>
              </table:table-cell>
              <table:table-cell office:value-type="float" office:value="5206.90854607375">
                <text:p>5206.90854607375</text:p>
              </table:table-cell>
              <table:table-cell office:value-type="float" office:value="5206.90854607375">
                <text:p>5206.90854607375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6665.07212108182">
                <text:p>6665.07212108182</text:p>
              </table:table-cell>
              <table:table-cell office:value-type="float" office:value="NaN">
                <text:p>NaN</text:p>
              </table:table-cell>
              <table:table-cell office:value-type="float" office:value="5804.17730402807">
                <text:p>5804.17730402807</text:p>
              </table:table-cell>
              <table:table-cell office:value-type="float" office:value="5804.17730402807">
                <text:p>5804.17730402807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Windows_X86_64 LibreOffice_project/8f48d515416608e3a835360314dac7e47fd0b821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9">
      <number:number number:decimal-places="3" loext:min-decimal-places="3" number:min-integer-digits="0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29">
      <style:chart-properties chart:link-data-style-to-source="true" chart:data-label-number="value" chart:data-label-text="false" chart:data-label-symbol="false" style:rotation-angle="90"/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129">
      <style:chart-properties chart:link-data-style-to-source="true" chart:data-label-number="value" chart:data-label-text="false" chart:data-label-symbol="false" chart:label-position="top" style:rotation-angle="90"/>
      <style:graphic-properties draw:stroke="none" draw:fill-color="#ff420e"/>
      <style:text-properties fo:font-size="10pt" style:font-size-asian="10pt" style:font-size-complex="10pt"/>
    </style:style>
    <style:style style:name="ch9" style:family="chart">
      <style:chart-properties chart:solid-type="cuboid"/>
    </style:style>
    <style:style style:name="ch10" style:family="chart" style:data-style-name="N129">
      <style:chart-properties chart:link-data-style-to-source="true" chart:data-label-number="value" chart:data-label-text="false" chart:data-label-symbol="false" style:rotation-angle="90"/>
      <style:graphic-properties draw:stroke="none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bar" chart:style-name="ch1">
        <chart:legend chart:legend-position="end" svg:x="10.639cm" svg:y="3.109cm" style:legend-expansion="high" chart:style-name="ch2"/>
        <chart:plot-area chart:style-name="ch3" table:cell-range-address="'CLASSIC_MNG_OFF-Log-100ms-1-1000-100'.A11:'CLASSIC_MNG_OFF-Log-100ms-1-1000-100'.A20 'CLASSIC_MNG_OFF-Log-100ms-1-1000-100'.I1:'CLASSIC_MNG_OFF-Log-100ms-1-1000-100'.I1 'CLASSIC_MNG_OFF-Log-100ms-1-1000-100'.I11:'CLASSIC_MNG_OFF-Log-100ms-1-1000-100'.I20 'CLASSIC_MNG_ON-Log-100ms-1-1000-100'.I1:'CLASSIC_MNG_ON-Log-100ms-1-1000-100'.I1 'CLASSIC_MNG_ON-Log-100ms-1-1000-100'.I11:'CLASSIC_MNG_ON-Log-100ms-1-1000-100'.I20 'CLASSIC_MNG_ON_MULTI-Log-100ms-1-1000-100'.I1:'CLASSIC_MNG_ON_MULTI-Log-100ms-1-1000-100'.I1 'CLASSIC_MNG_ON_MULTI-Log-100ms-1-1000-100'.I11:'CLASSIC_MNG_ON_MULTI-Log-100ms-1-1000-100'.I20" chart:data-source-has-labels="both" svg:x="0.319cm" svg:y="0.18cm" svg:width="10.001cm" svg:height="8.645cm">
          <chartooo:coordinate-region svg:x="1.126cm" svg:y="0.379cm" svg:width="9.194cm" svg:height="7.799cm"/>
          <chart:axis chart:dimension="x" chart:name="primary-x" chart:style-name="ch4" chartooo:axis-type="auto">
            <chartooo:date-scale/>
            <chart:categories table:cell-range-address="'CLASSIC_MNG_OFF-Log-100ms-1-1000-100'.A11:'CLASSIC_MNG_OFF-Log-100ms-1-1000-100'.A2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CLASSIC_MNG_OFF-Log-100ms-1-1000-100'.I11:'CLASSIC_MNG_OFF-Log-100ms-1-1000-100'.I20" chart:label-cell-address="'CLASSIC_MNG_OFF-Log-100ms-1-1000-100'.I1:'CLASSIC_MNG_OFF-Log-100ms-1-1000-100'.I1" chart:class="chart:bar">
            <chart:data-point chart:repeated="10"/>
          </chart:series>
          <chart:series chart:style-name="ch8" chart:values-cell-range-address="'CLASSIC_MNG_ON-Log-100ms-1-1000-100'.I11:'CLASSIC_MNG_ON-Log-100ms-1-1000-100'.I20" chart:label-cell-address="'CLASSIC_MNG_ON-Log-100ms-1-1000-100'.I1:'CLASSIC_MNG_ON-Log-100ms-1-1000-100'.I1" chart:class="chart:bar">
            <chart:data-point/>
            <chart:data-point chart:style-name="ch9" chart:repeated="2"/>
            <chart:data-point chart:repeated="7"/>
          </chart:series>
          <chart:series chart:style-name="ch10" chart:values-cell-range-address="'CLASSIC_MNG_ON_MULTI-Log-100ms-1-1000-100'.I11:'CLASSIC_MNG_ON_MULTI-Log-100ms-1-1000-100'.I20" chart:label-cell-address="'CLASSIC_MNG_ON_MULTI-Log-100ms-1-1000-100'.I1:'CLASSIC_MNG_ON_MULTI-Log-100ms-1-1000-100'.I1" chart:class="chart:bar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hroughput Management OFF (reqs/s)</text:p>
                <draw:g>
                  <svg:desc>'CLASSIC_MNG_OFF-Log-100ms-1-1000-100'.I1:'CLASSIC_MNG_OFF-Log-100ms-1-1000-100'.I1</svg:desc>
                </draw:g>
              </table:table-cell>
              <table:table-cell office:value-type="string">
                <text:p>Throughput Management ON (reqs/s)</text:p>
                <draw:g>
                  <svg:desc>'CLASSIC_MNG_ON-Log-100ms-1-1000-100'.I1:'CLASSIC_MNG_ON-Log-100ms-1-1000-100'.I1</svg:desc>
                </draw:g>
              </table:table-cell>
              <table:table-cell office:value-type="string">
                <text:p>Throughput Management ON Multicloud (reqs/s)</text:p>
                <draw:g>
                  <svg:desc>'CLASSIC_MNG_ON_MULTI-Log-100ms-1-1000-100'.I1:'CLASSIC_MNG_ON_MULTI-Log-100ms-1-1000-100'.I1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'CLASSIC_MNG_OFF-Log-100ms-1-1000-100'.A11:'CLASSIC_MNG_OFF-Log-100ms-1-1000-100'.A20</svg:desc>
                </draw:g>
              </table:table-cell>
              <table:table-cell office:value-type="float" office:value="64.8887158523133">
                <text:p>64.8887158523133</text:p>
                <draw:g>
                  <svg:desc>'CLASSIC_MNG_OFF-Log-100ms-1-1000-100'.I11:'CLASSIC_MNG_OFF-Log-100ms-1-1000-100'.I20</svg:desc>
                </draw:g>
              </table:table-cell>
              <table:table-cell office:value-type="float" office:value="65.2375298461699">
                <text:p>65.2375298461699</text:p>
                <draw:g>
                  <svg:desc>'CLASSIC_MNG_ON-Log-100ms-1-1000-100'.I11:'CLASSIC_MNG_ON-Log-100ms-1-1000-100'.I20</svg:desc>
                </draw:g>
              </table:table-cell>
              <table:table-cell office:value-type="float" office:value="64.1079064280998">
                <text:p>64.1079064280998</text:p>
                <draw:g>
                  <svg:desc>'CLASSIC_MNG_ON_MULTI-Log-100ms-1-1000-100'.I11:'CLASSIC_MNG_ON_MULTI-Log-100ms-1-1000-100'.I20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00.040516409146">
                <text:p>100.040516409146</text:p>
              </table:table-cell>
              <table:table-cell office:value-type="float" office:value="99.4915979345544">
                <text:p>99.4915979345544</text:p>
              </table:table-cell>
              <table:table-cell office:value-type="float" office:value="98.8171586114213">
                <text:p>98.8171586114213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20.906313727703">
                <text:p>120.906313727703</text:p>
              </table:table-cell>
              <table:table-cell office:value-type="float" office:value="120.634052580362">
                <text:p>120.634052580362</text:p>
              </table:table-cell>
              <table:table-cell office:value-type="float" office:value="119.259162085127">
                <text:p>119.259162085127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29.993792796394">
                <text:p>129.993792796394</text:p>
              </table:table-cell>
              <table:table-cell office:value-type="float" office:value="130.780070425068">
                <text:p>130.780070425068</text:p>
              </table:table-cell>
              <table:table-cell office:value-type="float" office:value="123.289360128221">
                <text:p>123.289360128221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35.289804289769">
                <text:p>135.289804289769</text:p>
              </table:table-cell>
              <table:table-cell office:value-type="float" office:value="134.491755655378">
                <text:p>134.491755655378</text:p>
              </table:table-cell>
              <table:table-cell office:value-type="float" office:value="124.156357550445">
                <text:p>124.156357550445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135.812976477192">
                <text:p>135.812976477192</text:p>
              </table:table-cell>
              <table:table-cell office:value-type="float" office:value="136.102875626924">
                <text:p>136.102875626924</text:p>
              </table:table-cell>
              <table:table-cell office:value-type="float" office:value="124.098476277542">
                <text:p>124.098476277542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135.832917749287">
                <text:p>135.832917749287</text:p>
              </table:table-cell>
              <table:table-cell office:value-type="float" office:value="135.554621734828">
                <text:p>135.554621734828</text:p>
              </table:table-cell>
              <table:table-cell office:value-type="float" office:value="124.340771871986">
                <text:p>124.340771871986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137.886815607409">
                <text:p>137.886815607409</text:p>
              </table:table-cell>
              <table:table-cell office:value-type="float" office:value="136.881764953477">
                <text:p>136.881764953477</text:p>
              </table:table-cell>
              <table:table-cell office:value-type="float" office:value="122.925818878025">
                <text:p>122.925818878025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139.360089438209">
                <text:p>139.360089438209</text:p>
              </table:table-cell>
              <table:table-cell office:value-type="float" office:value="138.951931895026">
                <text:p>138.951931895026</text:p>
              </table:table-cell>
              <table:table-cell office:value-type="float" office:value="122.92982755677">
                <text:p>122.92982755677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40.669728577759">
                <text:p>140.669728577759</text:p>
              </table:table-cell>
              <table:table-cell office:value-type="float" office:value="140.264454602708">
                <text:p>140.264454602708</text:p>
              </table:table-cell>
              <table:table-cell office:value-type="float" office:value="125.271526032676">
                <text:p>125.271526032676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Windows_X86_64 LibreOffice_project/8f48d515416608e3a835360314dac7e47fd0b821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9">
      <number:number number:decimal-places="3" loext:min-decimal-places="3" number:min-integer-digits="0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29">
      <style:chart-properties chart:link-data-style-to-source="true" chart:data-label-number="value" chart:data-label-text="false" chart:data-label-symbol="false" style:rotation-angle="90"/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129">
      <style:chart-properties chart:link-data-style-to-source="true" chart:data-label-number="value" chart:data-label-text="false" chart:data-label-symbol="false" style:rotation-angle="90"/>
      <style:graphic-properties draw:stroke="none" draw:fill-color="#ff420e"/>
      <style:text-properties fo:font-size="10pt" style:font-size-asian="10pt" style:font-size-complex="10pt"/>
    </style:style>
    <style:style style:name="ch9" style:family="chart" style:data-style-name="N129">
      <style:chart-properties chart:link-data-style-to-source="true" chart:data-label-number="value" chart:data-label-text="false" chart:data-label-symbol="false" style:rotation-angle="90"/>
      <style:graphic-properties draw:stroke="none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bar" chart:style-name="ch1">
        <chart:legend chart:legend-position="end" svg:x="10.639cm" svg:y="3.11cm" style:legend-expansion="high" chart:style-name="ch2"/>
        <chart:plot-area chart:style-name="ch3" table:cell-range-address="'CLASSIC_MNG_OFF-Log-100ms-1-1000-100'.A2:'CLASSIC_MNG_OFF-Log-100ms-1-1000-100'.A11 'CLASSIC_MNG_OFF-Log-100ms-1-1000-100'.I1:'CLASSIC_MNG_OFF-Log-100ms-1-1000-100'.I11 'CLASSIC_MNG_ON-Log-100ms-1-1000-100'.I1:'CLASSIC_MNG_ON-Log-100ms-1-1000-100'.I11 'CLASSIC_MNG_ON_MULTI-Log-100ms-1-1000-100'.I1:'CLASSIC_MNG_ON_MULTI-Log-100ms-1-1000-100'.I11" chart:data-source-has-labels="both" svg:x="0.319cm" svg:y="0.18cm" svg:width="10.001cm" svg:height="8.646cm">
          <chartooo:coordinate-region svg:x="0.94cm" svg:y="0.379cm" svg:width="9.38cm" svg:height="7.8cm"/>
          <chart:axis chart:dimension="x" chart:name="primary-x" chart:style-name="ch4" chartooo:axis-type="auto">
            <chartooo:date-scale/>
            <chart:categories table:cell-range-address="'CLASSIC_MNG_OFF-Log-100ms-1-1000-100'.A2:'CLASSIC_MNG_OFF-Log-100ms-1-1000-100'.A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CLASSIC_MNG_OFF-Log-100ms-1-1000-100'.I2:'CLASSIC_MNG_OFF-Log-100ms-1-1000-100'.I11" chart:label-cell-address="'CLASSIC_MNG_OFF-Log-100ms-1-1000-100'.I1:'CLASSIC_MNG_OFF-Log-100ms-1-1000-100'.I1" chart:class="chart:bar">
            <chart:data-point chart:repeated="10"/>
          </chart:series>
          <chart:series chart:style-name="ch8" chart:values-cell-range-address="'CLASSIC_MNG_ON-Log-100ms-1-1000-100'.I2:'CLASSIC_MNG_ON-Log-100ms-1-1000-100'.I11" chart:label-cell-address="'CLASSIC_MNG_ON-Log-100ms-1-1000-100'.I1:'CLASSIC_MNG_ON-Log-100ms-1-1000-100'.I1" chart:class="chart:bar">
            <chart:data-point chart:repeated="10"/>
          </chart:series>
          <chart:series chart:style-name="ch9" chart:values-cell-range-address="'CLASSIC_MNG_ON_MULTI-Log-100ms-1-1000-100'.I2:'CLASSIC_MNG_ON_MULTI-Log-100ms-1-1000-100'.I11" chart:label-cell-address="'CLASSIC_MNG_ON_MULTI-Log-100ms-1-1000-100'.I1:'CLASSIC_MNG_ON_MULTI-Log-100ms-1-1000-100'.I1" chart:class="chart:bar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hroughput Management OFF (reqs/s)</text:p>
                <draw:g>
                  <svg:desc>'CLASSIC_MNG_OFF-Log-100ms-1-1000-100'.I1:'CLASSIC_MNG_OFF-Log-100ms-1-1000-100'.I1</svg:desc>
                </draw:g>
              </table:table-cell>
              <table:table-cell office:value-type="string">
                <text:p>Throughput Management ON (reqs/s)</text:p>
                <draw:g>
                  <svg:desc>'CLASSIC_MNG_ON-Log-100ms-1-1000-100'.I1:'CLASSIC_MNG_ON-Log-100ms-1-1000-100'.I1</svg:desc>
                </draw:g>
              </table:table-cell>
              <table:table-cell office:value-type="string">
                <text:p>Throughput Management ON Multicloud (reqs/s)</text:p>
                <draw:g>
                  <svg:desc>'CLASSIC_MNG_ON_MULTI-Log-100ms-1-1000-100'.I1:'CLASSIC_MNG_ON_MULTI-Log-100ms-1-1000-100'.I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CLASSIC_MNG_OFF-Log-100ms-1-1000-100'.A2:'CLASSIC_MNG_OFF-Log-100ms-1-1000-100'.A11</svg:desc>
                </draw:g>
              </table:table-cell>
              <table:table-cell office:value-type="float" office:value="8.44124052470751">
                <text:p>8.44124052470751</text:p>
                <draw:g>
                  <svg:desc>'CLASSIC_MNG_OFF-Log-100ms-1-1000-100'.I2:'CLASSIC_MNG_OFF-Log-100ms-1-1000-100'.I11</svg:desc>
                </draw:g>
              </table:table-cell>
              <table:table-cell office:value-type="float" office:value="8.42282585807538">
                <text:p>8.42282585807538</text:p>
                <draw:g>
                  <svg:desc>'CLASSIC_MNG_ON-Log-100ms-1-1000-100'.I2:'CLASSIC_MNG_ON-Log-100ms-1-1000-100'.I11</svg:desc>
                </draw:g>
              </table:table-cell>
              <table:table-cell office:value-type="float" office:value="8.06406089978792">
                <text:p>8.06406089978792</text:p>
                <draw:g>
                  <svg:desc>'CLASSIC_MNG_ON_MULTI-Log-100ms-1-1000-100'.I2:'CLASSIC_MNG_ON_MULTI-Log-100ms-1-1000-100'.I11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7.0943093044326">
                <text:p>17.0943093044326</text:p>
              </table:table-cell>
              <table:table-cell office:value-type="float" office:value="17.0817532711558">
                <text:p>17.0817532711558</text:p>
              </table:table-cell>
              <table:table-cell office:value-type="float" office:value="16.4443932841098">
                <text:p>16.4443932841098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24.740431638064">
                <text:p>24.740431638064</text:p>
              </table:table-cell>
              <table:table-cell office:value-type="float" office:value="24.6824195353123">
                <text:p>24.6824195353123</text:p>
              </table:table-cell>
              <table:table-cell office:value-type="float" office:value="23.7069817061124">
                <text:p>23.7069817061124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31.4132013978875">
                <text:p>31.4132013978875</text:p>
              </table:table-cell>
              <table:table-cell office:value-type="float" office:value="31.4176425771892">
                <text:p>31.4176425771892</text:p>
              </table:table-cell>
              <table:table-cell office:value-type="float" office:value="30.5990529593109">
                <text:p>30.5990529593109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37.7709118653542">
                <text:p>37.7709118653542</text:p>
              </table:table-cell>
              <table:table-cell office:value-type="float" office:value="37.7963231736817">
                <text:p>37.7963231736817</text:p>
              </table:table-cell>
              <table:table-cell office:value-type="float" office:value="37.2792138559382">
                <text:p>37.2792138559382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43.8987986362107">
                <text:p>43.8987986362107</text:p>
              </table:table-cell>
              <table:table-cell office:value-type="float" office:value="43.9789194379494">
                <text:p>43.9789194379494</text:p>
              </table:table-cell>
              <table:table-cell office:value-type="float" office:value="44.1286792286307">
                <text:p>44.1286792286307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49.3896846115854">
                <text:p>49.3896846115854</text:p>
              </table:table-cell>
              <table:table-cell office:value-type="float" office:value="49.7141436738752">
                <text:p>49.7141436738752</text:p>
              </table:table-cell>
              <table:table-cell office:value-type="float" office:value="49.9347281767404">
                <text:p>49.9347281767404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54.8768358016477">
                <text:p>54.8768358016477</text:p>
              </table:table-cell>
              <table:table-cell office:value-type="float" office:value="54.9111126364198">
                <text:p>54.9111126364198</text:p>
              </table:table-cell>
              <table:table-cell office:value-type="float" office:value="55.9178566685539">
                <text:p>55.9178566685539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59.8284916572492">
                <text:p>59.8284916572492</text:p>
              </table:table-cell>
              <table:table-cell office:value-type="float" office:value="59.8846222943795">
                <text:p>59.8846222943795</text:p>
              </table:table-cell>
              <table:table-cell office:value-type="float" office:value="59.2658931370096">
                <text:p>59.2658931370096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64.8887158523133">
                <text:p>64.8887158523133</text:p>
              </table:table-cell>
              <table:table-cell office:value-type="float" office:value="65.2375298461699">
                <text:p>65.2375298461699</text:p>
              </table:table-cell>
              <table:table-cell office:value-type="float" office:value="64.1079064280998">
                <text:p>64.1079064280998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Windows_X86_64 LibreOffice_project/8f48d515416608e3a835360314dac7e47fd0b821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9">
      <number:number number:decimal-places="3" loext:min-decimal-places="3" number:min-integer-digits="0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29">
      <style:chart-properties chart:link-data-style-to-source="true" chart:data-label-number="value" chart:data-label-text="false" chart:data-label-symbol="false" style:rotation-angle="90"/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129">
      <style:chart-properties chart:link-data-style-to-source="true" chart:data-label-number="value" chart:data-label-text="false" chart:data-label-symbol="false" style:rotation-angle="90"/>
      <style:graphic-properties draw:stroke="none" draw:fill-color="#ff420e"/>
      <style:text-properties fo:font-size="10pt" style:font-size-asian="10pt" style:font-size-complex="10pt"/>
    </style:style>
    <style:style style:name="ch9" style:family="chart" style:data-style-name="N129">
      <style:chart-properties loext:label-stroke-color="#3465a4" chart:link-data-style-to-source="true" chart:data-label-number="value" chart:data-label-text="false" chart:data-label-symbol="false" chart:label-position="top" style:rotation-angle="90"/>
      <style:graphic-properties draw:stroke="none" draw:fill-color="#ffd320"/>
      <style:text-properties fo:font-size="10pt" style:font-size-asian="10pt" style:font-size-complex="10pt"/>
    </style:style>
    <style:style style:name="ch10" style:family="chart">
      <style:chart-properties chart:solid-type="cuboid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0.641cm" svg:y="3.107cm" style:legend-expansion="high" chart:style-name="ch2"/>
        <chart:plot-area chart:style-name="ch3" table:cell-range-address="'CLASSIC_MNG_OFF-Log-100ms-1-1000-100'.A20:'CLASSIC_MNG_OFF-Log-100ms-1-1000-100'.A29 'CLASSIC_MNG_OFF-Log-100ms-1-1000-100'.I1:'CLASSIC_MNG_OFF-Log-100ms-1-1000-100'.I1 'CLASSIC_MNG_OFF-Log-100ms-1-1000-100'.I20:'CLASSIC_MNG_OFF-Log-100ms-1-1000-100'.I29 'CLASSIC_MNG_ON-Log-100ms-1-1000-100'.I1:'CLASSIC_MNG_ON-Log-100ms-1-1000-100'.I1 'CLASSIC_MNG_ON-Log-100ms-1-1000-100'.I20:'CLASSIC_MNG_ON-Log-100ms-1-1000-100'.I27 'CLASSIC_MNG_ON_MULTI-Log-100ms-1-1000-100'.I1:'CLASSIC_MNG_ON_MULTI-Log-100ms-1-1000-100'.I1 'CLASSIC_MNG_ON_MULTI-Log-100ms-1-1000-100'.I20:'CLASSIC_MNG_ON_MULTI-Log-100ms-1-1000-100'.I26" chart:data-source-has-labels="both" svg:x="0.32cm" svg:y="0.18cm" svg:width="10.001cm" svg:height="8.64cm">
          <chartooo:coordinate-region svg:x="1.127cm" svg:y="0.379cm" svg:width="9.194cm" svg:height="7.794cm"/>
          <chart:axis chart:dimension="x" chart:name="primary-x" chart:style-name="ch4" chartooo:axis-type="auto">
            <chartooo:date-scale/>
            <chart:categories table:cell-range-address="'CLASSIC_MNG_OFF-Log-100ms-1-1000-100'.A20:'CLASSIC_MNG_OFF-Log-100ms-1-1000-100'.A2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CLASSIC_MNG_OFF-Log-100ms-1-1000-100'.I20:'CLASSIC_MNG_OFF-Log-100ms-1-1000-100'.I29" chart:label-cell-address="'CLASSIC_MNG_OFF-Log-100ms-1-1000-100'.I1:'CLASSIC_MNG_OFF-Log-100ms-1-1000-100'.I1" chart:class="chart:bar">
            <chart:data-point chart:repeated="10"/>
          </chart:series>
          <chart:series chart:style-name="ch8" chart:values-cell-range-address="'CLASSIC_MNG_ON-Log-100ms-1-1000-100'.I20:'CLASSIC_MNG_ON-Log-100ms-1-1000-100'.I27" chart:label-cell-address="'CLASSIC_MNG_ON-Log-100ms-1-1000-100'.I1:'CLASSIC_MNG_ON-Log-100ms-1-1000-100'.I1" chart:class="chart:bar">
            <chart:data-point chart:repeated="8"/>
          </chart:series>
          <chart:series chart:style-name="ch9" chart:values-cell-range-address="'CLASSIC_MNG_ON_MULTI-Log-100ms-1-1000-100'.I20:'CLASSIC_MNG_ON_MULTI-Log-100ms-1-1000-100'.I26" chart:label-cell-address="'CLASSIC_MNG_ON_MULTI-Log-100ms-1-1000-100'.I1:'CLASSIC_MNG_ON_MULTI-Log-100ms-1-1000-100'.I1" chart:class="chart:bar">
            <chart:data-point chart:repeated="6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hroughput Management OFF (reqs/s)</text:p>
                <draw:g>
                  <svg:desc>'CLASSIC_MNG_OFF-Log-100ms-1-1000-100'.I1:'CLASSIC_MNG_OFF-Log-100ms-1-1000-100'.I1</svg:desc>
                </draw:g>
              </table:table-cell>
              <table:table-cell office:value-type="string">
                <text:p>Throughput Management ON (reqs/s)</text:p>
                <draw:g>
                  <svg:desc>'CLASSIC_MNG_ON-Log-100ms-1-1000-100'.I1:'CLASSIC_MNG_ON-Log-100ms-1-1000-100'.I1</svg:desc>
                </draw:g>
              </table:table-cell>
              <table:table-cell office:value-type="string">
                <text:p>Throughput Management ON Multicloud (reqs/s)</text:p>
                <draw:g>
                  <svg:desc>'CLASSIC_MNG_ON_MULTI-Log-100ms-1-1000-100'.I1:'CLASSIC_MNG_ON_MULTI-Log-100ms-1-1000-100'.I1</svg:desc>
                </draw:g>
              </table:table-cell>
            </table:table-row>
          </table:table-header-rows>
          <table:table-rows>
            <table:table-row>
              <table:table-cell office:value-type="float" office:value="100">
                <text:p>100</text:p>
                <draw:g>
                  <svg:desc>'CLASSIC_MNG_OFF-Log-100ms-1-1000-100'.A20:'CLASSIC_MNG_OFF-Log-100ms-1-1000-100'.A29</svg:desc>
                </draw:g>
              </table:table-cell>
              <table:table-cell office:value-type="float" office:value="140.669728577759">
                <text:p>140.669728577759</text:p>
                <draw:g>
                  <svg:desc>'CLASSIC_MNG_OFF-Log-100ms-1-1000-100'.I20:'CLASSIC_MNG_OFF-Log-100ms-1-1000-100'.I29</svg:desc>
                </draw:g>
              </table:table-cell>
              <table:table-cell office:value-type="float" office:value="140.264454602708">
                <text:p>140.264454602708</text:p>
                <draw:g>
                  <svg:desc>'CLASSIC_MNG_ON-Log-100ms-1-1000-100'.I20:'CLASSIC_MNG_ON-Log-100ms-1-1000-100'.I27</svg:desc>
                </draw:g>
              </table:table-cell>
              <table:table-cell office:value-type="float" office:value="125.271526032676">
                <text:p>125.271526032676</text:p>
                <draw:g>
                  <svg:desc>'CLASSIC_MNG_ON_MULTI-Log-100ms-1-1000-100'.I20:'CLASSIC_MNG_ON_MULTI-Log-100ms-1-1000-100'.I26</svg:desc>
                </draw:g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146.745801786043">
                <text:p>146.745801786043</text:p>
              </table:table-cell>
              <table:table-cell office:value-type="float" office:value="146.738372818184">
                <text:p>146.738372818184</text:p>
              </table:table-cell>
              <table:table-cell office:value-type="float" office:value="133.63597426973">
                <text:p>133.63597426973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148.764051852943">
                <text:p>148.764051852943</text:p>
              </table:table-cell>
              <table:table-cell office:value-type="float" office:value="148.169440645545">
                <text:p>148.169440645545</text:p>
              </table:table-cell>
              <table:table-cell office:value-type="float" office:value="143.356912359707">
                <text:p>143.356912359707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148.754875085861">
                <text:p>148.754875085861</text:p>
              </table:table-cell>
              <table:table-cell office:value-type="float" office:value="148.365621295366">
                <text:p>148.365621295366</text:p>
              </table:table-cell>
              <table:table-cell office:value-type="float" office:value="151.643256563359">
                <text:p>151.643256563359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148.799678112674">
                <text:p>148.799678112674</text:p>
              </table:table-cell>
              <table:table-cell office:value-type="float" office:value="148.563713352978">
                <text:p>148.563713352978</text:p>
              </table:table-cell>
              <table:table-cell office:value-type="float" office:value="152.026097407985">
                <text:p>152.026097407985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148.932605312809">
                <text:p>148.932605312809</text:p>
              </table:table-cell>
              <table:table-cell office:value-type="float" office:value="149.360858925944">
                <text:p>149.360858925944</text:p>
              </table:table-cell>
              <table:table-cell office:value-type="float" office:value="144.109619837792">
                <text:p>144.109619837792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148.783839967487">
                <text:p>148.783839967487</text:p>
              </table:table-cell>
              <table:table-cell office:value-type="float" office:value="149.741515889617">
                <text:p>149.741515889617</text:p>
              </table:table-cell>
              <table:table-cell office:value-type="float" office:value="151.087208259506">
                <text:p>151.087208259506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149.106455724821">
                <text:p>149.106455724821</text:p>
              </table:table-cell>
              <table:table-cell office:value-type="float" office:value="149.200169194261">
                <text:p>149.2001691942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148.910193483613">
                <text:p>148.9101934836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149.002436077369">
                <text:p>149.0024360773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Windows_X86_64 LibreOffice_project/8f48d515416608e3a835360314dac7e47fd0b821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4.439cm" svg:height="9.006cm" xlink:href=".." xlink:type="simple" chart:class="chart:line" chart:style-name="ch1">
        <chart:legend chart:legend-position="end" svg:x="19.285cm" svg:y="4.204cm" style:legend-expansion="high" chart:style-name="ch2"/>
        <chart:plot-area chart:style-name="ch3" table:cell-range-address="'Reaction time - Intra VM replication level'.A1:'Reaction time - Intra VM replication level'.B120" chart:data-source-has-labels="both" svg:x="0.488cm" svg:y="0.18cm" svg:width="18.309cm" svg:height="8.646cm">
          <chartooo:coordinate-region svg:x="1.48cm" svg:y="0.18cm" svg:width="17.317cm" svg:height="7.392cm"/>
          <chart:axis chart:dimension="x" chart:name="primary-x" chart:style-name="ch4" chartooo:axis-type="auto">
            <chartooo:date-scale/>
            <chart:categories table:cell-range-address="'Reaction time - Intra VM replication level'.A2:'Reaction time - Intra VM replication level'.A12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Reaction time - Intra VM replication level'.B2:'Reaction time - Intra VM replication level'.B120" chart:label-cell-address="'Reaction time - Intra VM replication level'.B1:'Reaction time - Intra VM replication level'.B1" chart:class="chart:line">
            <chart:data-point chart:repeated="11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M level replication (ms)</text:p>
                <draw:g>
                  <svg:desc>'Reaction time - Intra VM replication level'.B1:'Reaction time - Intra VM replication level'.B1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'Reaction time - Intra VM replication level'.A2:'Reaction time - Intra VM replication level'.A120</svg:desc>
                </draw:g>
              </table:table-cell>
              <table:table-cell office:value-type="float" office:value="946.193905817174">
                <text:p>946.193905817174</text:p>
                <draw:g>
                  <svg:desc>'Reaction time - Intra VM replication level'.B2:'Reaction time - Intra VM replication level'.B120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881.370436331256">
                <text:p>881.370436331256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989.984329089128">
                <text:p>989.984329089128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885.225806451613">
                <text:p>885.225806451613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883.704188481675">
                <text:p>883.704188481675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877.34126984127">
                <text:p>877.34126984127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884.695035460993">
                <text:p>884.695035460993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885.748201438849">
                <text:p>885.748201438849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890.304083405734">
                <text:p>890.304083405734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831.815856777494">
                <text:p>831.815856777494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911.141784037559">
                <text:p>911.141784037559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1273.18326693227">
                <text:p>1273.18326693227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2789.59799453054">
                <text:p>2789.59799453054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2503.44839857651">
                <text:p>2503.44839857651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2668.64017857143">
                <text:p>2668.64017857143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2572.39778534923">
                <text:p>2572.39778534923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2511.97757847534">
                <text:p>2511.97757847534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2591.96895973154">
                <text:p>2591.96895973154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2585.56819953235">
                <text:p>2585.56819953235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2607.00390243902">
                <text:p>2607.00390243902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2624.1804835924">
                <text:p>2624.1804835924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1408.01983939537">
                <text:p>1408.01983939537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1213.51915070774">
                <text:p>1213.51915070774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1246.08093220339">
                <text:p>1246.08093220339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1249.75622923588">
                <text:p>1249.75622923588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1244.35635723713">
                <text:p>1244.35635723713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1264.35187424426">
                <text:p>1264.35187424426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1321.49574563368">
                <text:p>1321.49574563368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1261.12866242038">
                <text:p>1261.12866242038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1247.23668639053">
                <text:p>1247.23668639053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1272.76495726496">
                <text:p>1272.76495726496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1260.53559463987">
                <text:p>1260.53559463987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1237.6802349979">
                <text:p>1237.6802349979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1209.54960889255">
                <text:p>1209.54960889255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1326.23000824402">
                <text:p>1326.23000824402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1209.76429163215">
                <text:p>1209.76429163215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1266.08643998361">
                <text:p>1266.08643998361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1258.03540955631">
                <text:p>1258.03540955631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1221.31464174455">
                <text:p>1221.31464174455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1224.37418111753">
                <text:p>1224.37418111753</text:p>
              </table:table-cell>
            </table:table-row>
            <table:table-row>
              <table:table-cell office:value-type="float" office:value="410">
                <text:p>410</text:p>
              </table:table-cell>
              <table:table-cell office:value-type="float" office:value="1232.01579846285">
                <text:p>1232.01579846285</text:p>
              </table:table-cell>
            </table:table-row>
            <table:table-row>
              <table:table-cell office:value-type="float" office:value="420">
                <text:p>420</text:p>
              </table:table-cell>
              <table:table-cell office:value-type="float" office:value="1216.46232596233">
                <text:p>1216.46232596233</text:p>
              </table:table-cell>
            </table:table-row>
            <table:table-row>
              <table:table-cell office:value-type="float" office:value="430">
                <text:p>430</text:p>
              </table:table-cell>
              <table:table-cell office:value-type="float" office:value="1216.16611570248">
                <text:p>1216.16611570248</text:p>
              </table:table-cell>
            </table:table-row>
            <table:table-row>
              <table:table-cell office:value-type="float" office:value="440">
                <text:p>440</text:p>
              </table:table-cell>
              <table:table-cell office:value-type="float" office:value="1219.36995605274">
                <text:p>1219.36995605274</text:p>
              </table:table-cell>
            </table:table-row>
            <table:table-row>
              <table:table-cell office:value-type="float" office:value="450">
                <text:p>450</text:p>
              </table:table-cell>
              <table:table-cell office:value-type="float" office:value="1193.42954159593">
                <text:p>1193.42954159593</text:p>
              </table:table-cell>
            </table:table-row>
            <table:table-row>
              <table:table-cell office:value-type="float" office:value="460">
                <text:p>460</text:p>
              </table:table-cell>
              <table:table-cell office:value-type="float" office:value="1275.015771526">
                <text:p>1275.015771526</text:p>
              </table:table-cell>
            </table:table-row>
            <table:table-row>
              <table:table-cell office:value-type="float" office:value="470">
                <text:p>470</text:p>
              </table:table-cell>
              <table:table-cell office:value-type="float" office:value="1230.19670200236">
                <text:p>1230.19670200236</text:p>
              </table:table-cell>
            </table:table-row>
            <table:table-row>
              <table:table-cell office:value-type="float" office:value="480">
                <text:p>480</text:p>
              </table:table-cell>
              <table:table-cell office:value-type="float" office:value="1240.10423875433">
                <text:p>1240.10423875433</text:p>
              </table:table-cell>
            </table:table-row>
            <table:table-row>
              <table:table-cell office:value-type="float" office:value="490">
                <text:p>490</text:p>
              </table:table-cell>
              <table:table-cell office:value-type="float" office:value="1315.26553911205">
                <text:p>1315.26553911205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1277.69955947137">
                <text:p>1277.69955947137</text:p>
              </table:table-cell>
            </table:table-row>
            <table:table-row>
              <table:table-cell office:value-type="float" office:value="510">
                <text:p>510</text:p>
              </table:table-cell>
              <table:table-cell office:value-type="float" office:value="1212.23270987386">
                <text:p>1212.23270987386</text:p>
              </table:table-cell>
            </table:table-row>
            <table:table-row>
              <table:table-cell office:value-type="float" office:value="520">
                <text:p>520</text:p>
              </table:table-cell>
              <table:table-cell office:value-type="float" office:value="1239.96901752956">
                <text:p>1239.96901752956</text:p>
              </table:table-cell>
            </table:table-row>
            <table:table-row>
              <table:table-cell office:value-type="float" office:value="530">
                <text:p>530</text:p>
              </table:table-cell>
              <table:table-cell office:value-type="float" office:value="1276.44058205336">
                <text:p>1276.44058205336</text:p>
              </table:table-cell>
            </table:table-row>
            <table:table-row>
              <table:table-cell office:value-type="float" office:value="540">
                <text:p>540</text:p>
              </table:table-cell>
              <table:table-cell office:value-type="float" office:value="1252.38227628149">
                <text:p>1252.38227628149</text:p>
              </table:table-cell>
            </table:table-row>
            <table:table-row>
              <table:table-cell office:value-type="float" office:value="550">
                <text:p>550</text:p>
              </table:table-cell>
              <table:table-cell office:value-type="float" office:value="1199.29363110008">
                <text:p>1199.29363110008</text:p>
              </table:table-cell>
            </table:table-row>
            <table:table-row>
              <table:table-cell office:value-type="float" office:value="560">
                <text:p>560</text:p>
              </table:table-cell>
              <table:table-cell office:value-type="float" office:value="1223.24043495771">
                <text:p>1223.24043495771</text:p>
              </table:table-cell>
            </table:table-row>
            <table:table-row>
              <table:table-cell office:value-type="float" office:value="570">
                <text:p>570</text:p>
              </table:table-cell>
              <table:table-cell office:value-type="float" office:value="1220.36654515998">
                <text:p>1220.36654515998</text:p>
              </table:table-cell>
            </table:table-row>
            <table:table-row>
              <table:table-cell office:value-type="float" office:value="580">
                <text:p>580</text:p>
              </table:table-cell>
              <table:table-cell office:value-type="float" office:value="1216.39695878351">
                <text:p>1216.39695878351</text:p>
              </table:table-cell>
            </table:table-row>
            <table:table-row>
              <table:table-cell office:value-type="float" office:value="590">
                <text:p>590</text:p>
              </table:table-cell>
              <table:table-cell office:value-type="float" office:value="1227.65458422175">
                <text:p>1227.65458422175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1304.78843736908">
                <text:p>1304.78843736908</text:p>
              </table:table-cell>
            </table:table-row>
            <table:table-row>
              <table:table-cell office:value-type="float" office:value="610">
                <text:p>610</text:p>
              </table:table-cell>
              <table:table-cell office:value-type="float" office:value="1258.55051369863">
                <text:p>1258.55051369863</text:p>
              </table:table-cell>
            </table:table-row>
            <table:table-row>
              <table:table-cell office:value-type="float" office:value="620">
                <text:p>620</text:p>
              </table:table-cell>
              <table:table-cell office:value-type="float" office:value="1219.57259100642">
                <text:p>1219.57259100642</text:p>
              </table:table-cell>
            </table:table-row>
            <table:table-row>
              <table:table-cell office:value-type="float" office:value="630">
                <text:p>630</text:p>
              </table:table-cell>
              <table:table-cell office:value-type="float" office:value="1269.03212688085">
                <text:p>1269.03212688085</text:p>
              </table:table-cell>
            </table:table-row>
            <table:table-row>
              <table:table-cell office:value-type="float" office:value="640">
                <text:p>640</text:p>
              </table:table-cell>
              <table:table-cell office:value-type="float" office:value="1242.39562443026">
                <text:p>1242.39562443026</text:p>
              </table:table-cell>
            </table:table-row>
            <table:table-row>
              <table:table-cell office:value-type="float" office:value="650">
                <text:p>650</text:p>
              </table:table-cell>
              <table:table-cell office:value-type="float" office:value="1317.09506618532">
                <text:p>1317.09506618532</text:p>
              </table:table-cell>
            </table:table-row>
            <table:table-row>
              <table:table-cell office:value-type="float" office:value="660">
                <text:p>660</text:p>
              </table:table-cell>
              <table:table-cell office:value-type="float" office:value="1215.66457286432">
                <text:p>1215.66457286432</text:p>
              </table:table-cell>
            </table:table-row>
            <table:table-row>
              <table:table-cell office:value-type="float" office:value="670">
                <text:p>670</text:p>
              </table:table-cell>
              <table:table-cell office:value-type="float" office:value="1231.41236673774">
                <text:p>1231.41236673774</text:p>
              </table:table-cell>
            </table:table-row>
            <table:table-row>
              <table:table-cell office:value-type="float" office:value="680">
                <text:p>680</text:p>
              </table:table-cell>
              <table:table-cell office:value-type="float" office:value="1267.00788643533">
                <text:p>1267.00788643533</text:p>
              </table:table-cell>
            </table:table-row>
            <table:table-row>
              <table:table-cell office:value-type="float" office:value="690">
                <text:p>690</text:p>
              </table:table-cell>
              <table:table-cell office:value-type="float" office:value="1206.43996641478">
                <text:p>1206.43996641478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1227.59350270721">
                <text:p>1227.59350270721</text:p>
              </table:table-cell>
            </table:table-row>
            <table:table-row>
              <table:table-cell office:value-type="float" office:value="710">
                <text:p>710</text:p>
              </table:table-cell>
              <table:table-cell office:value-type="float" office:value="1248.09525843657">
                <text:p>1248.09525843657</text:p>
              </table:table-cell>
            </table:table-row>
            <table:table-row>
              <table:table-cell office:value-type="float" office:value="720">
                <text:p>720</text:p>
              </table:table-cell>
              <table:table-cell office:value-type="float" office:value="1166.2401725791">
                <text:p>1166.2401725791</text:p>
              </table:table-cell>
            </table:table-row>
            <table:table-row>
              <table:table-cell office:value-type="float" office:value="730">
                <text:p>730</text:p>
              </table:table-cell>
              <table:table-cell office:value-type="float" office:value="473.892601431981">
                <text:p>473.892601431981</text:p>
              </table:table-cell>
            </table:table-row>
            <table:table-row>
              <table:table-cell office:value-type="float" office:value="740">
                <text:p>740</text:p>
              </table:table-cell>
              <table:table-cell office:value-type="float" office:value="568.426321709786">
                <text:p>568.426321709786</text:p>
              </table:table-cell>
            </table:table-row>
            <table:table-row>
              <table:table-cell office:value-type="float" office:value="750">
                <text:p>750</text:p>
              </table:table-cell>
              <table:table-cell office:value-type="float" office:value="882.067592592593">
                <text:p>882.067592592593</text:p>
              </table:table-cell>
            </table:table-row>
            <table:table-row>
              <table:table-cell office:value-type="float" office:value="760">
                <text:p>760</text:p>
              </table:table-cell>
              <table:table-cell office:value-type="float" office:value="893.846683893196">
                <text:p>893.846683893196</text:p>
              </table:table-cell>
            </table:table-row>
            <table:table-row>
              <table:table-cell office:value-type="float" office:value="770">
                <text:p>770</text:p>
              </table:table-cell>
              <table:table-cell office:value-type="float" office:value="898.180358829084">
                <text:p>898.180358829084</text:p>
              </table:table-cell>
            </table:table-row>
            <table:table-row>
              <table:table-cell office:value-type="float" office:value="780">
                <text:p>780</text:p>
              </table:table-cell>
              <table:table-cell office:value-type="float" office:value="911.223788546256">
                <text:p>911.223788546256</text:p>
              </table:table-cell>
            </table:table-row>
            <table:table-row>
              <table:table-cell office:value-type="float" office:value="790">
                <text:p>790</text:p>
              </table:table-cell>
              <table:table-cell office:value-type="float" office:value="863.285454545455">
                <text:p>863.285454545455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871.4674196351">
                <text:p>871.4674196351</text:p>
              </table:table-cell>
            </table:table-row>
            <table:table-row>
              <table:table-cell office:value-type="float" office:value="810">
                <text:p>810</text:p>
              </table:table-cell>
              <table:table-cell office:value-type="float" office:value="887.177642980936">
                <text:p>887.177642980936</text:p>
              </table:table-cell>
            </table:table-row>
            <table:table-row>
              <table:table-cell office:value-type="float" office:value="820">
                <text:p>820</text:p>
              </table:table-cell>
              <table:table-cell office:value-type="float" office:value="884.634719710669">
                <text:p>884.634719710669</text:p>
              </table:table-cell>
            </table:table-row>
            <table:table-row>
              <table:table-cell office:value-type="float" office:value="830">
                <text:p>830</text:p>
              </table:table-cell>
              <table:table-cell office:value-type="float" office:value="918.20295202952">
                <text:p>918.20295202952</text:p>
              </table:table-cell>
            </table:table-row>
            <table:table-row>
              <table:table-cell office:value-type="float" office:value="840">
                <text:p>840</text:p>
              </table:table-cell>
              <table:table-cell office:value-type="float" office:value="899.234982332155">
                <text:p>899.234982332155</text:p>
              </table:table-cell>
            </table:table-row>
            <table:table-row>
              <table:table-cell office:value-type="float" office:value="850">
                <text:p>850</text:p>
              </table:table-cell>
              <table:table-cell office:value-type="float" office:value="847.953654188948">
                <text:p>847.953654188948</text:p>
              </table:table-cell>
            </table:table-row>
            <table:table-row>
              <table:table-cell office:value-type="float" office:value="860">
                <text:p>860</text:p>
              </table:table-cell>
              <table:table-cell office:value-type="float" office:value="872.60824742268">
                <text:p>872.60824742268</text:p>
              </table:table-cell>
            </table:table-row>
            <table:table-row>
              <table:table-cell office:value-type="float" office:value="870">
                <text:p>870</text:p>
              </table:table-cell>
              <table:table-cell office:value-type="float" office:value="893.062827225131">
                <text:p>893.062827225131</text:p>
              </table:table-cell>
            </table:table-row>
            <table:table-row>
              <table:table-cell office:value-type="float" office:value="880">
                <text:p>880</text:p>
              </table:table-cell>
              <table:table-cell office:value-type="float" office:value="852.172570390554">
                <text:p>852.172570390554</text:p>
              </table:table-cell>
            </table:table-row>
            <table:table-row>
              <table:table-cell office:value-type="float" office:value="890">
                <text:p>890</text:p>
              </table:table-cell>
              <table:table-cell office:value-type="float" office:value="878.542472666106">
                <text:p>878.542472666106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869.865831842576">
                <text:p>869.865831842576</text:p>
              </table:table-cell>
            </table:table-row>
            <table:table-row>
              <table:table-cell office:value-type="float" office:value="910">
                <text:p>910</text:p>
              </table:table-cell>
              <table:table-cell office:value-type="float" office:value="886.55811965812">
                <text:p>886.55811965812</text:p>
              </table:table-cell>
            </table:table-row>
            <table:table-row>
              <table:table-cell office:value-type="float" office:value="920">
                <text:p>920</text:p>
              </table:table-cell>
              <table:table-cell office:value-type="float" office:value="863.694599627561">
                <text:p>863.694599627561</text:p>
              </table:table-cell>
            </table:table-row>
            <table:table-row>
              <table:table-cell office:value-type="float" office:value="930">
                <text:p>930</text:p>
              </table:table-cell>
              <table:table-cell office:value-type="float" office:value="907.560714285714">
                <text:p>907.560714285714</text:p>
              </table:table-cell>
            </table:table-row>
            <table:table-row>
              <table:table-cell office:value-type="float" office:value="940">
                <text:p>940</text:p>
              </table:table-cell>
              <table:table-cell office:value-type="float" office:value="888.501776198934">
                <text:p>888.501776198934</text:p>
              </table:table-cell>
            </table:table-row>
            <table:table-row>
              <table:table-cell office:value-type="float" office:value="950">
                <text:p>950</text:p>
              </table:table-cell>
              <table:table-cell office:value-type="float" office:value="897.440692640693">
                <text:p>897.440692640693</text:p>
              </table:table-cell>
            </table:table-row>
            <table:table-row>
              <table:table-cell office:value-type="float" office:value="960">
                <text:p>960</text:p>
              </table:table-cell>
              <table:table-cell office:value-type="float" office:value="843.525261324042">
                <text:p>843.525261324042</text:p>
              </table:table-cell>
            </table:table-row>
            <table:table-row>
              <table:table-cell office:value-type="float" office:value="970">
                <text:p>970</text:p>
              </table:table-cell>
              <table:table-cell office:value-type="float" office:value="864.202359346642">
                <text:p>864.202359346642</text:p>
              </table:table-cell>
            </table:table-row>
            <table:table-row>
              <table:table-cell office:value-type="float" office:value="980">
                <text:p>980</text:p>
              </table:table-cell>
              <table:table-cell office:value-type="float" office:value="878.363390441839">
                <text:p>878.363390441839</text:p>
              </table:table-cell>
            </table:table-row>
            <table:table-row>
              <table:table-cell office:value-type="float" office:value="990">
                <text:p>990</text:p>
              </table:table-cell>
              <table:table-cell office:value-type="float" office:value="883.084377610694">
                <text:p>883.084377610694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838.637043189369">
                <text:p>838.637043189369</text:p>
              </table:table-cell>
            </table:table-row>
            <table:table-row>
              <table:table-cell office:value-type="float" office:value="1010">
                <text:p>1010</text:p>
              </table:table-cell>
              <table:table-cell office:value-type="float" office:value="896.670556552962">
                <text:p>896.670556552962</text:p>
              </table:table-cell>
            </table:table-row>
            <table:table-row>
              <table:table-cell office:value-type="float" office:value="1020">
                <text:p>1020</text:p>
              </table:table-cell>
              <table:table-cell office:value-type="float" office:value="853.457465277778">
                <text:p>853.457465277778</text:p>
              </table:table-cell>
            </table:table-row>
            <table:table-row>
              <table:table-cell office:value-type="float" office:value="1030">
                <text:p>1030</text:p>
              </table:table-cell>
              <table:table-cell office:value-type="float" office:value="864.579130434783">
                <text:p>864.579130434783</text:p>
              </table:table-cell>
            </table:table-row>
            <table:table-row>
              <table:table-cell office:value-type="float" office:value="1040">
                <text:p>1040</text:p>
              </table:table-cell>
              <table:table-cell office:value-type="float" office:value="916.092774308653">
                <text:p>916.092774308653</text:p>
              </table:table-cell>
            </table:table-row>
            <table:table-row>
              <table:table-cell office:value-type="float" office:value="1050">
                <text:p>1050</text:p>
              </table:table-cell>
              <table:table-cell office:value-type="float" office:value="867.661141804788">
                <text:p>867.661141804788</text:p>
              </table:table-cell>
            </table:table-row>
            <table:table-row>
              <table:table-cell office:value-type="float" office:value="1060">
                <text:p>1060</text:p>
              </table:table-cell>
              <table:table-cell office:value-type="float" office:value="875.037996545769">
                <text:p>875.037996545769</text:p>
              </table:table-cell>
            </table:table-row>
            <table:table-row>
              <table:table-cell office:value-type="float" office:value="1070">
                <text:p>1070</text:p>
              </table:table-cell>
              <table:table-cell office:value-type="float" office:value="845.36496350365">
                <text:p>845.36496350365</text:p>
              </table:table-cell>
            </table:table-row>
            <table:table-row>
              <table:table-cell office:value-type="float" office:value="1080">
                <text:p>1080</text:p>
              </table:table-cell>
              <table:table-cell office:value-type="float" office:value="889.429708222812">
                <text:p>889.429708222812</text:p>
              </table:table-cell>
            </table:table-row>
            <table:table-row>
              <table:table-cell office:value-type="float" office:value="1090">
                <text:p>1090</text:p>
              </table:table-cell>
              <table:table-cell office:value-type="float" office:value="841.297816593886">
                <text:p>841.297816593886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879.893559928444">
                <text:p>879.893559928444</text:p>
              </table:table-cell>
            </table:table-row>
            <table:table-row>
              <table:table-cell office:value-type="float" office:value="1110">
                <text:p>1110</text:p>
              </table:table-cell>
              <table:table-cell office:value-type="float" office:value="874.224242424243">
                <text:p>874.224242424243</text:p>
              </table:table-cell>
            </table:table-row>
            <table:table-row>
              <table:table-cell office:value-type="float" office:value="1120">
                <text:p>1120</text:p>
              </table:table-cell>
              <table:table-cell office:value-type="float" office:value="872.78590544157">
                <text:p>872.78590544157</text:p>
              </table:table-cell>
            </table:table-row>
            <table:table-row>
              <table:table-cell office:value-type="float" office:value="1130">
                <text:p>1130</text:p>
              </table:table-cell>
              <table:table-cell office:value-type="float" office:value="887.213058419244">
                <text:p>887.213058419244</text:p>
              </table:table-cell>
            </table:table-row>
            <table:table-row>
              <table:table-cell office:value-type="float" office:value="1140">
                <text:p>1140</text:p>
              </table:table-cell>
              <table:table-cell office:value-type="float" office:value="884.437556154537">
                <text:p>884.437556154537</text:p>
              </table:table-cell>
            </table:table-row>
            <table:table-row>
              <table:table-cell office:value-type="float" office:value="1150">
                <text:p>1150</text:p>
              </table:table-cell>
              <table:table-cell office:value-type="float" office:value="896.340290381125">
                <text:p>896.340290381125</text:p>
              </table:table-cell>
            </table:table-row>
            <table:table-row>
              <table:table-cell office:value-type="float" office:value="1160">
                <text:p>1160</text:p>
              </table:table-cell>
              <table:table-cell office:value-type="float" office:value="866.707087959009">
                <text:p>866.707087959009</text:p>
              </table:table-cell>
            </table:table-row>
            <table:table-row>
              <table:table-cell office:value-type="float" office:value="1170">
                <text:p>1170</text:p>
              </table:table-cell>
              <table:table-cell office:value-type="float" office:value="891.523943661972">
                <text:p>891.523943661972</text:p>
              </table:table-cell>
            </table:table-row>
            <table:table-row>
              <table:table-cell office:value-type="float" office:value="1180">
                <text:p>1180</text:p>
              </table:table-cell>
              <table:table-cell office:value-type="float" office:value="911.253405994551">
                <text:p>911.253405994551</text:p>
              </table:table-cell>
            </table:table-row>
            <table:table-row>
              <table:table-cell office:value-type="float" office:value="1190">
                <text:p>1190</text:p>
              </table:table-cell>
              <table:table-cell office:value-type="float" office:value="848.988626421697">
                <text:p>848.988626421697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Windows_X86_64 LibreOffice_project/8f48d515416608e3a835360314dac7e47fd0b821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0.588cm" svg:y="4.002cm" style:legend-expansion="high" chart:style-name="ch2"/>
        <chart:plot-area chart:style-name="ch3" table:cell-range-address="'CLASSIC_MNG_ON-Log-100ms-1-1000-100'.A11:'CLASSIC_MNG_ON-Log-100ms-1-1000-100'.A20 'CLASSIC_MNG_ON-Log-100ms-1-1000-100'.F1:'CLASSIC_MNG_ON-Log-100ms-1-1000-100'.F1 'CLASSIC_MNG_ON-Log-100ms-1-1000-100'.F11:'CLASSIC_MNG_ON-Log-100ms-1-1000-100'.F20" chart:data-source-has-labels="both" svg:x="0.32cm" svg:y="0.18cm" svg:width="9.948cm" svg:height="8.64cm">
          <chartooo:coordinate-region svg:x="1.127cm" svg:y="0.379cm" svg:width="9.141cm" svg:height="7.794cm"/>
          <chart:axis chart:dimension="x" chart:name="primary-x" chart:style-name="ch4" chartooo:axis-type="auto">
            <chartooo:date-scale/>
            <chart:categories table:cell-range-address="'CLASSIC_MNG_ON-Log-100ms-1-1000-100'.A11:'CLASSIC_MNG_ON-Log-100ms-1-1000-100'.A2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CLASSIC_MNG_ON-Log-100ms-1-1000-100'.F11:'CLASSIC_MNG_ON-Log-100ms-1-1000-100'.F20" chart:label-cell-address="'CLASSIC_MNG_ON-Log-100ms-1-1000-100'.F1:'CLASSIC_MNG_ON-Log-100ms-1-1000-100'.F1" chart:class="chart:bar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sponse Time Average Management ON (ms)</text:p>
                <draw:g>
                  <svg:desc>'CLASSIC_MNG_ON-Log-100ms-1-1000-100'.F1:'CLASSIC_MNG_ON-Log-100ms-1-1000-100'.F1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'CLASSIC_MNG_ON-Log-100ms-1-1000-100'.A11:'CLASSIC_MNG_ON-Log-100ms-1-1000-100'.A20</svg:desc>
                </draw:g>
              </table:table-cell>
              <table:table-cell office:value-type="float" office:value="142.0363">
                <text:p>142.0363</text:p>
                <draw:g>
                  <svg:desc>'CLASSIC_MNG_ON-Log-100ms-1-1000-100'.F11:'CLASSIC_MNG_ON-Log-100ms-1-1000-100'.F20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88.56395">
                <text:p>188.56395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235.2913">
                <text:p>235.2913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290.5728">
                <text:p>290.5728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357.03602">
                <text:p>357.03602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426.199166666667">
                <text:p>426.199166666667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500.056314285714">
                <text:p>500.056314285714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564.0264125">
                <text:p>564.0264125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626.500566666667">
                <text:p>626.500566666667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689.8501">
                <text:p>689.850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Windows_X86_64 LibreOffice_project/8f48d515416608e3a835360314dac7e47fd0b82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0.588cm" svg:y="4.002cm" style:legend-expansion="high" chart:style-name="ch2"/>
        <chart:plot-area chart:style-name="ch3" table:cell-range-address="'CLASSIC_MNG_ON-Log-100ms-1-1000-100'.A20:'CLASSIC_MNG_ON-Log-100ms-1-1000-100'.A27 'CLASSIC_MNG_ON-Log-100ms-1-1000-100'.F1:'CLASSIC_MNG_ON-Log-100ms-1-1000-100'.F1 'CLASSIC_MNG_ON-Log-100ms-1-1000-100'.F20:'CLASSIC_MNG_ON-Log-100ms-1-1000-100'.F27" chart:data-source-has-labels="both" svg:x="0.32cm" svg:y="0.18cm" svg:width="9.948cm" svg:height="8.64cm">
          <chartooo:coordinate-region svg:x="1.312cm" svg:y="0.379cm" svg:width="8.956cm" svg:height="7.794cm"/>
          <chart:axis chart:dimension="x" chart:name="primary-x" chart:style-name="ch4" chartooo:axis-type="auto">
            <chartooo:date-scale/>
            <chart:categories table:cell-range-address="'CLASSIC_MNG_ON-Log-100ms-1-1000-100'.A20:'CLASSIC_MNG_ON-Log-100ms-1-1000-100'.A2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CLASSIC_MNG_ON-Log-100ms-1-1000-100'.F20:'CLASSIC_MNG_ON-Log-100ms-1-1000-100'.F27" chart:label-cell-address="'CLASSIC_MNG_ON-Log-100ms-1-1000-100'.F1:'CLASSIC_MNG_ON-Log-100ms-1-1000-100'.F1" chart:class="chart:bar"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sponse Time Average Management ON (ms)</text:p>
                <draw:g>
                  <svg:desc>'CLASSIC_MNG_ON-Log-100ms-1-1000-100'.F1:'CLASSIC_MNG_ON-Log-100ms-1-1000-100'.F1</svg:desc>
                </draw:g>
              </table:table-cell>
            </table:table-row>
          </table:table-header-rows>
          <table:table-rows>
            <table:table-row>
              <table:table-cell office:value-type="float" office:value="100">
                <text:p>100</text:p>
                <draw:g>
                  <svg:desc>'CLASSIC_MNG_ON-Log-100ms-1-1000-100'.A20:'CLASSIC_MNG_ON-Log-100ms-1-1000-100'.A27</svg:desc>
                </draw:g>
              </table:table-cell>
              <table:table-cell office:value-type="float" office:value="689.8501">
                <text:p>689.8501</text:p>
                <draw:g>
                  <svg:desc>'CLASSIC_MNG_ON-Log-100ms-1-1000-100'.F20:'CLASSIC_MNG_ON-Log-100ms-1-1000-100'.F27</svg:desc>
                </draw:g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1332.12007">
                <text:p>1332.12007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1978.32767333333">
                <text:p>1978.32767333333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2649.67555614447">
                <text:p>2649.67555614447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3316.69718236619">
                <text:p>3316.69718236619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3972.21979036632">
                <text:p>3972.21979036632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4629.51880350184">
                <text:p>4629.51880350184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5317.29044092831">
                <text:p>5317.2904409283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Windows_X86_64 LibreOffice_project/8f48d515416608e3a835360314dac7e47fd0b821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0.826cm" svg:y="4.002cm" style:legend-expansion="high" chart:style-name="ch2"/>
        <chart:plot-area chart:style-name="ch3" table:cell-range-address="'CLASSIC_MNG_ON-Log-100ms-1-1000-100'.A2:'CLASSIC_MNG_ON-Log-100ms-1-1000-100'.A2 'CLASSIC_MNG_ON-Log-100ms-1-1000-100'.A11:'CLASSIC_MNG_ON-Log-100ms-1-1000-100'.A27 'CLASSIC_MNG_ON-Log-100ms-1-1000-100'.I1:'CLASSIC_MNG_ON-Log-100ms-1-1000-100'.I2 'CLASSIC_MNG_ON-Log-100ms-1-1000-100'.I11:'CLASSIC_MNG_ON-Log-100ms-1-1000-100'.I27" chart:data-source-has-labels="both" svg:x="0.32cm" svg:y="0.18cm" svg:width="10.186cm" svg:height="8.64cm">
          <chartooo:coordinate-region svg:x="1.127cm" svg:y="0.301cm" svg:width="9.379cm" svg:height="7.517cm"/>
          <chart:axis chart:dimension="x" chart:name="primary-x" chart:style-name="ch4" chartooo:axis-type="auto">
            <chartooo:date-scale/>
            <chart:categories table:cell-range-address="'CLASSIC_MNG_ON-Log-100ms-1-1000-100'.A2:'CLASSIC_MNG_ON-Log-100ms-1-1000-100'.A2 'CLASSIC_MNG_ON-Log-100ms-1-1000-100'.A11:'CLASSIC_MNG_ON-Log-100ms-1-1000-100'.A2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CLASSIC_MNG_ON-Log-100ms-1-1000-100'.I2:'CLASSIC_MNG_ON-Log-100ms-1-1000-100'.I2 'CLASSIC_MNG_ON-Log-100ms-1-1000-100'.I11:'CLASSIC_MNG_ON-Log-100ms-1-1000-100'.I27" chart:label-cell-address="'CLASSIC_MNG_ON-Log-100ms-1-1000-100'.I1:'CLASSIC_MNG_ON-Log-100ms-1-1000-100'.I1" chart:class="chart:bar">
            <chart:data-point chart:repeated="1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hroughput Management ON (reqs/s)</text:p>
                <draw:g>
                  <svg:desc>'CLASSIC_MNG_ON-Log-100ms-1-1000-100'.I1:'CLASSIC_MNG_ON-Log-100ms-1-1000-100'.I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CLASSIC_MNG_ON-Log-100ms-1-1000-100'.A2:'CLASSIC_MNG_ON-Log-100ms-1-1000-100'.A2 'CLASSIC_MNG_ON-Log-100ms-1-1000-100'.A11:'CLASSIC_MNG_ON-Log-100ms-1-1000-100'.A27</svg:desc>
                </draw:g>
              </table:table-cell>
              <table:table-cell office:value-type="float" office:value="8.42282585807538">
                <text:p>8.42282585807538</text:p>
                <draw:g>
                  <svg:desc>'CLASSIC_MNG_ON-Log-100ms-1-1000-100'.I2:'CLASSIC_MNG_ON-Log-100ms-1-1000-100'.I2 'CLASSIC_MNG_ON-Log-100ms-1-1000-100'.I11:'CLASSIC_MNG_ON-Log-100ms-1-1000-100'.I27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65.2375298461699">
                <text:p>65.2375298461699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99.4915979345544">
                <text:p>99.4915979345544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20.634052580362">
                <text:p>120.634052580362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30.780070425068">
                <text:p>130.780070425068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34.491755655378">
                <text:p>134.491755655378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136.102875626924">
                <text:p>136.102875626924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135.554621734828">
                <text:p>135.554621734828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136.881764953477">
                <text:p>136.881764953477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138.951931895026">
                <text:p>138.951931895026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40.264454602708">
                <text:p>140.264454602708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146.738372818184">
                <text:p>146.738372818184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148.169440645545">
                <text:p>148.169440645545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148.365621295366">
                <text:p>148.365621295366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148.563713352978">
                <text:p>148.563713352978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149.360858925944">
                <text:p>149.360858925944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149.741515889617">
                <text:p>149.741515889617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149.200169194261">
                <text:p>149.20016919426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Windows_X86_64 LibreOffice_project/8f48d515416608e3a835360314dac7e47fd0b821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0.588cm" svg:y="4.002cm" style:legend-expansion="high" chart:style-name="ch2"/>
        <chart:plot-area chart:style-name="ch3" table:cell-range-address="'CLASSIC_MNG_OFF-Log-100ms-1-1000-100'.A2:'CLASSIC_MNG_OFF-Log-100ms-1-1000-100'.A11 'CLASSIC_MNG_OFF-Log-100ms-1-1000-100'.F1:'CLASSIC_MNG_OFF-Log-100ms-1-1000-100'.F11" chart:data-source-has-labels="both" svg:x="0.32cm" svg:y="0.18cm" svg:width="9.948cm" svg:height="8.64cm">
          <chartooo:coordinate-region svg:x="1.127cm" svg:y="0.379cm" svg:width="9.141cm" svg:height="7.794cm"/>
          <chart:axis chart:dimension="x" chart:name="primary-x" chart:style-name="ch4" chartooo:axis-type="auto">
            <chartooo:date-scale/>
            <chart:categories table:cell-range-address="'CLASSIC_MNG_OFF-Log-100ms-1-1000-100'.A2:'CLASSIC_MNG_OFF-Log-100ms-1-1000-100'.A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CLASSIC_MNG_OFF-Log-100ms-1-1000-100'.F2:'CLASSIC_MNG_OFF-Log-100ms-1-1000-100'.F11" chart:label-cell-address="'CLASSIC_MNG_OFF-Log-100ms-1-1000-100'.F1:'CLASSIC_MNG_OFF-Log-100ms-1-1000-100'.F1" chart:class="chart:bar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sponse Time Average Management OFF (ms)</text:p>
                <draw:g>
                  <svg:desc>'CLASSIC_MNG_OFF-Log-100ms-1-1000-100'.F1:'CLASSIC_MNG_OFF-Log-100ms-1-1000-100'.F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CLASSIC_MNG_OFF-Log-100ms-1-1000-100'.A2:'CLASSIC_MNG_OFF-Log-100ms-1-1000-100'.A11</svg:desc>
                </draw:g>
              </table:table-cell>
              <table:table-cell office:value-type="float" office:value="107.671">
                <text:p>107.671</text:p>
                <draw:g>
                  <svg:desc>'CLASSIC_MNG_OFF-Log-100ms-1-1000-100'.F2:'CLASSIC_MNG_OFF-Log-100ms-1-1000-100'.F11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06.183">
                <text:p>106.183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10.505333333333">
                <text:p>110.505333333333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16.1495">
                <text:p>116.1495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21.175">
                <text:p>121.175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25.467833333333">
                <text:p>125.467833333333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30.264714285714">
                <text:p>130.264714285714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34.309">
                <text:p>134.309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38.442333333333">
                <text:p>138.442333333333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42.1843">
                <text:p>142.184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Windows_X86_64 LibreOffice_project/8f48d515416608e3a835360314dac7e47fd0b821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0.588cm" svg:y="4.002cm" style:legend-expansion="high" chart:style-name="ch2"/>
        <chart:plot-area chart:style-name="ch3" table:cell-range-address="'CLASSIC_MNG_OFF-Log-100ms-1-1000-100'.A11:'CLASSIC_MNG_OFF-Log-100ms-1-1000-100'.A20 'CLASSIC_MNG_OFF-Log-100ms-1-1000-100'.F1:'CLASSIC_MNG_OFF-Log-100ms-1-1000-100'.F1 'CLASSIC_MNG_OFF-Log-100ms-1-1000-100'.F11:'CLASSIC_MNG_OFF-Log-100ms-1-1000-100'.F20" chart:data-source-has-labels="both" svg:x="0.32cm" svg:y="0.18cm" svg:width="9.948cm" svg:height="8.64cm">
          <chartooo:coordinate-region svg:x="1.127cm" svg:y="0.379cm" svg:width="9.141cm" svg:height="7.794cm"/>
          <chart:axis chart:dimension="x" chart:name="primary-x" chart:style-name="ch4" chartooo:axis-type="auto">
            <chartooo:date-scale/>
            <chart:categories table:cell-range-address="'CLASSIC_MNG_OFF-Log-100ms-1-1000-100'.A11:'CLASSIC_MNG_OFF-Log-100ms-1-1000-100'.A2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CLASSIC_MNG_OFF-Log-100ms-1-1000-100'.F11:'CLASSIC_MNG_OFF-Log-100ms-1-1000-100'.F20" chart:label-cell-address="'CLASSIC_MNG_OFF-Log-100ms-1-1000-100'.F1:'CLASSIC_MNG_OFF-Log-100ms-1-1000-100'.F1" chart:class="chart:bar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sponse Time Average Management OFF (ms)</text:p>
                <draw:g>
                  <svg:desc>'CLASSIC_MNG_OFF-Log-100ms-1-1000-100'.F1:'CLASSIC_MNG_OFF-Log-100ms-1-1000-100'.F1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'CLASSIC_MNG_OFF-Log-100ms-1-1000-100'.A11:'CLASSIC_MNG_OFF-Log-100ms-1-1000-100'.A20</svg:desc>
                </draw:g>
              </table:table-cell>
              <table:table-cell office:value-type="float" office:value="142.1843">
                <text:p>142.1843</text:p>
                <draw:g>
                  <svg:desc>'CLASSIC_MNG_OFF-Log-100ms-1-1000-100'.F11:'CLASSIC_MNG_OFF-Log-100ms-1-1000-100'.F20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87.64465">
                <text:p>187.64465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234.2026">
                <text:p>234.2026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293.452775">
                <text:p>293.452775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356.03352">
                <text:p>356.03352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426.614666666667">
                <text:p>426.614666666667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499.359185714286">
                <text:p>499.359185714286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562.5083375">
                <text:p>562.5083375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625.402333333333">
                <text:p>625.402333333333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691.06569">
                <text:p>691.06569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Windows_X86_64 LibreOffice_project/8f48d515416608e3a835360314dac7e47fd0b821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.005cm" xlink:href=".." xlink:type="simple" chart:class="chart:bar" chart:style-name="ch1">
        <chart:legend chart:legend-position="end" svg:x="10.588cm" svg:y="4.004cm" style:legend-expansion="high" chart:style-name="ch2"/>
        <chart:plot-area chart:style-name="ch3" table:cell-range-address="'CLASSIC_MNG_OFF-Log-100ms-1-1000-100'.A20:'CLASSIC_MNG_OFF-Log-100ms-1-1000-100'.A29 'CLASSIC_MNG_OFF-Log-100ms-1-1000-100'.F1:'CLASSIC_MNG_OFF-Log-100ms-1-1000-100'.F1 'CLASSIC_MNG_OFF-Log-100ms-1-1000-100'.F20:'CLASSIC_MNG_OFF-Log-100ms-1-1000-100'.F29" chart:data-source-has-labels="both" svg:x="0.32cm" svg:y="0.18cm" svg:width="9.948cm" svg:height="8.645cm">
          <chartooo:coordinate-region svg:x="1.312cm" svg:y="0.38cm" svg:width="8.956cm" svg:height="7.798cm"/>
          <chart:axis chart:dimension="x" chart:name="primary-x" chart:style-name="ch4" chartooo:axis-type="auto">
            <chartooo:date-scale/>
            <chart:categories table:cell-range-address="'CLASSIC_MNG_OFF-Log-100ms-1-1000-100'.A20:'CLASSIC_MNG_OFF-Log-100ms-1-1000-100'.A2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CLASSIC_MNG_OFF-Log-100ms-1-1000-100'.F20:'CLASSIC_MNG_OFF-Log-100ms-1-1000-100'.F29" chart:label-cell-address="'CLASSIC_MNG_OFF-Log-100ms-1-1000-100'.F1:'CLASSIC_MNG_OFF-Log-100ms-1-1000-100'.F1" chart:class="chart:bar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sponse Time Average Management OFF (ms)</text:p>
                <draw:g>
                  <svg:desc>'CLASSIC_MNG_OFF-Log-100ms-1-1000-100'.F1:'CLASSIC_MNG_OFF-Log-100ms-1-1000-100'.F1</svg:desc>
                </draw:g>
              </table:table-cell>
            </table:table-row>
          </table:table-header-rows>
          <table:table-rows>
            <table:table-row>
              <table:table-cell office:value-type="float" office:value="100">
                <text:p>100</text:p>
                <draw:g>
                  <svg:desc>'CLASSIC_MNG_OFF-Log-100ms-1-1000-100'.A20:'CLASSIC_MNG_OFF-Log-100ms-1-1000-100'.A29</svg:desc>
                </draw:g>
              </table:table-cell>
              <table:table-cell office:value-type="float" office:value="691.06569">
                <text:p>691.06569</text:p>
                <draw:g>
                  <svg:desc>'CLASSIC_MNG_OFF-Log-100ms-1-1000-100'.F20:'CLASSIC_MNG_OFF-Log-100ms-1-1000-100'.F29</svg:desc>
                </draw:g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1328.65175">
                <text:p>1328.65175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1963.61866728891">
                <text:p>1963.61866728891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2640.52644934511">
                <text:p>2640.52644934511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3314.55688668264">
                <text:p>3314.55688668264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3985.15176601177">
                <text:p>3985.15176601177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4656.79691703275">
                <text:p>4656.79691703275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5320.61071867418">
                <text:p>5320.61071867418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5988.13707535828">
                <text:p>5988.13707535828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6665.07212108182">
                <text:p>6665.07212108182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Windows_X86_64 LibreOffice_project/8f48d515416608e3a835360314dac7e47fd0b821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0.641cm" svg:y="4.002cm" style:legend-expansion="high" chart:style-name="ch2"/>
        <chart:plot-area chart:style-name="ch3" table:cell-range-address="'CLASSIC_MNG_OFF-Log-100ms-1-1000-100'.A2:'CLASSIC_MNG_OFF-Log-100ms-1-1000-100'.A2 'CLASSIC_MNG_OFF-Log-100ms-1-1000-100'.A11:'CLASSIC_MNG_OFF-Log-100ms-1-1000-100'.A29 'CLASSIC_MNG_OFF-Log-100ms-1-1000-100'.I1:'CLASSIC_MNG_OFF-Log-100ms-1-1000-100'.I2 'CLASSIC_MNG_OFF-Log-100ms-1-1000-100'.I11:'CLASSIC_MNG_OFF-Log-100ms-1-1000-100'.I29" chart:data-source-has-labels="both" svg:x="0.32cm" svg:y="0.18cm" svg:width="10.001cm" svg:height="8.64cm">
          <chartooo:coordinate-region svg:x="1.127cm" svg:y="0.301cm" svg:width="9.194cm" svg:height="7.517cm"/>
          <chart:axis chart:dimension="x" chart:name="primary-x" chart:style-name="ch4" chartooo:axis-type="auto">
            <chartooo:date-scale/>
            <chart:categories table:cell-range-address="'CLASSIC_MNG_OFF-Log-100ms-1-1000-100'.A2:'CLASSIC_MNG_OFF-Log-100ms-1-1000-100'.A2 'CLASSIC_MNG_OFF-Log-100ms-1-1000-100'.A11:'CLASSIC_MNG_OFF-Log-100ms-1-1000-100'.A2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CLASSIC_MNG_OFF-Log-100ms-1-1000-100'.I2:'CLASSIC_MNG_OFF-Log-100ms-1-1000-100'.I2 'CLASSIC_MNG_OFF-Log-100ms-1-1000-100'.I11:'CLASSIC_MNG_OFF-Log-100ms-1-1000-100'.I29" chart:label-cell-address="'CLASSIC_MNG_OFF-Log-100ms-1-1000-100'.I1:'CLASSIC_MNG_OFF-Log-100ms-1-1000-100'.I1" chart:class="chart:bar">
            <chart:data-point chart:repeated="2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hroughput Management OFF (reqs/s)</text:p>
                <draw:g>
                  <svg:desc>'CLASSIC_MNG_OFF-Log-100ms-1-1000-100'.I1:'CLASSIC_MNG_OFF-Log-100ms-1-1000-100'.I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CLASSIC_MNG_OFF-Log-100ms-1-1000-100'.A2:'CLASSIC_MNG_OFF-Log-100ms-1-1000-100'.A2 'CLASSIC_MNG_OFF-Log-100ms-1-1000-100'.A11:'CLASSIC_MNG_OFF-Log-100ms-1-1000-100'.A29</svg:desc>
                </draw:g>
              </table:table-cell>
              <table:table-cell office:value-type="float" office:value="8.44124052470751">
                <text:p>8.44124052470751</text:p>
                <draw:g>
                  <svg:desc>'CLASSIC_MNG_OFF-Log-100ms-1-1000-100'.I2:'CLASSIC_MNG_OFF-Log-100ms-1-1000-100'.I2 'CLASSIC_MNG_OFF-Log-100ms-1-1000-100'.I11:'CLASSIC_MNG_OFF-Log-100ms-1-1000-100'.I29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64.8887158523133">
                <text:p>64.8887158523133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00.040516409146">
                <text:p>100.040516409146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20.906313727703">
                <text:p>120.906313727703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29.993792796394">
                <text:p>129.993792796394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35.289804289769">
                <text:p>135.289804289769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135.812976477192">
                <text:p>135.812976477192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135.832917749287">
                <text:p>135.832917749287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137.886815607409">
                <text:p>137.886815607409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139.360089438209">
                <text:p>139.360089438209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40.669728577759">
                <text:p>140.669728577759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146.745801786043">
                <text:p>146.745801786043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148.764051852943">
                <text:p>148.764051852943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148.754875085861">
                <text:p>148.754875085861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148.799678112674">
                <text:p>148.799678112674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148.932605312809">
                <text:p>148.932605312809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148.783839967487">
                <text:p>148.783839967487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149.106455724821">
                <text:p>149.106455724821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148.910193483613">
                <text:p>148.910193483613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149.002436077369">
                <text:p>149.002436077369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Windows_X86_64 LibreOffice_project/8f48d515416608e3a835360314dac7e47fd0b821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9">
      <number:number number:decimal-places="3" loext:min-decimal-places="3" number:min-integer-digits="0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29">
      <style:chart-properties loext:label-stroke-color="#3465a4" chart:link-data-style-to-source="true" chart:data-label-number="value" chart:data-label-text="false" chart:data-label-symbol="false" style:rotation-angle="90"/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129">
      <style:chart-properties chart:link-data-style-to-source="true" chart:data-label-number="value" chart:data-label-text="false" chart:data-label-symbol="false" style:rotation-angle="90"/>
      <style:graphic-properties draw:stroke="none" draw:fill-color="#ff420e"/>
      <style:text-properties fo:font-size="10pt" style:font-size-asian="10pt" style:font-size-complex="10pt"/>
    </style:style>
    <style:style style:name="ch9" style:family="chart" style:data-style-name="N129">
      <style:chart-properties chart:link-data-style-to-source="true" chart:data-label-number="value" chart:data-label-text="false" chart:data-label-symbol="false" style:rotation-angle="90"/>
      <style:graphic-properties draw:stroke="none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bar" chart:style-name="ch1">
        <chart:legend chart:legend-position="end" svg:x="10.586cm" svg:y="3.11cm" style:legend-expansion="high" chart:style-name="ch2"/>
        <chart:plot-area chart:style-name="ch3" table:cell-range-address="'CLASSIC_MNG_OFF-Log-100ms-1-1000-100'.A2:'CLASSIC_MNG_OFF-Log-100ms-1-1000-100'.A11 'CLASSIC_MNG_OFF-Log-100ms-1-1000-100'.F1:'CLASSIC_MNG_OFF-Log-100ms-1-1000-100'.F11 'CLASSIC_MNG_ON-Log-100ms-1-1000-100'.F1:'CLASSIC_MNG_ON-Log-100ms-1-1000-100'.F11 'CLASSIC_MNG_ON_MULTI-Log-100ms-1-1000-100'.F1:'CLASSIC_MNG_ON_MULTI-Log-100ms-1-1000-100'.F11" chart:data-source-has-labels="both" svg:x="0.319cm" svg:y="0.18cm" svg:width="9.948cm" svg:height="8.646cm">
          <chartooo:coordinate-region svg:x="1.126cm" svg:y="0.379cm" svg:width="9.141cm" svg:height="7.8cm"/>
          <chart:axis chart:dimension="x" chart:name="primary-x" chart:style-name="ch4" chartooo:axis-type="auto">
            <chartooo:date-scale/>
            <chart:categories table:cell-range-address="'CLASSIC_MNG_OFF-Log-100ms-1-1000-100'.A2:'CLASSIC_MNG_OFF-Log-100ms-1-1000-100'.A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CLASSIC_MNG_OFF-Log-100ms-1-1000-100'.F2:'CLASSIC_MNG_OFF-Log-100ms-1-1000-100'.F11" chart:label-cell-address="'CLASSIC_MNG_OFF-Log-100ms-1-1000-100'.F1:'CLASSIC_MNG_OFF-Log-100ms-1-1000-100'.F1" chart:class="chart:bar">
            <chart:data-point chart:repeated="10"/>
          </chart:series>
          <chart:series chart:style-name="ch8" chart:values-cell-range-address="'CLASSIC_MNG_ON-Log-100ms-1-1000-100'.F2:'CLASSIC_MNG_ON-Log-100ms-1-1000-100'.F11" chart:label-cell-address="'CLASSIC_MNG_ON-Log-100ms-1-1000-100'.F1:'CLASSIC_MNG_ON-Log-100ms-1-1000-100'.F1" chart:class="chart:bar">
            <chart:data-point chart:repeated="10"/>
          </chart:series>
          <chart:series chart:style-name="ch9" chart:values-cell-range-address="'CLASSIC_MNG_ON_MULTI-Log-100ms-1-1000-100'.F2:'CLASSIC_MNG_ON_MULTI-Log-100ms-1-1000-100'.F11" chart:label-cell-address="'CLASSIC_MNG_ON_MULTI-Log-100ms-1-1000-100'.F1:'CLASSIC_MNG_ON_MULTI-Log-100ms-1-1000-100'.F1" chart:class="chart:bar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sponse Time Average Management OFF (ms)</text:p>
                <draw:g>
                  <svg:desc>'CLASSIC_MNG_OFF-Log-100ms-1-1000-100'.F1:'CLASSIC_MNG_OFF-Log-100ms-1-1000-100'.F1</svg:desc>
                </draw:g>
              </table:table-cell>
              <table:table-cell office:value-type="string">
                <text:p>Response Time Average Management ON (ms)</text:p>
                <draw:g>
                  <svg:desc>'CLASSIC_MNG_ON-Log-100ms-1-1000-100'.F1:'CLASSIC_MNG_ON-Log-100ms-1-1000-100'.F1</svg:desc>
                </draw:g>
              </table:table-cell>
              <table:table-cell office:value-type="string">
                <text:p>Response Time Average Management ON Multicloud (ms)</text:p>
                <draw:g>
                  <svg:desc>'CLASSIC_MNG_ON_MULTI-Log-100ms-1-1000-100'.F1:'CLASSIC_MNG_ON_MULTI-Log-100ms-1-1000-100'.F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CLASSIC_MNG_OFF-Log-100ms-1-1000-100'.A2:'CLASSIC_MNG_OFF-Log-100ms-1-1000-100'.A11</svg:desc>
                </draw:g>
              </table:table-cell>
              <table:table-cell office:value-type="float" office:value="107.671">
                <text:p>107.671</text:p>
                <draw:g>
                  <svg:desc>'CLASSIC_MNG_OFF-Log-100ms-1-1000-100'.F2:'CLASSIC_MNG_OFF-Log-100ms-1-1000-100'.F11</svg:desc>
                </draw:g>
              </table:table-cell>
              <table:table-cell office:value-type="float" office:value="108.017">
                <text:p>108.017</text:p>
                <draw:g>
                  <svg:desc>'CLASSIC_MNG_ON-Log-100ms-1-1000-100'.F2:'CLASSIC_MNG_ON-Log-100ms-1-1000-100'.F11</svg:desc>
                </draw:g>
              </table:table-cell>
              <table:table-cell office:value-type="float" office:value="113.319">
                <text:p>113.319</text:p>
                <draw:g>
                  <svg:desc>'CLASSIC_MNG_ON_MULTI-Log-100ms-1-1000-100'.F2:'CLASSIC_MNG_ON_MULTI-Log-100ms-1-1000-100'.F11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06.183">
                <text:p>106.183</text:p>
              </table:table-cell>
              <table:table-cell office:value-type="float" office:value="106.3325">
                <text:p>106.3325</text:p>
              </table:table-cell>
              <table:table-cell office:value-type="float" office:value="110.8455">
                <text:p>110.8455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10.505333333333">
                <text:p>110.505333333333</text:p>
              </table:table-cell>
              <table:table-cell office:value-type="float" office:value="110.501333333333">
                <text:p>110.501333333333</text:p>
              </table:table-cell>
              <table:table-cell office:value-type="float" office:value="115.742666666667">
                <text:p>115.742666666667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16.1495">
                <text:p>116.1495</text:p>
              </table:table-cell>
              <table:table-cell office:value-type="float" office:value="116.48275">
                <text:p>116.48275</text:p>
              </table:table-cell>
              <table:table-cell office:value-type="float" office:value="119.88425">
                <text:p>119.88425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21.175">
                <text:p>121.175</text:p>
              </table:table-cell>
              <table:table-cell office:value-type="float" office:value="121.0534">
                <text:p>121.0534</text:p>
              </table:table-cell>
              <table:table-cell office:value-type="float" office:value="123.233">
                <text:p>123.233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25.467833333333">
                <text:p>125.467833333333</text:p>
              </table:table-cell>
              <table:table-cell office:value-type="float" office:value="125.509166666667">
                <text:p>125.509166666667</text:p>
              </table:table-cell>
              <table:table-cell office:value-type="float" office:value="124.952666666667">
                <text:p>124.952666666667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30.264714285714">
                <text:p>130.264714285714</text:p>
              </table:table-cell>
              <table:table-cell office:value-type="float" office:value="129.659">
                <text:p>129.659</text:p>
              </table:table-cell>
              <table:table-cell office:value-type="float" office:value="129.189285714286">
                <text:p>129.189285714286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34.309">
                <text:p>134.309</text:p>
              </table:table-cell>
              <table:table-cell office:value-type="float" office:value="134.297875">
                <text:p>134.297875</text:p>
              </table:table-cell>
              <table:table-cell office:value-type="float" office:value="132.0455">
                <text:p>132.0455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38.442333333333">
                <text:p>138.442333333333</text:p>
              </table:table-cell>
              <table:table-cell office:value-type="float" office:value="138.200444444444">
                <text:p>138.200444444444</text:p>
              </table:table-cell>
              <table:table-cell office:value-type="float" office:value="139.542777777778">
                <text:p>139.54277777777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42.1843">
                <text:p>142.1843</text:p>
              </table:table-cell>
              <table:table-cell office:value-type="float" office:value="142.0363">
                <text:p>142.0363</text:p>
              </table:table-cell>
              <table:table-cell office:value-type="float" office:value="144.5799">
                <text:p>144.5799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Windows_X86_64 LibreOffice_project/8f48d515416608e3a835360314dac7e47fd0b821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